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1pt"/>
    </style:style>
    <style:style style:name="co2" style:family="table-column">
      <style:table-column-properties fo:break-before="auto" style:column-width="353.14pt"/>
    </style:style>
    <style:style style:name="co3" style:family="table-column">
      <style:table-column-properties fo:break-before="auto" style:column-width="60.35pt"/>
    </style:style>
    <style:style style:name="co4" style:family="table-column">
      <style:table-column-properties fo:break-before="auto" style:column-width="179.86pt"/>
    </style:style>
    <style:style style:name="co5" style:family="table-column">
      <style:table-column-properties fo:break-before="auto" style:column-width="103.69pt"/>
    </style:style>
    <style:style style:name="co6" style:family="table-column">
      <style:table-column-properties fo:break-before="auto" style:column-width="70.36pt"/>
    </style:style>
    <style:style style:name="co7" style:family="table-column">
      <style:table-column-properties fo:break-before="auto" style:column-width="151.8pt"/>
    </style:style>
    <style:style style:name="co8" style:family="table-column">
      <style:table-column-properties fo:break-before="auto" style:column-width="46.09pt"/>
    </style:style>
    <style:style style:name="co9" style:family="table-column">
      <style:table-column-properties fo:break-before="auto" style:column-width="82.26pt"/>
    </style:style>
    <style:style style:name="co10" style:family="table-column">
      <style:table-column-properties fo:break-before="auto" style:column-width="48.95pt"/>
    </style:style>
    <style:style style:name="co11" style:family="table-column">
      <style:table-column-properties fo:break-before="auto" style:column-width="85.15pt"/>
    </style:style>
    <style:style style:name="co12" style:family="table-column">
      <style:table-column-properties fo:break-before="auto" style:column-width="148.9pt"/>
    </style:style>
    <style:style style:name="co13" style:family="table-column">
      <style:table-column-properties fo:break-before="auto" style:column-width="42.29pt"/>
    </style:style>
    <style:style style:name="co14" style:family="table-column">
      <style:table-column-properties fo:break-before="auto" style:column-width="465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55pt" fo:break-before="auto" style:use-optimal-row-height="true"/>
    </style:style>
    <style:style style:name="ro3" style:family="table-row">
      <style:table-row-properties style:row-height="24.24pt" fo:break-before="auto" style:use-optimal-row-height="true"/>
    </style:style>
    <style:style style:name="ro4" style:family="table-row">
      <style:table-row-properties style:row-height="35.4pt" fo:break-before="auto" style:use-optimal-row-height="true"/>
    </style:style>
    <style:style style:name="ro5" style:family="table-row">
      <style:table-row-properties style:row-height="13.1pt" fo:break-before="auto" style:use-optimal-row-height="tru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eedly_fee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feed_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ed_status</text:p>
          </table:table-cell>
          <table:table-cell office:value-type="string" calcext:value-type="string">
            <text:p>last_checksum</text:p>
          </table:table-cell>
          <table:table-cell office:value-type="string" calcext:value-type="string">
            <text:p>feedly_import_stories</text:p>
          </table:table-cell>
          <table:table-cell office:value-type="string" calcext:value-type="string">
            <text:p>feedly_stories</text:p>
          </table:table-cell>
          <table:table-cell office:value-type="string" calcext:value-type="string">
            <text:p>last_attempted_download_time</text:p>
          </table:table-cell>
          <table:table-cell office:value-type="string" calcext:value-type="string">
            <text:p>feeds_id</text:p>
          </table:table-cell>
          <table:table-cell table:style-name="Default" office:value-type="string" calcext:value-type="string">
            <text:p>feedly_end_date</text:p>
          </table:table-cell>
          <table:table-cell office:value-type="string" calcext:value-type="string">
            <text:p>media_id</text:p>
          </table:table-cell>
          <table:table-cell table:style-name="Default" office:value-type="string" calcext:value-type="string">
            <text:p>feedly_start_date</text:p>
          </table:table-cell>
          <table:table-cell office:value-type="string" calcext:value-type="string">
            <text:p>last_successful_download_time</text:p>
          </table:table-cell>
          <table:table-cell office:value-type="string" calcext:value-type="string">
            <text:p>last_new_story_time</text:p>
          </table:table-cell>
          <table:table-cell office:value-type="string" calcext:value-type="string">
            <text:p>repars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nking News latest RSS headlines - Big News Network.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20b14b9979ef03b338ddfbab4d97d0d</text:p>
          </table:table-cell>
          <table:table-cell office:value-type="float" office:value="67653" calcext:value-type="float">
            <text:p>676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9:25:46.471143-04</text:p>
          </table:table-cell>
          <table:table-cell office:value-type="float" office:value="179399" calcext:value-type="float">
            <text:p>179399</text:p>
          </table:table-cell>
          <table:table-cell office:value-type="string" calcext:value-type="string">
            <text:p>3000-01-01</text:p>
          </table:table-cell>
          <table:table-cell office:value-type="float" office:value="106888" calcext:value-type="float">
            <text:p>10688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3-19 07:19:14-04</text:p>
          </table:table-cell>
          <table:table-cell office:value-type="string" calcext:value-type="string">
            <text:p>2016-03-19 03:47:05.241275-04</text:p>
          </table:table-cell>
          <table:table-cell/>
          <table:table-cell office:value-type="string" calcext:value-type="string">
            <text:p>http://www.bignewsnetwork.com/index.php/nav/rss/2f7c7b2b71fcfcd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Star, Keny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dd1f0eb56aefe862a43a696b399eb8b</text:p>
          </table:table-cell>
          <table:table-cell office:value-type="float" office:value="41928" calcext:value-type="float">
            <text:p>419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8:04:20.530181-04</text:p>
          </table:table-cell>
          <table:table-cell office:value-type="float" office:value="179851" calcext:value-type="float">
            <text:p>179851</text:p>
          </table:table-cell>
          <table:table-cell office:value-type="string" calcext:value-type="string">
            <text:p>3000-01-01</text:p>
          </table:table-cell>
          <table:table-cell office:value-type="float" office:value="106916" calcext:value-type="float">
            <text:p>10691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8:04:52-04</text:p>
          </table:table-cell>
          <table:table-cell office:value-type="string" calcext:value-type="string">
            <text:p>2016-04-06 10:28:58.095001-04</text:p>
          </table:table-cell>
          <table:table-cell/>
          <table:table-cell office:value-type="string" calcext:value-type="string">
            <text:p>http://www.the-star.co.ke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6f30f26024fd177c5212d9babeba71b</text:p>
          </table:table-cell>
          <table:table-cell office:value-type="float" office:value="30123" calcext:value-type="float">
            <text:p>301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3:12:46.276392-04</text:p>
          </table:table-cell>
          <table:table-cell office:value-type="float" office:value="366258" calcext:value-type="float">
            <text:p>366258</text:p>
          </table:table-cell>
          <table:table-cell office:value-type="string" calcext:value-type="string">
            <text:p>3000-01-01</text:p>
          </table:table-cell>
          <table:table-cell office:value-type="float" office:value="58918" calcext:value-type="float">
            <text:p>5891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23:13:09-04</text:p>
          </table:table-cell>
          <table:table-cell office:value-type="string" calcext:value-type="string">
            <text:p>2015-12-23 02:59:10.279609-05</text:p>
          </table:table-cell>
          <table:table-cell/>
          <table:table-cell office:value-type="string" calcext:value-type="string">
            <text:p>http://blog.sme.sk/rss/?vr=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Malay Mail Online | Sport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c4ffb6a403ad4036651aebba44fcc66</text:p>
          </table:table-cell>
          <table:table-cell office:value-type="float" office:value="22394" calcext:value-type="float">
            <text:p>223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4:59:49.504925-04</text:p>
          </table:table-cell>
          <table:table-cell office:value-type="float" office:value="378127" calcext:value-type="float">
            <text:p>378127</text:p>
          </table:table-cell>
          <table:table-cell office:value-type="string" calcext:value-type="string">
            <text:p>3000-01-01</text:p>
          </table:table-cell>
          <table:table-cell office:value-type="float" office:value="60745" calcext:value-type="float">
            <text:p>6074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5:06:11-04</text:p>
          </table:table-cell>
          <table:table-cell office:value-type="string" calcext:value-type="string">
            <text:p>2016-04-05 07:23:38.546172-04</text:p>
          </table:table-cell>
          <table:table-cell/>
          <table:table-cell office:value-type="string" calcext:value-type="string">
            <text:p>http://www.themalaymailonline.com/feed/rss/sport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igma Live New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52a8d4d29bbae67eed7c0a4aa2a301f</text:p>
          </table:table-cell>
          <table:table-cell office:value-type="float" office:value="22314" calcext:value-type="float">
            <text:p>223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82438" calcext:value-type="float">
            <text:p>82438</text:p>
          </table:table-cell>
          <table:table-cell office:value-type="string" calcext:value-type="string">
            <text:p>3000-01-01</text:p>
          </table:table-cell>
          <table:table-cell office:value-type="float" office:value="40946" calcext:value-type="float">
            <text:p>4094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36:31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http://www.sigmalive.com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Газета РБК от 07.04.20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47ea1a31662c13dd099b4adf384038f</text:p>
          </table:table-cell>
          <table:table-cell office:value-type="float" office:value="21751" calcext:value-type="float">
            <text:p>21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388485" calcext:value-type="float">
            <text:p>388485</text:p>
          </table:table-cell>
          <table:table-cell office:value-type="string" calcext:value-type="string">
            <text:p>3000-01-01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9:04:51-04</text:p>
          </table:table-cell>
          <table:table-cell office:value-type="string" calcext:value-type="string">
            <text:p>2016-04-07 03:31:40.348074-04</text:p>
          </table:table-cell>
          <table:table-cell/>
          <table:table-cell office:value-type="string" calcext:value-type="string">
            <text:p>http://static.feed.rbc.ru/rbc/internal/rss.rbc.ru/rbcdaily.ru/last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447f01eadea77c4af4ef318d1489f98</text:p>
          </table:table-cell>
          <table:table-cell office:value-type="float" office:value="21082" calcext:value-type="float">
            <text:p>210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276886" calcext:value-type="float">
            <text:p>276886</text:p>
          </table:table-cell>
          <table:table-cell office:value-type="string" calcext:value-type="string">
            <text:p>3000-01-01</text:p>
          </table:table-cell>
          <table:table-cell office:value-type="float" office:value="68179" calcext:value-type="float">
            <text:p>6817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0:36:52-04</text:p>
          </table:table-cell>
          <table:table-cell office:value-type="string" calcext:value-type="string">
            <text:p>2016-04-07 17:04:14.43813-04</text:p>
          </table:table-cell>
          <table:table-cell/>
          <table:table-cell office:value-type="string" calcext:value-type="string">
            <text:p>http://www.vg247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oa News, News of Goa - Times of Indi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14adbda75c64163d1786ca37406af13</text:p>
          </table:table-cell>
          <table:table-cell office:value-type="float" office:value="19943" calcext:value-type="float">
            <text:p>199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73496" calcext:value-type="float">
            <text:p>373496</text:p>
          </table:table-cell>
          <table:table-cell office:value-type="string" calcext:value-type="string">
            <text:p>3000-01-01</text:p>
          </table:table-cell>
          <table:table-cell office:value-type="float" office:value="91093" calcext:value-type="float">
            <text:p>9109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37:07-04</text:p>
          </table:table-cell>
          <table:table-cell office:value-type="string" calcext:value-type="string">
            <text:p>2016-04-07 15:04:02.902479-04</text:p>
          </table:table-cell>
          <table:table-cell/>
          <table:table-cell office:value-type="string" calcext:value-type="string">
            <text:p>http://timesofindia.indiatimes.com/rssfeeds/3012535.cm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beroquotidiano.it - Libero di sfogliare... Anche OnLin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9fd26b86a4d47b403d256328de3b9c7</text:p>
          </table:table-cell>
          <table:table-cell office:value-type="float" office:value="17043" calcext:value-type="float">
            <text:p>170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30620" calcext:value-type="float">
            <text:p>130620</text:p>
          </table:table-cell>
          <table:table-cell office:value-type="string" calcext:value-type="string">
            <text:p>3000-01-01</text:p>
          </table:table-cell>
          <table:table-cell office:value-type="float" office:value="39809" calcext:value-type="float">
            <text:p>3980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36:22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http://www.liberoquotidiano.it/rss.jsp?sezione=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gió 7 - El més llegi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4f320fefa65dc1263414c2bd907d4ff</text:p>
          </table:table-cell>
          <table:table-cell office:value-type="float" office:value="16608" calcext:value-type="float">
            <text:p>166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74183" calcext:value-type="float">
            <text:p>74183</text:p>
          </table:table-cell>
          <table:table-cell office:value-type="string" calcext:value-type="string">
            <text:p>3000-01-01</text:p>
          </table:table-cell>
          <table:table-cell office:value-type="float" office:value="39633" calcext:value-type="float">
            <text:p>3963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0:35:29-04</text:p>
          </table:table-cell>
          <table:table-cell office:value-type="string" calcext:value-type="string">
            <text:p>2016-04-07 17:04:14.43813-04</text:p>
          </table:table-cell>
          <table:table-cell/>
          <table:table-cell office:value-type="string" calcext:value-type="string">
            <text:p>http://www.regio7.cat/elementosInt/rss/LoMa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20 Minuten | Schweiz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a4e84a5801545e7d16b43a19656b3c8</text:p>
          </table:table-cell>
          <table:table-cell office:value-type="float" office:value="16563" calcext:value-type="float">
            <text:p>165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367403" calcext:value-type="float">
            <text:p>367403</text:p>
          </table:table-cell>
          <table:table-cell office:value-type="string" calcext:value-type="string">
            <text:p>3000-01-01</text:p>
          </table:table-cell>
          <table:table-cell office:value-type="float" office:value="41404" calcext:value-type="float">
            <text:p>4140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5:21:46-04</text:p>
          </table:table-cell>
          <table:table-cell office:value-type="string" calcext:value-type="string">
            <text:p>2016-03-30 09:30:41.335926-04</text:p>
          </table:table-cell>
          <table:table-cell/>
          <table:table-cell office:value-type="string" calcext:value-type="string">
            <text:p>http://www.20min.ch/rss/rss.tmpl?type=channel&amp;get=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GN Articl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265c100fca98392b040c8b8d1097ecf</text:p>
          </table:table-cell>
          <table:table-cell office:value-type="float" office:value="15808" calcext:value-type="float">
            <text:p>158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79761" calcext:value-type="float">
            <text:p>179761</text:p>
          </table:table-cell>
          <table:table-cell office:value-type="string" calcext:value-type="string">
            <text:p>3000-01-01</text:p>
          </table:table-cell>
          <table:table-cell office:value-type="float" office:value="67289" calcext:value-type="float">
            <text:p>6728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36:52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http://feeds.ign.com/ign/article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tocks-Markets-The Economic Tim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31a8c906f21bef43c5b5930d639a7b1</text:p>
          </table:table-cell>
          <table:table-cell office:value-type="float" office:value="15150" calcext:value-type="float">
            <text:p>15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5:10:53.883963-04</text:p>
          </table:table-cell>
          <table:table-cell office:value-type="float" office:value="372398" calcext:value-type="float">
            <text:p>372398</text:p>
          </table:table-cell>
          <table:table-cell office:value-type="string" calcext:value-type="string">
            <text:p>3000-01-01</text:p>
          </table:table-cell>
          <table:table-cell office:value-type="float" office:value="271160" calcext:value-type="float">
            <text:p>27116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15:11:51-04</text:p>
          </table:table-cell>
          <table:table-cell office:value-type="string" calcext:value-type="string">
            <text:p>2016-02-10 12:41:23.17683-05</text:p>
          </table:table-cell>
          <table:table-cell/>
          <table:table-cell office:value-type="string" calcext:value-type="string">
            <text:p>http://economictimes.indiatimes.com/markets/stocks/rssfeeds/2146842.cm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ravel and Tourism News latest RSS headlines - Big News Network.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b7f838f0a782b66a83dfa51178eed43</text:p>
          </table:table-cell>
          <table:table-cell office:value-type="float" office:value="13424" calcext:value-type="float">
            <text:p>134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179665" calcext:value-type="float">
            <text:p>179665</text:p>
          </table:table-cell>
          <table:table-cell office:value-type="string" calcext:value-type="string">
            <text:p>3000-01-01</text:p>
          </table:table-cell>
          <table:table-cell office:value-type="float" office:value="106888" calcext:value-type="float">
            <text:p>10688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3-19 08:20:14-04</text:p>
          </table:table-cell>
          <table:table-cell office:value-type="string" calcext:value-type="string">
            <text:p>2016-03-19 07:47:48.851258-04</text:p>
          </table:table-cell>
          <table:table-cell/>
          <table:table-cell office:value-type="string" calcext:value-type="string">
            <text:p>http://www.bignewsnetwork.com/index.php/nav/rss/26e7946dced8f2b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TL Info - A la Un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8f9bd1b6a5af542b4ac1bdf63f55f52</text:p>
          </table:table-cell>
          <table:table-cell office:value-type="float" office:value="13362" calcext:value-type="float">
            <text:p>133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07561" calcext:value-type="float">
            <text:p>107561</text:p>
          </table:table-cell>
          <table:table-cell office:value-type="string" calcext:value-type="string">
            <text:p>3000-01-01</text:p>
          </table:table-cell>
          <table:table-cell office:value-type="float" office:value="56329" calcext:value-type="float">
            <text:p>5632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06:33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http://feeds.feedburner.com/Rtlinfos-ALaUn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hask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4cc0a3a09a6fd6714d452a5aaefe474</text:p>
          </table:table-cell>
          <table:table-cell office:value-type="float" office:value="12204" calcext:value-type="float">
            <text:p>122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373077" calcext:value-type="float">
            <text:p>373077</text:p>
          </table:table-cell>
          <table:table-cell office:value-type="string" calcext:value-type="string">
            <text:p>3000-01-01</text:p>
          </table:table-cell>
          <table:table-cell office:value-type="float" office:value="219540" calcext:value-type="float">
            <text:p>21954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0:05:08-04</text:p>
          </table:table-cell>
          <table:table-cell office:value-type="string" calcext:value-type="string">
            <text:p>2016-04-07 16:34:10.347803-04</text:p>
          </table:table-cell>
          <table:table-cell/>
          <table:table-cell office:value-type="string" calcext:value-type="string">
            <text:p>http://www.bhaskar.com/rss-feed/3998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أخبار موقع نافذة مصر <text:s text:c="2"/>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3f9a4804cb3c67a506992bc6408d989</text:p>
          </table:table-cell>
          <table:table-cell office:value-type="float" office:value="10907" calcext:value-type="float">
            <text:p>109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73772" calcext:value-type="float">
            <text:p>173772</text:p>
          </table:table-cell>
          <table:table-cell office:value-type="string" calcext:value-type="string">
            <text:p>3000-01-01</text:p>
          </table:table-cell>
          <table:table-cell office:value-type="float" office:value="102633" calcext:value-type="float">
            <text:p>10263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36:09-04</text:p>
          </table:table-cell>
          <table:table-cell office:value-type="string" calcext:value-type="string">
            <text:p>2016-04-07 19:04:33.474507-04</text:p>
          </table:table-cell>
          <table:table-cell/>
          <table:table-cell office:value-type="string" calcext:value-type="string">
            <text:p>http://egyptwindow.net/Rss.aspx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עסקים - nrg.co.il <text:s/>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85bcf1eb0d139ae1535c78551245dfb</text:p>
          </table:table-cell>
          <table:table-cell office:value-type="float" office:value="9506" calcext:value-type="float">
            <text:p>95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3:38:49.974457-04</text:p>
          </table:table-cell>
          <table:table-cell office:value-type="float" office:value="112211" calcext:value-type="float">
            <text:p>112211</text:p>
          </table:table-cell>
          <table:table-cell office:value-type="string" calcext:value-type="string">
            <text:p>3000-01-01</text:p>
          </table:table-cell>
          <table:table-cell office:value-type="float" office:value="59585" calcext:value-type="float">
            <text:p>5958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2-29 07:54:51-05</text:p>
          </table:table-cell>
          <table:table-cell office:value-type="string" calcext:value-type="string">
            <text:p>2015-12-29 07:54:38.068781-05</text:p>
          </table:table-cell>
          <table:table-cell/>
          <table:table-cell office:value-type="string" calcext:value-type="string">
            <text:p>http://www.nrg.co.il/online/RSS/16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<text:s/>R7 - Notícias de Tecnologia e Ciênci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db3f176f7750fb592c4fabda471574c</text:p>
          </table:table-cell>
          <table:table-cell office:value-type="float" office:value="9329" calcext:value-type="float">
            <text:p>93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51620" calcext:value-type="float">
            <text:p>151620</text:p>
          </table:table-cell>
          <table:table-cell office:value-type="string" calcext:value-type="string">
            <text:p>3000-01-01</text:p>
          </table:table-cell>
          <table:table-cell office:value-type="float" office:value="83356" calcext:value-type="float">
            <text:p>8335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05:16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http://www.r7.com//data/rss/tecnologiaCiencia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 KwaZulu-Natal Exten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37c6127b536dfcac32abbb6ce6d0b2e</text:p>
          </table:table-cell>
          <table:table-cell office:value-type="float" office:value="9223" calcext:value-type="float">
            <text:p>92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2:18:05.91098-04</text:p>
          </table:table-cell>
          <table:table-cell office:value-type="float" office:value="365785" calcext:value-type="float">
            <text:p>365785</text:p>
          </table:table-cell>
          <table:table-cell office:value-type="string" calcext:value-type="string">
            <text:p>3000-01-01</text:p>
          </table:table-cell>
          <table:table-cell office:value-type="float" office:value="269281" calcext:value-type="float">
            <text:p>26928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02:18:32-04</text:p>
          </table:table-cell>
          <table:table-cell office:value-type="string" calcext:value-type="string">
            <text:p>2016-02-25 08:48:19.572661-05</text:p>
          </table:table-cell>
          <table:table-cell/>
          <table:table-cell office:value-type="string" calcext:value-type="string">
            <text:p>http://www.iol.co.za/cmlink/news-kwazulu-natal-extended-1.67923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V Box Feed Exten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b69ea82562e465698cd293b7f954856</text:p>
          </table:table-cell>
          <table:table-cell office:value-type="float" office:value="8353" calcext:value-type="float">
            <text:p>83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3:08:45.093942-04</text:p>
          </table:table-cell>
          <table:table-cell office:value-type="float" office:value="362801" calcext:value-type="float">
            <text:p>362801</text:p>
          </table:table-cell>
          <table:table-cell office:value-type="string" calcext:value-type="string">
            <text:p>3000-01-01</text:p>
          </table:table-cell>
          <table:table-cell office:value-type="float" office:value="42228" calcext:value-type="float">
            <text:p>4222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03:08:58-04</text:p>
          </table:table-cell>
          <table:table-cell office:value-type="string" calcext:value-type="string">
            <text:p>2016-02-09 11:57:55.655905-05</text:p>
          </table:table-cell>
          <table:table-cell/>
          <table:table-cell office:value-type="string" calcext:value-type="string">
            <text:p>http://www.iol.co.za/cmlink/tv-box-feed-extended-1.170530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Colleg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c300da1dc07cd982a6cc43ed22850a8</text:p>
          </table:table-cell>
          <table:table-cell office:value-type="float" office:value="8316" calcext:value-type="float">
            <text:p>83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19:07.017383-04</text:p>
          </table:table-cell>
          <table:table-cell office:value-type="float" office:value="350323" calcext:value-type="float">
            <text:p>350323</text:p>
          </table:table-cell>
          <table:table-cell office:value-type="string" calcext:value-type="string">
            <text:p>3000-01-01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2-03 11:03:27-05</text:p>
          </table:table-cell>
          <table:table-cell office:value-type="string" calcext:value-type="string">
            <text:p>2015-12-03 10:31:02.950423-05</text:p>
          </table:table-cell>
          <table:table-cell/>
          <table:table-cell office:value-type="string" calcext:value-type="string">
            <text:p>http://www.dallasnews.com/sports/college-sport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ood Dea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5fcc7bea32baada54f3ea92e74ef1d2</text:p>
          </table:table-cell>
          <table:table-cell office:value-type="float" office:value="6898" calcext:value-type="float">
            <text:p>68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3:52:16.320611-04</text:p>
          </table:table-cell>
          <table:table-cell office:value-type="float" office:value="375599" calcext:value-type="float">
            <text:p>375599</text:p>
          </table:table-cell>
          <table:table-cell office:value-type="string" calcext:value-type="string">
            <text:p>3000-01-01</text:p>
          </table:table-cell>
          <table:table-cell office:value-type="float" office:value="24725" calcext:value-type="float">
            <text:p>2472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23:52:56-04</text:p>
          </table:table-cell>
          <table:table-cell office:value-type="string" calcext:value-type="string">
            <text:p>2016-02-26 19:53:55.289211-05</text:p>
          </table:table-cell>
          <table:table-cell/>
          <table:table-cell office:value-type="string" calcext:value-type="string">
            <text:p>http://impact.al.com/shopping/atom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lo RS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6ca9a3888ee5618fed636b8cb4d3f0e</text:p>
          </table:table-cell>
          <table:table-cell office:value-type="float" office:value="6823" calcext:value-type="float">
            <text:p>68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83556" calcext:value-type="float">
            <text:p>83556</text:p>
          </table:table-cell>
          <table:table-cell office:value-type="string" calcext:value-type="string">
            <text:p>3000-01-01</text:p>
          </table:table-cell>
          <table:table-cell office:value-type="float" office:value="41114" calcext:value-type="float">
            <text:p>4111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36:26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http://www.delo.si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Ranger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24234987bab52de0293ef18be366f9f</text:p>
          </table:table-cell>
          <table:table-cell office:value-type="float" office:value="6520" calcext:value-type="float">
            <text:p>65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3:18:08.181371-04</text:p>
          </table:table-cell>
          <table:table-cell office:value-type="float" office:value="351520" calcext:value-type="float">
            <text:p>351520</text:p>
          </table:table-cell>
          <table:table-cell office:value-type="string" calcext:value-type="string">
            <text:p>3000-01-01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2-03 09:32:06-05</text:p>
          </table:table-cell>
          <table:table-cell office:value-type="string" calcext:value-type="string">
            <text:p>2015-12-03 06:00:49.672861-05</text:p>
          </table:table-cell>
          <table:table-cell/>
          <table:table-cell office:value-type="string" calcext:value-type="string">
            <text:p>http://www.dallasnews.com/sports/texas-ranger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SOnline.com Busines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51344960132b1d390065947d9add9a1</text:p>
          </table:table-cell>
          <table:table-cell office:value-type="float" office:value="6508" calcext:value-type="float">
            <text:p>65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9:24:05.513983-04</text:p>
          </table:table-cell>
          <table:table-cell office:value-type="float" office:value="346845" calcext:value-type="float">
            <text:p>346845</text:p>
          </table:table-cell>
          <table:table-cell office:value-type="string" calcext:value-type="string">
            <text:p>3000-01-0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9:26:15-04</text:p>
          </table:table-cell>
          <table:table-cell office:value-type="string" calcext:value-type="string">
            <text:p>2016-04-02 17:41:30.927823-04</text:p>
          </table:table-cell>
          <table:table-cell/>
          <table:table-cell office:value-type="string" calcext:value-type="string">
            <text:p>http://www.jsonline.com/rss?c=y&amp;path=%2Fbusine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ealth News | Wellness | Diet And Fitness | Disorders Cure | Nutritio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0de8e5f7a1f3c69833cf83360e63019</text:p>
          </table:table-cell>
          <table:table-cell office:value-type="float" office:value="4299" calcext:value-type="float">
            <text:p>42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1:31:20.355431-04</text:p>
          </table:table-cell>
          <table:table-cell office:value-type="float" office:value="378457" calcext:value-type="float">
            <text:p>378457</text:p>
          </table:table-cell>
          <table:table-cell office:value-type="string" calcext:value-type="string">
            <text:p>3000-01-01</text:p>
          </table:table-cell>
          <table:table-cell office:value-type="float" office:value="244645" calcext:value-type="float">
            <text:p>24464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1:32:06-04</text:p>
          </table:table-cell>
          <table:table-cell office:value-type="string" calcext:value-type="string">
            <text:p>2016-03-20 10:52:52.251648-04</text:p>
          </table:table-cell>
          <table:table-cell/>
          <table:table-cell office:value-type="string" calcext:value-type="string">
            <text:p>http://www.boldsky.com/rss/boldsky-health-fb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NN.com Recently Published/Updat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724a1950f101ca7aa1fe0a571478114</text:p>
          </table:table-cell>
          <table:table-cell office:value-type="float" office:value="4272" calcext:value-type="float">
            <text:p>42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7684" calcext:value-type="float">
            <text:p>7684</text:p>
          </table:table-cell>
          <table:table-cell office:value-type="string" calcext:value-type="string">
            <text:p>3000-01-01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05:55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http://rss.cnn.com/rss/cnn_latest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High Schoo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46fac8fceee7ffc22184e470f850d94</text:p>
          </table:table-cell>
          <table:table-cell office:value-type="float" office:value="4233" calcext:value-type="float">
            <text:p>42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0:30:39.279132-04</text:p>
          </table:table-cell>
          <table:table-cell office:value-type="float" office:value="350956" calcext:value-type="float">
            <text:p>350956</text:p>
          </table:table-cell>
          <table:table-cell office:value-type="string" calcext:value-type="string">
            <text:p>3000-01-01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1-01 06:15:16-05</text:p>
          </table:table-cell>
          <table:table-cell office:value-type="string" calcext:value-type="string">
            <text:p>2015-10-31 23:43:02.088344-04</text:p>
          </table:table-cell>
          <table:table-cell/>
          <table:table-cell office:value-type="string" calcext:value-type="string">
            <text:p>http://www.dallasnews.com/sports/high-school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hoenix - Politic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be8e81960ee628d7a9e0b31f25917c1</text:p>
          </table:table-cell>
          <table:table-cell office:value-type="float" office:value="3784" calcext:value-type="float">
            <text:p>37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55974" calcext:value-type="float">
            <text:p>355974</text:p>
          </table:table-cell>
          <table:table-cell office:value-type="string" calcext:value-type="string">
            <text:p>3000-01-01</text:p>
          </table:table-cell>
          <table:table-cell office:value-type="float" office:value="25128" calcext:value-type="float">
            <text:p>2512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35:39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http://rssfeeds.azcentral.com/phoenix/politic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ilkandCooki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76e34e892e2db2c4dae75470549c3be</text:p>
          </table:table-cell>
          <table:table-cell office:value-type="float" office:value="3482" calcext:value-type="float">
            <text:p>34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0:00:40.476876-04</text:p>
          </table:table-cell>
          <table:table-cell office:value-type="float" office:value="347617" calcext:value-type="float">
            <text:p>347617</text:p>
          </table:table-cell>
          <table:table-cell office:value-type="string" calcext:value-type="string">
            <text:p>3000-01-0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20:03:41-04</text:p>
          </table:table-cell>
          <table:table-cell office:value-type="string" calcext:value-type="string">
            <text:p>2016-04-05 12:24:48.233071-04</text:p>
          </table:table-cell>
          <table:table-cell/>
          <table:table-cell office:value-type="string" calcext:value-type="string">
            <text:p>http://feeds.feedburner.com/milkandcookie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est Linn Tiding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2043a110b90f9b2f1eca59b585f0000</text:p>
          </table:table-cell>
          <table:table-cell office:value-type="float" office:value="3431" calcext:value-type="float">
            <text:p>34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49184" calcext:value-type="float">
            <text:p>349184</text:p>
          </table:table-cell>
          <table:table-cell office:value-type="string" calcext:value-type="string">
            <text:p>3000-01-01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37:49-04</text:p>
          </table:table-cell>
          <table:table-cell office:value-type="string" calcext:value-type="string">
            <text:p>2016-04-07 21:04:58.067331-04</text:p>
          </table:table-cell>
          <table:table-cell/>
          <table:table-cell office:value-type="string" calcext:value-type="string">
            <text:p>http://www.pamplinmedia.com/component/obrss/west-linn-tiding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HNED.cz - Blog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04c5ff2e4e6f5c2a085f0117642add3</text:p>
          </table:table-cell>
          <table:table-cell office:value-type="float" office:value="3012" calcext:value-type="float">
            <text:p>3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04:02.902479-04</text:p>
          </table:table-cell>
          <table:table-cell office:value-type="float" office:value="381241" calcext:value-type="float">
            <text:p>381241</text:p>
          </table:table-cell>
          <table:table-cell office:value-type="string" calcext:value-type="string">
            <text:p>3000-01-01</text:p>
          </table:table-cell>
          <table:table-cell office:value-type="float" office:value="40556" calcext:value-type="float">
            <text:p>4055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5:05:43-04</text:p>
          </table:table-cell>
          <table:table-cell office:value-type="string" calcext:value-type="string">
            <text:p>2016-04-07 07:32:20.111225-04</text:p>
          </table:table-cell>
          <table:table-cell/>
          <table:table-cell office:value-type="string" calcext:value-type="string">
            <text:p>http://blog.ihned.cz/?m=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 Soleil - Les région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26bf24427a8cca9e9f0896345635124</text:p>
          </table:table-cell>
          <table:table-cell office:value-type="float" office:value="2799" calcext:value-type="float">
            <text:p>27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8:58:32.51741-04</text:p>
          </table:table-cell>
          <table:table-cell office:value-type="float" office:value="363570" calcext:value-type="float">
            <text:p>363570</text:p>
          </table:table-cell>
          <table:table-cell office:value-type="string" calcext:value-type="string">
            <text:p>3000-01-01</text:p>
          </table:table-cell>
          <table:table-cell office:value-type="float" office:value="60747" calcext:value-type="float">
            <text:p>6074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9:03:02-04</text:p>
          </table:table-cell>
          <table:table-cell office:value-type="string" calcext:value-type="string">
            <text:p>2016-04-03 17:16:27.540998-04</text:p>
          </table:table-cell>
          <table:table-cell/>
          <table:table-cell office:value-type="string" calcext:value-type="string">
            <text:p>http://www.lapresse.ca/rss/593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20 Minuten Online - Wett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8b43d82f197c849a50e35f762ffb89a</text:p>
          </table:table-cell>
          <table:table-cell office:value-type="float" office:value="2777" calcext:value-type="float">
            <text:p>27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67411" calcext:value-type="float">
            <text:p>367411</text:p>
          </table:table-cell>
          <table:table-cell office:value-type="string" calcext:value-type="string">
            <text:p>3000-01-01</text:p>
          </table:table-cell>
          <table:table-cell office:value-type="float" office:value="41404" calcext:value-type="float">
            <text:p>4140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35:49-04</text:p>
          </table:table-cell>
          <table:table-cell office:value-type="string" calcext:value-type="string">
            <text:p>2016-04-07 15:04:02.902479-04</text:p>
          </table:table-cell>
          <table:table-cell/>
          <table:table-cell office:value-type="string" calcext:value-type="string">
            <text:p>http://www.20min.ch/rss/videopodcast.tmpl?cid=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itizen-times.com - Sport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1d8cd98f00b204e9800998ecf8427e</text:p>
          </table:table-cell>
          <table:table-cell office:value-type="float" office:value="2447" calcext:value-type="float">
            <text:p>24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52:45.373133-04</text:p>
          </table:table-cell>
          <table:table-cell office:value-type="float" office:value="349470" calcext:value-type="float">
            <text:p>349470</text:p>
          </table:table-cell>
          <table:table-cell office:value-type="string" calcext:value-type="string">
            <text:p>3000-01-01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1-25 21:53:15-05</text:p>
          </table:table-cell>
          <table:table-cell table:number-columns-repeated="2"/>
          <table:table-cell office:value-type="string" calcext:value-type="string">
            <text:p>http://www.citizen-times.com/rss/sport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pinion Blo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bcf2e1ce05845242162da57c2bc69d6</text:p>
          </table:table-cell>
          <table:table-cell office:value-type="float" office:value="2397" calcext:value-type="float">
            <text:p>23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2:21:57.825523-04</text:p>
          </table:table-cell>
          <table:table-cell office:value-type="float" office:value="350205" calcext:value-type="float">
            <text:p>350205</text:p>
          </table:table-cell>
          <table:table-cell office:value-type="string" calcext:value-type="string">
            <text:p>3000-01-01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22:22:16-04</text:p>
          </table:table-cell>
          <table:table-cell office:value-type="string" calcext:value-type="string">
            <text:p>2016-03-30 18:32:00.802653-04</text:p>
          </table:table-cell>
          <table:table-cell/>
          <table:table-cell office:value-type="string" calcext:value-type="string">
            <text:p>http://dallasmorningviewsblog.dallasnew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Texas Longhorn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29c78ede001f636f197ebd4f74360a9</text:p>
          </table:table-cell>
          <table:table-cell office:value-type="float" office:value="2326" calcext:value-type="float">
            <text:p>23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2:47:32.223873-04</text:p>
          </table:table-cell>
          <table:table-cell office:value-type="float" office:value="354009" calcext:value-type="float">
            <text:p>354009</text:p>
          </table:table-cell>
          <table:table-cell office:value-type="string" calcext:value-type="string">
            <text:p>3000-01-01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2-03 09:03:23-05</text:p>
          </table:table-cell>
          <table:table-cell office:value-type="string" calcext:value-type="string">
            <text:p>2015-12-03 01:29:54.799579-05</text:p>
          </table:table-cell>
          <table:table-cell/>
          <table:table-cell office:value-type="string" calcext:value-type="string">
            <text:p>http://www.dallasnews.com/sports/college-sports/texas-longhorn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litics and Society Headlines from Bosnia and Herzegovin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b9e62344e9abd6f03174ac3718e515c</text:p>
          </table:table-cell>
          <table:table-cell office:value-type="float" office:value="2255" calcext:value-type="float">
            <text:p>2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4:38:59.338701-04</text:p>
          </table:table-cell>
          <table:table-cell office:value-type="float" office:value="375436" calcext:value-type="float">
            <text:p>375436</text:p>
          </table:table-cell>
          <table:table-cell office:value-type="string" calcext:value-type="string">
            <text:p>3000-01-01</text:p>
          </table:table-cell>
          <table:table-cell office:value-type="float" office:value="39497" calcext:value-type="float">
            <text:p>3949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04:39:29-04</text:p>
          </table:table-cell>
          <table:table-cell office:value-type="string" calcext:value-type="string">
            <text:p>2016-03-08 12:39:14.897635-05</text:p>
          </table:table-cell>
          <table:table-cell/>
          <table:table-cell office:value-type="string" calcext:value-type="string">
            <text:p>http://www.balkaninsight.com/en/rss/bosnia-and-herzegovina-politics-and-society-all-lates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rtalCT.com.br - O nosso lado é o seu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a14908e6c6a77f7c415f77822e4e07a</text:p>
          </table:table-cell>
          <table:table-cell office:value-type="float" office:value="2036" calcext:value-type="float">
            <text:p>20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66095" calcext:value-type="float">
            <text:p>366095</text:p>
          </table:table-cell>
          <table:table-cell office:value-type="string" calcext:value-type="string">
            <text:p>3000-01-01</text:p>
          </table:table-cell>
          <table:table-cell office:value-type="float" office:value="83672" calcext:value-type="float">
            <text:p>8367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36:43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http://www.clebertoledo.com.br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2.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d6a70d46c830dcba65ffaa1f4760ed6</text:p>
          </table:table-cell>
          <table:table-cell office:value-type="float" office:value="1877" calcext:value-type="float">
            <text:p>18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52407" calcext:value-type="float">
            <text:p>152407</text:p>
          </table:table-cell>
          <table:table-cell office:value-type="string" calcext:value-type="string">
            <text:p>3000-01-01</text:p>
          </table:table-cell>
          <table:table-cell office:value-type="float" office:value="83428" calcext:value-type="float">
            <text:p>8342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35:33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http://feeds.feedburner.com/noticias-do-corinthian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Arts &amp; Lif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22f46cb266a0375bb5f68e088b27483</text:p>
          </table:table-cell>
          <table:table-cell office:value-type="float" office:value="1845" calcext:value-type="float">
            <text:p>18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04:58.067331-04</text:p>
          </table:table-cell>
          <table:table-cell office:value-type="float" office:value="351352" calcext:value-type="float">
            <text:p>351352</text:p>
          </table:table-cell>
          <table:table-cell office:value-type="string" calcext:value-type="string">
            <text:p>3000-01-01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05:29-04</text:p>
          </table:table-cell>
          <table:table-cell office:value-type="string" calcext:value-type="string">
            <text:p>2016-04-06 13:29:28.921628-04</text:p>
          </table:table-cell>
          <table:table-cell/>
          <table:table-cell office:value-type="string" calcext:value-type="string">
            <text:p>http://www.dallasnews.com/lifestyle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Footbal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19098b2cf9e258d5603e771e5667903</text:p>
          </table:table-cell>
          <table:table-cell office:value-type="float" office:value="1762" calcext:value-type="float">
            <text:p>17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0786" calcext:value-type="float">
            <text:p>350786</text:p>
          </table:table-cell>
          <table:table-cell office:value-type="string" calcext:value-type="string">
            <text:p>3000-01-01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0-27 20:07:05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http://www.dallasnews.com/sports/high-schools/football-new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line Reporter/news from www.heritage.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1d8cd98f00b204e9800998ecf8427e</text:p>
          </table:table-cell>
          <table:table-cell office:value-type="float" office:value="1637" calcext:value-type="float">
            <text:p>16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52:45.373133-04</text:p>
          </table:table-cell>
          <table:table-cell office:value-type="float" office:value="355219" calcext:value-type="float">
            <text:p>355219</text:p>
          </table:table-cell>
          <table:table-cell office:value-type="string" calcext:value-type="string">
            <text:p>3000-01-01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1-25 21:53:27-05</text:p>
          </table:table-cell>
          <table:table-cell table:number-columns-repeated="2"/>
          <table:table-cell office:value-type="string" calcext:value-type="string">
            <text:p>http://www.heritage.com/?rss=saline_reporter/new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ппозиционный журнал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0c0a001dff5e466735aee80efa84770</text:p>
          </table:table-cell>
          <table:table-cell office:value-type="float" office:value="1571" calcext:value-type="float">
            <text:p>15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5286" calcext:value-type="float">
            <text:p>35286</text:p>
          </table:table-cell>
          <table:table-cell office:value-type="string" calcext:value-type="string">
            <text:p>3000-01-01</text:p>
          </table:table-cell>
          <table:table-cell office:value-type="float" office:value="14025" calcext:value-type="float">
            <text:p>1402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41:45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http://community.livejournal.com/ru_opposition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rankfurter Rundschau Politi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fb6e223086614daa01c285554ba2aa1</text:p>
          </table:table-cell>
          <table:table-cell office:value-type="float" office:value="1563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76626" calcext:value-type="float">
            <text:p>76626</text:p>
          </table:table-cell>
          <table:table-cell office:value-type="string" calcext:value-type="string">
            <text:p>3000-01-01</text:p>
          </table:table-cell>
          <table:table-cell office:value-type="float" office:value="39983" calcext:value-type="float">
            <text:p>3998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36:31-04</text:p>
          </table:table-cell>
          <table:table-cell office:value-type="string" calcext:value-type="string">
            <text:p>2016-04-05 06:53:39.767699-04</text:p>
          </table:table-cell>
          <table:table-cell/>
          <table:table-cell office:value-type="string" calcext:value-type="string">
            <text:p>http://www.fr-online.de/politik/-/1472596/1472596/-/view/asFeed/-/index.xml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خبرگزاری باشگاه خبرنگاران | آخرین اخبار ایران و جهان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16ecf140610168001eba46112735a62</text:p>
          </table:table-cell>
          <table:table-cell office:value-type="float" office:value="1549" calcext:value-type="float">
            <text:p>15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1:47:15.596318-04</text:p>
          </table:table-cell>
          <table:table-cell office:value-type="float" office:value="79970" calcext:value-type="float">
            <text:p>79970</text:p>
          </table:table-cell>
          <table:table-cell office:value-type="string" calcext:value-type="string">
            <text:p>3000-01-01</text:p>
          </table:table-cell>
          <table:table-cell office:value-type="float" office:value="40600" calcext:value-type="float">
            <text:p>4060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21:47:25-04</text:p>
          </table:table-cell>
          <table:table-cell office:value-type="string" calcext:value-type="string">
            <text:p>2016-03-29 14:57:05.568353-04</text:p>
          </table:table-cell>
          <table:table-cell/>
          <table:table-cell office:value-type="string" calcext:value-type="string">
            <text:p>http://www.yjc.ir/fa/rss/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2.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58eea373f8700202a1bc3b93c880dbd</text:p>
          </table:table-cell>
          <table:table-cell office:value-type="float" office:value="1548" calcext:value-type="float">
            <text:p>15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53295" calcext:value-type="float">
            <text:p>153295</text:p>
          </table:table-cell>
          <table:table-cell office:value-type="string" calcext:value-type="string">
            <text:p>3000-01-01</text:p>
          </table:table-cell>
          <table:table-cell office:value-type="float" office:value="83835" calcext:value-type="float">
            <text:p>8383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36:50-04</text:p>
          </table:table-cell>
          <table:table-cell office:value-type="string" calcext:value-type="string">
            <text:p>2016-04-07 21:04:58.067331-04</text:p>
          </table:table-cell>
          <table:table-cell/>
          <table:table-cell office:value-type="string" calcext:value-type="string">
            <text:p>http://ucho.info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десский портал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a4845155b0fb3fdb6acf90b53f0df18</text:p>
          </table:table-cell>
          <table:table-cell office:value-type="float" office:value="1531" calcext:value-type="float">
            <text:p>15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8:34:23.937362-04</text:p>
          </table:table-cell>
          <table:table-cell office:value-type="float" office:value="74611" calcext:value-type="float">
            <text:p>74611</text:p>
          </table:table-cell>
          <table:table-cell office:value-type="string" calcext:value-type="string">
            <text:p>3000-01-01</text:p>
          </table:table-cell>
          <table:table-cell office:value-type="float" office:value="39752" calcext:value-type="float">
            <text:p>3975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8:35:40-04</text:p>
          </table:table-cell>
          <table:table-cell office:value-type="string" calcext:value-type="string">
            <text:p>2016-04-07 11:03:12.168147-04</text:p>
          </table:table-cell>
          <table:table-cell/>
          <table:table-cell office:value-type="string" calcext:value-type="string">
            <text:p>http://odessa.comments.ua/export/rss_odessa_ru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avericks Blo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1fc16c7d976986457c372baafbbd061</text:p>
          </table:table-cell>
          <table:table-cell office:value-type="float" office:value="1511" calcext:value-type="float">
            <text:p>15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0277" calcext:value-type="float">
            <text:p>350277</text:p>
          </table:table-cell>
          <table:table-cell office:value-type="string" calcext:value-type="string">
            <text:p>3000-01-01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1-27 12:03:56-05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http://mavsblog.dallasnew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NOnline.com.br - O Jornal Eletronico do Norte do Parana.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dcc0dac75bb0ad5a8be7e179329f5f8</text:p>
          </table:table-cell>
          <table:table-cell office:value-type="float" office:value="1510" calcext:value-type="float">
            <text:p>15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2:12:37.866274-04</text:p>
          </table:table-cell>
          <table:table-cell office:value-type="float" office:value="153603" calcext:value-type="float">
            <text:p>153603</text:p>
          </table:table-cell>
          <table:table-cell office:value-type="string" calcext:value-type="string">
            <text:p>3000-01-01</text:p>
          </table:table-cell>
          <table:table-cell office:value-type="float" office:value="84014" calcext:value-type="float">
            <text:p>8401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3-25 01:10:38.893388-04</text:p>
          </table:table-cell>
          <table:table-cell office:value-type="string" calcext:value-type="string">
            <text:p>2015-03-24 17:38:11.182688-04</text:p>
          </table:table-cell>
          <table:table-cell/>
          <table:table-cell office:value-type="string" calcext:value-type="string">
            <text:p>http://tnonline.com.br/noticias/regiao/apucarana/index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ampabay.com RSS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eaa0e81146a9f42a946c7aab47fd30b</text:p>
          </table:table-cell>
          <table:table-cell office:value-type="float" office:value="1392" calcext:value-type="float">
            <text:p>13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7:32:20.111225-04</text:p>
          </table:table-cell>
          <table:table-cell office:value-type="float" office:value="356858" calcext:value-type="float">
            <text:p>356858</text:p>
          </table:table-cell>
          <table:table-cell office:value-type="string" calcext:value-type="string">
            <text:p>3000-01-01</text:p>
          </table:table-cell>
          <table:table-cell office:value-type="float" office:value="207921" calcext:value-type="float">
            <text:p>20792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7:34:31-04</text:p>
          </table:table-cell>
          <table:table-cell office:value-type="string" calcext:value-type="string">
            <text:p>2016-04-06 16:00:02.165287-04</text:p>
          </table:table-cell>
          <table:table-cell/>
          <table:table-cell office:value-type="string" calcext:value-type="string">
            <text:p>http://www.tampabay.com/feeds/rss/blogs/juice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ltimas entradas de: Restaurant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3e93984fa0c99046b9ce0e2f6596f6f</text:p>
          </table:table-cell>
          <table:table-cell office:value-type="float" office:value="1390" calcext:value-type="float">
            <text:p>13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2:24:48.233071-04</text:p>
          </table:table-cell>
          <table:table-cell office:value-type="float" office:value="314833" calcext:value-type="float">
            <text:p>314833</text:p>
          </table:table-cell>
          <table:table-cell office:value-type="string" calcext:value-type="string">
            <text:p>3000-01-01</text:p>
          </table:table-cell>
          <table:table-cell office:value-type="float" office:value="239267" calcext:value-type="float">
            <text:p>23926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12:25:07-04</text:p>
          </table:table-cell>
          <table:table-cell office:value-type="string" calcext:value-type="string">
            <text:p>2016-04-02 20:42:14.576488-04</text:p>
          </table:table-cell>
          <table:table-cell/>
          <table:table-cell office:value-type="string" calcext:value-type="string">
            <text:p>http://feeds2.feedburner.com/chilango/restaurante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Últimas do Omelete - Gam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6a77c0a2d4b69c629de6c0414b64d4b</text:p>
          </table:table-cell>
          <table:table-cell office:value-type="float" office:value="1284" calcext:value-type="float">
            <text:p>1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04:58.067331-04</text:p>
          </table:table-cell>
          <table:table-cell office:value-type="float" office:value="153949" calcext:value-type="float">
            <text:p>153949</text:p>
          </table:table-cell>
          <table:table-cell office:value-type="string" calcext:value-type="string">
            <text:p>3000-01-01</text:p>
          </table:table-cell>
          <table:table-cell office:value-type="float" office:value="84243" calcext:value-type="float">
            <text:p>8424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05:49-04</text:p>
          </table:table-cell>
          <table:table-cell office:value-type="string" calcext:value-type="string">
            <text:p>2016-04-07 17:34:20.482058-04</text:p>
          </table:table-cell>
          <table:table-cell/>
          <table:table-cell office:value-type="string" calcext:value-type="string">
            <text:p>http://omelete.uol.com.br/feeds/games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#FeedArt Networ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f66e403f04bae14f656e317821a9449</text:p>
          </table:table-cell>
          <table:table-cell office:value-type="float" office:value="1159" calcext:value-type="float">
            <text:p>11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6:23:35.760611-04</text:p>
          </table:table-cell>
          <table:table-cell office:value-type="float" office:value="175033" calcext:value-type="float">
            <text:p>175033</text:p>
          </table:table-cell>
          <table:table-cell office:value-type="string" calcext:value-type="string">
            <text:p>3000-01-01</text:p>
          </table:table-cell>
          <table:table-cell office:value-type="float" office:value="102868" calcext:value-type="float">
            <text:p>10286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6:26:17-04</text:p>
          </table:table-cell>
          <table:table-cell office:value-type="string" calcext:value-type="string">
            <text:p>2016-03-25 14:11:37.500792-04</text:p>
          </table:table-cell>
          <table:table-cell/>
          <table:table-cell office:value-type="string" calcext:value-type="string">
            <text:p>http://dangerouslee.biz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rognews RSS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a53201afa1dfcc8a26a39ec016a2fd2</text:p>
          </table:table-cell>
          <table:table-cell office:value-type="float" office:value="1145" calcext:value-type="float">
            <text:p>11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33154" calcext:value-type="float">
            <text:p>133154</text:p>
          </table:table-cell>
          <table:table-cell office:value-type="string" calcext:value-type="string">
            <text:p>3000-01-01</text:p>
          </table:table-cell>
          <table:table-cell office:value-type="float" office:value="41681" calcext:value-type="float">
            <text:p>4168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35:53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http://rss.frognews.bg/0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p Stories -- Boston.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371f521519913f3c59d21c9f04ba798</text:p>
          </table:table-cell>
          <table:table-cell office:value-type="float" office:value="1116" calcext:value-type="float">
            <text:p>11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2:22:50.881657-04</text:p>
          </table:table-cell>
          <table:table-cell office:value-type="float" office:value="115735" calcext:value-type="float">
            <text:p>115735</text:p>
          </table:table-cell>
          <table:table-cell office:value-type="string" calcext:value-type="string">
            <text:p>3000-01-01</text:p>
          </table:table-cell>
          <table:table-cell office:value-type="float" office:value="61947" calcext:value-type="float">
            <text:p>6194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2:25:04-04</text:p>
          </table:table-cell>
          <table:table-cell office:value-type="string" calcext:value-type="string">
            <text:p>2015-01-15 17:32:49.453868-05</text:p>
          </table:table-cell>
          <table:table-cell/>
          <table:table-cell office:value-type="string" calcext:value-type="string">
            <text:p>http://syndication.boston.com/topstorie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s Moines - Editoria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d07696afe4397e003b0940203ee1b51</text:p>
          </table:table-cell>
          <table:table-cell office:value-type="float" office:value="1114" calcext:value-type="float">
            <text:p>11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9:49:44.823794-04</text:p>
          </table:table-cell>
          <table:table-cell office:value-type="float" office:value="369767" calcext:value-type="float">
            <text:p>369767</text:p>
          </table:table-cell>
          <table:table-cell office:value-type="string" calcext:value-type="string">
            <text:p>3000-01-01</text:p>
          </table:table-cell>
          <table:table-cell office:value-type="float" office:value="18170" calcext:value-type="float">
            <text:p>1817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9:51:00-04</text:p>
          </table:table-cell>
          <table:table-cell office:value-type="string" calcext:value-type="string">
            <text:p>2016-02-29 23:29:31.394282-05</text:p>
          </table:table-cell>
          <table:table-cell/>
          <table:table-cell office:value-type="string" calcext:value-type="string">
            <text:p>http://rssfeeds.desmoinesregister.com/desmoines/editorial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Trave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c03b6842d64d1a2d2dcfe688b463013</text:p>
          </table:table-cell>
          <table:table-cell office:value-type="float" office:value="1067" calcext:value-type="float">
            <text:p>10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2:20:03.344068-04</text:p>
          </table:table-cell>
          <table:table-cell office:value-type="float" office:value="352115" calcext:value-type="float">
            <text:p>352115</text:p>
          </table:table-cell>
          <table:table-cell office:value-type="string" calcext:value-type="string">
            <text:p>3000-01-01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2:20:27-04</text:p>
          </table:table-cell>
          <table:table-cell office:value-type="string" calcext:value-type="string">
            <text:p>2016-03-10 22:49:45.575673-05</text:p>
          </table:table-cell>
          <table:table-cell/>
          <table:table-cell office:value-type="string" calcext:value-type="string">
            <text:p>http://www.dallasnews.com/lifestyles/travel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772cb35e535bac0ef4d1c65dc24a756</text:p>
          </table:table-cell>
          <table:table-cell office:value-type="float" office:value="938" calcext:value-type="float">
            <text:p>9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1:31:20.355431-04</text:p>
          </table:table-cell>
          <table:table-cell office:value-type="float" office:value="130778" calcext:value-type="float">
            <text:p>130778</text:p>
          </table:table-cell>
          <table:table-cell office:value-type="string" calcext:value-type="string">
            <text:p>3000-01-01</text:p>
          </table:table-cell>
          <table:table-cell office:value-type="float" office:value="39881" calcext:value-type="float">
            <text:p>3988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1:34:10-04</text:p>
          </table:table-cell>
          <table:table-cell office:value-type="string" calcext:value-type="string">
            <text:p>2016-03-06 08:28:00.176051-05</text:p>
          </table:table-cell>
          <table:table-cell/>
          <table:table-cell office:value-type="string" calcext:value-type="string">
            <text:p>http://www.roozonline.com/index.php?id=107&amp;type=10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aranasho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99b054db8e96f1a1e588f39076a9bcf</text:p>
          </table:table-cell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56:10.339177-04</text:p>
          </table:table-cell>
          <table:table-cell office:value-type="float" office:value="154195" calcext:value-type="float">
            <text:p>154195</text:p>
          </table:table-cell>
          <table:table-cell office:value-type="string" calcext:value-type="string">
            <text:p>3000-01-01</text:p>
          </table:table-cell>
          <table:table-cell office:value-type="float" office:value="84448" calcext:value-type="float">
            <text:p>8444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8-11 12:02:55-04</text:p>
          </table:table-cell>
          <table:table-cell office:value-type="string" calcext:value-type="string">
            <text:p>2015-01-30 12:28:06.008841-05</text:p>
          </table:table-cell>
          <table:table-cell/>
          <table:table-cell office:value-type="string" calcext:value-type="string">
            <text:p>http://www.paranashop.com.br/rss/geral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eo Health - Geo TV Networ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d790b7c155bd84ec621afb39674dccb</text:p>
          </table:table-cell>
          <table:table-cell office:value-type="float" office:value="794" calcext:value-type="float">
            <text:p>7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367371" calcext:value-type="float">
            <text:p>367371</text:p>
          </table:table-cell>
          <table:table-cell office:value-type="string" calcext:value-type="string">
            <text:p>3000-01-01</text:p>
          </table:table-cell>
          <table:table-cell office:value-type="float" office:value="41437" calcext:value-type="float">
            <text:p>4143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9:05:32-04</text:p>
          </table:table-cell>
          <table:table-cell office:value-type="string" calcext:value-type="string">
            <text:p>2016-04-07 03:31:40.348074-04</text:p>
          </table:table-cell>
          <table:table-cell/>
          <table:table-cell office:value-type="string" calcext:value-type="string">
            <text:p>http://feeds.feedburner.com/GeoHealth-GeoTvNetwork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n Bongin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d8ded47dc154133061c2ab64424ed4a</text:p>
          </table:table-cell>
          <table:table-cell office:value-type="float" office:value="787" calcext:value-type="float">
            <text:p>7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56116" calcext:value-type="float">
            <text:p>356116</text:p>
          </table:table-cell>
          <table:table-cell office:value-type="string" calcext:value-type="string">
            <text:p>3000-01-01</text:p>
          </table:table-cell>
          <table:table-cell office:value-type="float" office:value="94336" calcext:value-type="float">
            <text:p>9433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5:35:07-04</text:p>
          </table:table-cell>
          <table:table-cell office:value-type="string" calcext:value-type="string">
            <text:p>2016-04-07 00:01:11.203483-04</text:p>
          </table:table-cell>
          <table:table-cell/>
          <table:table-cell office:value-type="string" calcext:value-type="string">
            <text:p>http://blog.bongino.com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ГС.НОВОСТИ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d99ac891c5cb5f332c196583d9bb7a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04:58.067331-04</text:p>
          </table:table-cell>
          <table:table-cell office:value-type="float" office:value="93986" calcext:value-type="float">
            <text:p>93986</text:p>
          </table:table-cell>
          <table:table-cell office:value-type="string" calcext:value-type="string">
            <text:p>3000-01-01</text:p>
          </table:table-cell>
          <table:table-cell office:value-type="float" office:value="41982" calcext:value-type="float">
            <text:p>4198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05:50-04</text:p>
          </table:table-cell>
          <table:table-cell office:value-type="string" calcext:value-type="string">
            <text:p>2016-04-07 17:34:20.482058-04</text:p>
          </table:table-cell>
          <table:table-cell/>
          <table:table-cell office:value-type="string" calcext:value-type="string">
            <text:p>http://news.ngs.ru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ditor's Choice RSS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28834d01513f0d1ddd012060fdcf1af</text:p>
          </table:table-cell>
          <table:table-cell office:value-type="float" office:value="739" calcext:value-type="float">
            <text:p>7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32:55.429099-04</text:p>
          </table:table-cell>
          <table:table-cell office:value-type="float" office:value="362797" calcext:value-type="float">
            <text:p>362797</text:p>
          </table:table-cell>
          <table:table-cell office:value-type="string" calcext:value-type="string">
            <text:p>3000-01-01</text:p>
          </table:table-cell>
          <table:table-cell office:value-type="float" office:value="42228" calcext:value-type="float">
            <text:p>4222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9:35:52-04</text:p>
          </table:table-cell>
          <table:table-cell office:value-type="string" calcext:value-type="string">
            <text:p>2016-04-06 01:57:07.761118-04</text:p>
          </table:table-cell>
          <table:table-cell/>
          <table:table-cell office:value-type="string" calcext:value-type="string">
            <text:p>http://www.iol.co.za/cmlink/editor-s-choice-rss-feed-1.172287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Российская Газета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c05b6ac431fe2195410bc36ab1ae839</text:p>
          </table:table-cell>
          <table:table-cell office:value-type="float" office:value="733" calcext:value-type="float">
            <text:p>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02:35.430215-04</text:p>
          </table:table-cell>
          <table:table-cell office:value-type="float" office:value="11243" calcext:value-type="float">
            <text:p>11243</text:p>
          </table:table-cell>
          <table:table-cell office:value-type="string" calcext:value-type="string">
            <text:p>3000-01-01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8:05:44-04</text:p>
          </table:table-cell>
          <table:table-cell office:value-type="string" calcext:value-type="string">
            <text:p>2016-04-06 00:26:46.628366-04</text:p>
          </table:table-cell>
          <table:table-cell/>
          <table:table-cell office:value-type="string" calcext:value-type="string">
            <text:p>http://www.rg.ru/tema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hara Reporter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7c411b4fe298b66bd18280f93c18b31</text:p>
          </table:table-cell>
          <table:table-cell office:value-type="float" office:value="689" calcext:value-type="float">
            <text:p>6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07968" calcext:value-type="float">
            <text:p>107968</text:p>
          </table:table-cell>
          <table:table-cell office:value-type="string" calcext:value-type="string">
            <text:p>3000-01-01</text:p>
          </table:table-cell>
          <table:table-cell office:value-type="float" office:value="56651" calcext:value-type="float">
            <text:p>5665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05:24-04</text:p>
          </table:table-cell>
          <table:table-cell office:value-type="string" calcext:value-type="string">
            <text:p>2016-04-07 18:34:23.937362-04</text:p>
          </table:table-cell>
          <table:table-cell/>
          <table:table-cell office:value-type="string" calcext:value-type="string">
            <text:p>http://saharareporters.com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rtableApps.com - Portable software for USB, portable and cloud driv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fc24c9ff2bf0a567f0def156e818605</text:p>
          </table:table-cell>
          <table:table-cell office:value-type="float" office:value="623" calcext:value-type="float">
            <text:p>6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64640" calcext:value-type="float">
            <text:p>364640</text:p>
          </table:table-cell>
          <table:table-cell office:value-type="string" calcext:value-type="string">
            <text:p>3000-01-01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5:35:08-04</text:p>
          </table:table-cell>
          <table:table-cell office:value-type="string" calcext:value-type="string">
            <text:p>2016-04-07 00:01:11.203483-04</text:p>
          </table:table-cell>
          <table:table-cell/>
          <table:table-cell office:value-type="string" calcext:value-type="string">
            <text:p>http://portableapps.com/feeds/genera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utomotive:Repairs Articles from EzineArticles.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0576eef92808f1c968420b539c36440</text:p>
          </table:table-cell>
          <table:table-cell office:value-type="float" office:value="621" calcext:value-type="float">
            <text:p>6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379104" calcext:value-type="float">
            <text:p>379104</text:p>
          </table:table-cell>
          <table:table-cell office:value-type="string" calcext:value-type="string">
            <text:p>3000-01-01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3-18 12:24:15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http://feeds.ezinearticles.com/category/Automotive:Repair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apan Times RSS Feed - Top Stori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8858f32b3fc0761808ea43bd7d1ea4c</text:p>
          </table:table-cell>
          <table:table-cell office:value-type="float" office:value="594" calcext:value-type="float">
            <text:p>5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8:04:20.530181-04</text:p>
          </table:table-cell>
          <table:table-cell office:value-type="float" office:value="109440" calcext:value-type="float">
            <text:p>109440</text:p>
          </table:table-cell>
          <table:table-cell office:value-type="string" calcext:value-type="string">
            <text:p>3000-01-01</text:p>
          </table:table-cell>
          <table:table-cell office:value-type="float" office:value="57536" calcext:value-type="float">
            <text:p>5753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8:06:21-04</text:p>
          </table:table-cell>
          <table:table-cell office:value-type="string" calcext:value-type="string">
            <text:p>2016-04-07 10:33:14.949734-04</text:p>
          </table:table-cell>
          <table:table-cell/>
          <table:table-cell office:value-type="string" calcext:value-type="string">
            <text:p>http://www.japantimes.co.jp/feed/topstories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usinessweek.com -- Top New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ebe7aa51f06d655df3c7b5c2cea0d7b</text:p>
          </table:table-cell>
          <table:table-cell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132249" calcext:value-type="float">
            <text:p>132249</text:p>
          </table:table-cell>
          <table:table-cell office:value-type="string" calcext:value-type="string">
            <text:p>3000-01-01</text:p>
          </table:table-cell>
          <table:table-cell office:value-type="float" office:value="40944" calcext:value-type="float">
            <text:p>4094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1-29 05:52:01.062609-05</text:p>
          </table:table-cell>
          <table:table-cell office:value-type="string" calcext:value-type="string">
            <text:p>2015-01-23 21:43:10.916861-05</text:p>
          </table:table-cell>
          <table:table-cell/>
          <table:table-cell office:value-type="string" calcext:value-type="string">
            <text:p>http://www.businessweek.com/feeds/homepage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 Parisien - Seine-Saint-Deni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22a017a41284a04fc421cebc7bc1c2b</text:p>
          </table:table-cell>
          <table:table-cell office:value-type="float" office:value="544" calcext:value-type="float">
            <text:p>5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6:48:53.435684-04</text:p>
          </table:table-cell>
          <table:table-cell office:value-type="float" office:value="70256" calcext:value-type="float">
            <text:p>70256</text:p>
          </table:table-cell>
          <table:table-cell office:value-type="string" calcext:value-type="string">
            <text:p>3000-01-01</text:p>
          </table:table-cell>
          <table:table-cell office:value-type="float" office:value="39185" calcext:value-type="float">
            <text:p>3918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06:51:20-04</text:p>
          </table:table-cell>
          <table:table-cell office:value-type="string" calcext:value-type="string">
            <text:p>2016-03-24 14:41:29.13082-04</text:p>
          </table:table-cell>
          <table:table-cell/>
          <table:table-cell office:value-type="string" calcext:value-type="string">
            <text:p>http://www.leparisien.fr/seine-saint-denis-93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ncontre projetos incrívei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d698cb2142159372e7eb520a55dae4a</text:p>
          </table:table-cell>
          <table:table-cell office:value-type="float" office:value="525" calcext:value-type="float">
            <text:p>5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67651" calcext:value-type="float">
            <text:p>367651</text:p>
          </table:table-cell>
          <table:table-cell office:value-type="string" calcext:value-type="string">
            <text:p>3000-01-01</text:p>
          </table:table-cell>
          <table:table-cell office:value-type="float" office:value="83600" calcext:value-type="float">
            <text:p>8360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40:30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https://www.catarse.me/pt/projects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STILLA <text:s/>LA MANCHA - Castilla - La Mancha en ABC.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82da4fbb56754ce10036b6417d5208d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1:08:51.588497-04</text:p>
          </table:table-cell>
          <table:table-cell office:value-type="float" office:value="75534" calcext:value-type="float">
            <text:p>75534</text:p>
          </table:table-cell>
          <table:table-cell office:value-type="string" calcext:value-type="string">
            <text:p>3000-01-01</text:p>
          </table:table-cell>
          <table:table-cell office:value-type="float" office:value="39848" calcext:value-type="float">
            <text:p>3984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01:09:35-04</text:p>
          </table:table-cell>
          <table:table-cell office:value-type="string" calcext:value-type="string">
            <text:p>2016-03-22 08:59:03.407887-04</text:p>
          </table:table-cell>
          <table:table-cell/>
          <table:table-cell office:value-type="string" calcext:value-type="string">
            <text:p>http://www.abc.es/rss/feeds/abc_CastillaLaMancha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Health &amp; Fitnes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b5c70727703a317f5b4114b9eba9a4e</text:p>
          </table:table-cell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7:18:54.734166-04</text:p>
          </table:table-cell>
          <table:table-cell office:value-type="float" office:value="355054" calcext:value-type="float">
            <text:p>355054</text:p>
          </table:table-cell>
          <table:table-cell office:value-type="string" calcext:value-type="string">
            <text:p>3000-01-01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07:21:28-04</text:p>
          </table:table-cell>
          <table:table-cell office:value-type="string" calcext:value-type="string">
            <text:p>2016-03-30 01:29:15.402491-04</text:p>
          </table:table-cell>
          <table:table-cell/>
          <table:table-cell office:value-type="string" calcext:value-type="string">
            <text:p>http://www.dallasnews.com/lifestyles/health-and-fitnes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baadc90b969f011f62e659d73ecb755</text:p>
          </table:table-cell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8:34:23.937362-04</text:p>
          </table:table-cell>
          <table:table-cell office:value-type="float" office:value="366816" calcext:value-type="float">
            <text:p>366816</text:p>
          </table:table-cell>
          <table:table-cell office:value-type="string" calcext:value-type="string">
            <text:p>3000-01-01</text:p>
          </table:table-cell>
          <table:table-cell office:value-type="float" office:value="83474" calcext:value-type="float">
            <text:p>8347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8:36:14-04</text:p>
          </table:table-cell>
          <table:table-cell office:value-type="string" calcext:value-type="string">
            <text:p>2016-04-07 11:03:12.168147-04</text:p>
          </table:table-cell>
          <table:table-cell/>
          <table:table-cell office:value-type="string" calcext:value-type="string">
            <text:p>http://www.correiobraziliense.com.br/rss/noticia/turismo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<text:s/>Sức khỏe - Dân trí điện tử - Dantri.com.vn 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5f87e488b63631b222ee22417aea337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2:59:18.909711-04</text:p>
          </table:table-cell>
          <table:table-cell office:value-type="float" office:value="73227" calcext:value-type="float">
            <text:p>73227</text:p>
          </table:table-cell>
          <table:table-cell office:value-type="string" calcext:value-type="string">
            <text:p>3000-01-01</text:p>
          </table:table-cell>
          <table:table-cell office:value-type="float" office:value="39520" calcext:value-type="float">
            <text:p>3952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3:01:47-04</text:p>
          </table:table-cell>
          <table:table-cell office:value-type="string" calcext:value-type="string">
            <text:p>2016-03-12 20:29:06.801898-05</text:p>
          </table:table-cell>
          <table:table-cell/>
          <table:table-cell office:value-type="string" calcext:value-type="string">
            <text:p>http://dantri.com.vn/suckhoe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f608c784ce9352aa9d3d9d36fd64242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24:51.960877-04</text:p>
          </table:table-cell>
          <table:table-cell office:value-type="float" office:value="71356" calcext:value-type="float">
            <text:p>71356</text:p>
          </table:table-cell>
          <table:table-cell office:value-type="string" calcext:value-type="string">
            <text:p>3000-01-01</text:p>
          </table:table-cell>
          <table:table-cell office:value-type="float" office:value="39309" calcext:value-type="float">
            <text:p>3930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4-19 22:21:11.291023-04</text:p>
          </table:table-cell>
          <table:table-cell office:value-type="string" calcext:value-type="string">
            <text:p>2015-04-17 06:26:20.993915-04</text:p>
          </table:table-cell>
          <table:table-cell/>
          <table:table-cell office:value-type="string" calcext:value-type="string">
            <text:p>http://www.corsematin.com/justice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Orange County Register - News Headlines : Famil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19626fc1894afcdbd4da6c28cf93ab</text:p>
          </table:table-cell>
          <table:table-cell office:value-type="float" office:value="469" calcext:value-type="float">
            <text:p>4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7:32:20.111225-04</text:p>
          </table:table-cell>
          <table:table-cell office:value-type="float" office:value="346456" calcext:value-type="float">
            <text:p>346456</text:p>
          </table:table-cell>
          <table:table-cell office:value-type="string" calcext:value-type="string">
            <text:p>3000-01-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7:34:25-04</text:p>
          </table:table-cell>
          <table:table-cell office:value-type="string" calcext:value-type="string">
            <text:p>2016-04-06 16:00:02.165287-04</text:p>
          </table:table-cell>
          <table:table-cell/>
          <table:table-cell office:value-type="string" calcext:value-type="string">
            <text:p>http://www.ocregister.com/common/rss/rss.php?catID=189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eed de Ajudandroid »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e7a29dae3221ff0f239697a2f4939d0</text:p>
          </table:table-cell>
          <table:table-cell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53282" calcext:value-type="float">
            <text:p>153282</text:p>
          </table:table-cell>
          <table:table-cell office:value-type="string" calcext:value-type="string">
            <text:p>3000-01-01</text:p>
          </table:table-cell>
          <table:table-cell office:value-type="float" office:value="83826" calcext:value-type="float">
            <text:p>8382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36:23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http://www.ajudandroid.com.br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aaseutu RSS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f0a418e6cabf54dcaf6736f1320901a</text:p>
          </table:table-cell>
          <table:table-cell office:value-type="float" office:value="462" calcext:value-type="float">
            <text:p>4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0:47:53.810466-04</text:p>
          </table:table-cell>
          <table:table-cell office:value-type="float" office:value="365096" calcext:value-type="float">
            <text:p>365096</text:p>
          </table:table-cell>
          <table:table-cell office:value-type="string" calcext:value-type="string">
            <text:p>3000-01-01</text:p>
          </table:table-cell>
          <table:table-cell office:value-type="float" office:value="40990" calcext:value-type="float">
            <text:p>4099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0:49:08-04</text:p>
          </table:table-cell>
          <table:table-cell office:value-type="string" calcext:value-type="string">
            <text:p>2015-12-07 03:20:05.379803-05</text:p>
          </table:table-cell>
          <table:table-cell/>
          <table:table-cell office:value-type="string" calcext:value-type="string">
            <text:p>http://www.maaseuduntulevaisuus.fi/feed/maaseutu-rss-feed-7.13661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lt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4a85912bdfa034be2b57606692cf092</text:p>
          </table:table-cell>
          <table:table-cell office:value-type="float" office:value="452" calcext:value-type="float">
            <text:p>4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6:34:10.347803-04</text:p>
          </table:table-cell>
          <table:table-cell office:value-type="float" office:value="379301" calcext:value-type="float">
            <text:p>379301</text:p>
          </table:table-cell>
          <table:table-cell office:value-type="string" calcext:value-type="string">
            <text:p>3000-01-01</text:p>
          </table:table-cell>
          <table:table-cell office:value-type="float" office:value="66169" calcext:value-type="float">
            <text:p>6616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6:36:27-04</text:p>
          </table:table-cell>
          <table:table-cell office:value-type="string" calcext:value-type="string">
            <text:p>2016-04-06 08:58:32.51741-04</text:p>
          </table:table-cell>
          <table:table-cell/>
          <table:table-cell office:value-type="string" calcext:value-type="string">
            <text:p>http://www.altmuslimah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Obituary Headlin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393de580b3014e7ef87a4f97316269b</text:p>
          </table:table-cell>
          <table:table-cell office:value-type="float" office:value="445" calcext:value-type="float">
            <text:p>4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7:46:32.307267-04</text:p>
          </table:table-cell>
          <table:table-cell office:value-type="float" office:value="353090" calcext:value-type="float">
            <text:p>353090</text:p>
          </table:table-cell>
          <table:table-cell office:value-type="string" calcext:value-type="string">
            <text:p>3000-01-01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17:46:51-04</text:p>
          </table:table-cell>
          <table:table-cell office:value-type="string" calcext:value-type="string">
            <text:p>2016-03-29 10:56:33.927662-04</text:p>
          </table:table-cell>
          <table:table-cell/>
          <table:table-cell office:value-type="string" calcext:value-type="string">
            <text:p>http://www.dallasnews.com/obituary-headline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 : NP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f13a57f74b5db01d79d4d3ebab3ac9e</text:p>
          </table:table-cell>
          <table:table-cell office:value-type="float" office:value="421" calcext:value-type="float">
            <text:p>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24:51.960877-04</text:p>
          </table:table-cell>
          <table:table-cell office:value-type="float" office:value="7691" calcext:value-type="float">
            <text:p>7691</text:p>
          </table:table-cell>
          <table:table-cell office:value-type="string" calcext:value-type="string">
            <text:p>3000-01-01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13:27:11-04</text:p>
          </table:table-cell>
          <table:table-cell office:value-type="string" calcext:value-type="string">
            <text:p>2016-03-31 07:14:54.249588-04</text:p>
          </table:table-cell>
          <table:table-cell/>
          <table:table-cell office:value-type="string" calcext:value-type="string">
            <text:p>http://www.npr.org/rss/rss.php?id=100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State Politic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e534fec0db7925285e2deac44ab379a</text:p>
          </table:table-cell>
          <table:table-cell office:value-type="float" office:value="416" calcext:value-type="float">
            <text:p>4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50433" calcext:value-type="float">
            <text:p>350433</text:p>
          </table:table-cell>
          <table:table-cell office:value-type="string" calcext:value-type="string">
            <text:p>3000-01-01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5:36:55-04</text:p>
          </table:table-cell>
          <table:table-cell office:value-type="string" calcext:value-type="string">
            <text:p>2016-02-24 11:24:01.444123-05</text:p>
          </table:table-cell>
          <table:table-cell/>
          <table:table-cell office:value-type="string" calcext:value-type="string">
            <text:p>http://www.dallasnews.com/news/politics/state-politic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gentu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2b989a44f36a0c72eddc06f1101dea3</text:p>
          </table:table-cell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5397" calcext:value-type="float">
            <text:p>35397</text:p>
          </table:table-cell>
          <table:table-cell office:value-type="string" calcext:value-type="string">
            <text:p>3000-01-01</text:p>
          </table:table-cell>
          <table:table-cell office:value-type="float" office:value="14137" calcext:value-type="float">
            <text:p>1413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35:41-04</text:p>
          </table:table-cell>
          <table:table-cell office:value-type="string" calcext:value-type="string">
            <text:p>2016-04-07 19:04:33.474507-04</text:p>
          </table:table-cell>
          <table:table-cell/>
          <table:table-cell office:value-type="string" calcext:value-type="string">
            <text:p>http://pargentum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.9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5c5524634cd5ac22c51b08576d3bbab</text:p>
          </table:table-cell>
          <table:table-cell office:value-type="float" office:value="385" calcext:value-type="float">
            <text:p>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53071" calcext:value-type="float">
            <text:p>153071</text:p>
          </table:table-cell>
          <table:table-cell office:value-type="string" calcext:value-type="string">
            <text:p>3000-01-01</text:p>
          </table:table-cell>
          <table:table-cell office:value-type="float" office:value="83743" calcext:value-type="float">
            <text:p>8374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40:16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http://www.ocafezinho.com/feed/rss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BTimes.co.uk : Global Market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623ea9ebcca4ab6fa68daffa5fb2670</text:p>
          </table:table-cell>
          <table:table-cell office:value-type="float" office:value="369" calcext:value-type="float">
            <text:p>3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6:37:08.670625-04</text:p>
          </table:table-cell>
          <table:table-cell office:value-type="float" office:value="70338" calcext:value-type="float">
            <text:p>70338</text:p>
          </table:table-cell>
          <table:table-cell office:value-type="string" calcext:value-type="string">
            <text:p>3000-01-01</text:p>
          </table:table-cell>
          <table:table-cell office:value-type="float" office:value="39200" calcext:value-type="float">
            <text:p>3920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6:38:21-04</text:p>
          </table:table-cell>
          <table:table-cell office:value-type="string" calcext:value-type="string">
            <text:p>2016-03-15 00:00:54.42898-04</text:p>
          </table:table-cell>
          <table:table-cell/>
          <table:table-cell office:value-type="string" calcext:value-type="string">
            <text:p>http://www.ibtimes.co.uk/rss/articles/categories/4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n Direc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aa627d0a05a3d4c337615898155f57f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4:40:44.633981-04</text:p>
          </table:table-cell>
          <table:table-cell office:value-type="float" office:value="81910" calcext:value-type="float">
            <text:p>81910</text:p>
          </table:table-cell>
          <table:table-cell office:value-type="string" calcext:value-type="string">
            <text:p>3000-01-01</text:p>
          </table:table-cell>
          <table:table-cell office:value-type="float" office:value="40894" calcext:value-type="float">
            <text:p>4089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2-13 22:46:36.785336-05</text:p>
          </table:table-cell>
          <table:table-cell office:value-type="string" calcext:value-type="string">
            <text:p>2015-02-03 06:23:32.419651-05</text:p>
          </table:table-cell>
          <table:table-cell/>
          <table:table-cell office:value-type="string" calcext:value-type="string">
            <text:p>http://www.lunion.presse.fr/rss/Region-en-direct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-=V=-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4d0311caae172663a17e47c7daca86a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4720" calcext:value-type="float">
            <text:p>14720</text:p>
          </table:table-cell>
          <table:table-cell office:value-type="string" calcext:value-type="string">
            <text:p>3000-01-01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05:45-04</text:p>
          </table:table-cell>
          <table:table-cell office:value-type="string" calcext:value-type="string">
            <text:p>2016-04-07 18:34:23.937362-04</text:p>
          </table:table-cell>
          <table:table-cell/>
          <table:table-cell office:value-type="string" calcext:value-type="string">
            <text:p>http://vitus15.livejournal.com/data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uters Video: Busines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63fb1a1a4e4c378d83a96897b9288b6</text:p>
          </table:table-cell>
          <table:table-cell office:value-type="float" office:value="349" calcext:value-type="float">
            <text:p>3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1:30:49.293032-04</text:p>
          </table:table-cell>
          <table:table-cell office:value-type="float" office:value="19729" calcext:value-type="float">
            <text:p>19729</text:p>
          </table:table-cell>
          <table:table-cell office:value-type="string" calcext:value-type="string">
            <text:p>3000-01-01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21:32:22-04</text:p>
          </table:table-cell>
          <table:table-cell office:value-type="string" calcext:value-type="string">
            <text:p>2016-03-06 04:27:33.211319-05</text:p>
          </table:table-cell>
          <table:table-cell/>
          <table:table-cell office:value-type="string" calcext:value-type="string">
            <text:p>http://feeds.reuters.com/reuters/USVideoBusine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"Коммерсантъ". В мире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b59f8c3080e4ae24e612330d961400e</text:p>
          </table:table-cell>
          <table:table-cell office:value-type="float" office:value="337" calcext:value-type="float">
            <text:p>3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1669" calcext:value-type="float">
            <text:p>11669</text:p>
          </table:table-cell>
          <table:table-cell office:value-type="string" calcext:value-type="string">
            <text:p>3000-01-01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36:38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http://www.kommersant.ru/rss/section-world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BO Prep Sports 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f1249b48c25f879b4e7fcb4664a7c6b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8:00:23.784489-04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3000-01-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8:03:41-04</text:p>
          </table:table-cell>
          <table:table-cell office:value-type="string" calcext:value-type="string">
            <text:p>2016-03-27 02:46:57.610513-04</text:p>
          </table:table-cell>
          <table:table-cell/>
          <table:table-cell office:value-type="string" calcext:value-type="string">
            <text:p>http://feeds.feedburner.com/tbo/prep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ilano la Repubblica.it &gt; Homepag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a111d06b2b854f835ed9497d613a588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83144" calcext:value-type="float">
            <text:p>83144</text:p>
          </table:table-cell>
          <table:table-cell office:value-type="string" calcext:value-type="string">
            <text:p>3000-01-01</text:p>
          </table:table-cell>
          <table:table-cell office:value-type="float" office:value="41056" calcext:value-type="float">
            <text:p>4105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9:05:14-04</text:p>
          </table:table-cell>
          <table:table-cell office:value-type="string" calcext:value-type="string">
            <text:p>2016-04-07 15:34:12.174309-04</text:p>
          </table:table-cell>
          <table:table-cell/>
          <table:table-cell office:value-type="string" calcext:value-type="string">
            <text:p>http://milano.repubblica.it/rss/rss2.0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ЛІГА.Бизнес. Все материалы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328a78194e7f47efe70f74a5019bb4b</text:p>
          </table:table-cell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7:34:20.482058-04</text:p>
          </table:table-cell>
          <table:table-cell office:value-type="float" office:value="130718" calcext:value-type="float">
            <text:p>130718</text:p>
          </table:table-cell>
          <table:table-cell office:value-type="string" calcext:value-type="string">
            <text:p>3000-01-01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7:34:55-04</text:p>
          </table:table-cell>
          <table:table-cell office:value-type="string" calcext:value-type="string">
            <text:p>2016-04-07 10:03:00.515222-04</text:p>
          </table:table-cell>
          <table:table-cell/>
          <table:table-cell office:value-type="string" calcext:value-type="string">
            <text:p>http://biz.liga.net/all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mount-oliv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2b0c2f0f9559769a4876c5e0fa177e1</text:p>
          </table:table-cell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25:55.588655-04</text:p>
          </table:table-cell>
          <table:table-cell office:value-type="float" office:value="341865" calcext:value-type="float">
            <text:p>341865</text:p>
          </table:table-cell>
          <table:table-cell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0-20 13:38:45-04</text:p>
          </table:table-cell>
          <table:table-cell office:value-type="string" calcext:value-type="string">
            <text:p>2015-05-08 16:38:12.844437-04</text:p>
          </table:table-cell>
          <table:table-cell/>
          <table:table-cell office:value-type="string" calcext:value-type="string">
            <text:p>http://topics.nj.com/tag/mount-olive/atom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SOnline.com Waukesha New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9996bd8f44a95f26eb9187da25c3142</text:p>
          </table:table-cell>
          <table:table-cell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6776" calcext:value-type="float">
            <text:p>346776</text:p>
          </table:table-cell>
          <table:table-cell office:value-type="string" calcext:value-type="string">
            <text:p>3000-01-0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7:10:29-04</text:p>
          </table:table-cell>
          <table:table-cell office:value-type="string" calcext:value-type="string">
            <text:p>2015-09-14 17:35:45.802862-04</text:p>
          </table:table-cell>
          <table:table-cell/>
          <table:table-cell office:value-type="string" calcext:value-type="string">
            <text:p>http://www.jsonline.com/rss?c=y&amp;path=%2Fnews%2Fwaukesh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p Headlin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444695e17991622bceffe478f91c925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08570" calcext:value-type="float">
            <text:p>108570</text:p>
          </table:table-cell>
          <table:table-cell office:value-type="string" calcext:value-type="string">
            <text:p>3000-01-01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0:57:32-04</text:p>
          </table:table-cell>
          <table:table-cell office:value-type="string" calcext:value-type="string">
            <text:p>2014-10-15 10:08:55.034338-04</text:p>
          </table:table-cell>
          <table:table-cell/>
          <table:table-cell office:value-type="string" calcext:value-type="string">
            <text:p>http://syndication.indianexpress.com/rss/710/chandigarh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al Housewives of New Jerse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19f67bee79cf1df9f6f7e506f08ab18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27:18.63674-04</text:p>
          </table:table-cell>
          <table:table-cell office:value-type="float" office:value="342014" calcext:value-type="float">
            <text:p>342014</text:p>
          </table:table-cell>
          <table:table-cell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2:29:15-04</text:p>
          </table:table-cell>
          <table:table-cell office:value-type="string" calcext:value-type="string">
            <text:p>2016-02-20 08:06:30.904485-05</text:p>
          </table:table-cell>
          <table:table-cell/>
          <table:table-cell office:value-type="string" calcext:value-type="string">
            <text:p>http://blog.nj.com/realhousewives_impact/atom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YT &gt; America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fa94cea9faa9c4513e071e5e5020db7</text:p>
          </table:table-cell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32:55.429099-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00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9:35:56-04</text:p>
          </table:table-cell>
          <table:table-cell office:value-type="string" calcext:value-type="string">
            <text:p>2016-04-06 18:00:23.784489-04</text:p>
          </table:table-cell>
          <table:table-cell/>
          <table:table-cell office:value-type="string" calcext:value-type="string">
            <text:p>http://www.nytimes.com/services/xml/rss/nyt/America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STOÉ Independente - Colunista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f5b35b2636c063cb7da71fda9634f51</text:p>
          </table:table-cell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8:44:37.581916-04</text:p>
          </table:table-cell>
          <table:table-cell office:value-type="float" office:value="362702" calcext:value-type="float">
            <text:p>362702</text:p>
          </table:table-cell>
          <table:table-cell office:value-type="string" calcext:value-type="string">
            <text:p>3000-01-01</text:p>
          </table:table-cell>
          <table:table-cell office:value-type="float" office:value="83498" calcext:value-type="float">
            <text:p>8349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08:46:09-04</text:p>
          </table:table-cell>
          <table:table-cell table:number-columns-repeated="2"/>
          <table:table-cell office:value-type="string" calcext:value-type="string">
            <text:p>http://www.istoe.com.br/colunas-e-blogs/rss/3_LEONARDO+ATTUCH.xml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جريدة اللواء -صيدا و الجنوب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1d8cd98f00b204e9800998ecf8427e</text:p>
          </table:table-cell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2:22:50.881657-04</text:p>
          </table:table-cell>
          <table:table-cell office:value-type="float" office:value="85752" calcext:value-type="float">
            <text:p>85752</text:p>
          </table:table-cell>
          <table:table-cell office:value-type="string" calcext:value-type="string">
            <text:p>3000-01-01</text:p>
          </table:table-cell>
          <table:table-cell office:value-type="float" office:value="41325" calcext:value-type="float">
            <text:p>4132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2:25:31-04</text:p>
          </table:table-cell>
          <table:table-cell office:value-type="string" calcext:value-type="string">
            <text:p>2014-12-30 20:25:58.024251-05</text:p>
          </table:table-cell>
          <table:table-cell/>
          <table:table-cell office:value-type="string" calcext:value-type="string">
            <text:p>http://www.aliwaa.com/rss.aspx?channel=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dit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86e2c1dea0db44237247371aa3a775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23:08:20.914476-04</text:p>
          </table:table-cell>
          <table:table-cell office:value-type="float" office:value="373140" calcext:value-type="float">
            <text:p>373140</text:p>
          </table:table-cell>
          <table:table-cell office:value-type="string" calcext:value-type="string">
            <text:p>3000-01-01</text:p>
          </table:table-cell>
          <table:table-cell office:value-type="float" office:value="19341" calcext:value-type="float">
            <text:p>1934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23:10:15-04</text:p>
          </table:table-cell>
          <table:table-cell office:value-type="string" calcext:value-type="string">
            <text:p>2016-02-03 11:54:49.337001-05</text:p>
          </table:table-cell>
          <table:table-cell/>
          <table:table-cell office:value-type="string" calcext:value-type="string">
            <text:p>http://www.business-standard.com/rss/current-affairs-edits-11505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holmde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2b0c2f0f9559769a4876c5e0fa177e1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4:03:47.687044-04</text:p>
          </table:table-cell>
          <table:table-cell office:value-type="float" office:value="341573" calcext:value-type="float">
            <text:p>341573</text:p>
          </table:table-cell>
          <table:table-cell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0-29 08:43:29-04</text:p>
          </table:table-cell>
          <table:table-cell office:value-type="string" calcext:value-type="string">
            <text:p>2015-08-16 18:26:56.322422-04</text:p>
          </table:table-cell>
          <table:table-cell/>
          <table:table-cell office:value-type="string" calcext:value-type="string">
            <text:p>http://topics.nj.com/tag/holmdel/atom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SJ.com: Health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ed147149109cd982649b0083cb54b00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6:04:11.539971-04</text:p>
          </table:table-cell>
          <table:table-cell office:value-type="float" office:value="8160" calcext:value-type="float">
            <text:p>8160</text:p>
          </table:table-cell>
          <table:table-cell office:value-type="string" calcext:value-type="string">
            <text:p>3000-01-01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6:05:54-04</text:p>
          </table:table-cell>
          <table:table-cell office:value-type="string" calcext:value-type="string">
            <text:p>2016-04-07 00:31:14.681755-04</text:p>
          </table:table-cell>
          <table:table-cell/>
          <table:table-cell office:value-type="string" calcext:value-type="string">
            <text:p>http://feeds.wsjonline.com/wsj/xml/rss/3_7089.xml</text:p>
          </table:table-cell>
        </table:table-row>
        <table:table-row table:style-name="ro3">
          <table:table-cell office:value-type="string" calcext:value-type="string">
            <text:p>syndicated</text:p>
          </table:table-cell>
          <table:table-cell office:value-type="string" calcext:value-type="string">
            <text:p/>
            <text:p>GMA News Online / Opinio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3e9d8a9b07213c6e35764d0ddb624ad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0:47:05.853851-04</text:p>
          </table:table-cell>
          <table:table-cell office:value-type="float" office:value="362612" calcext:value-type="float">
            <text:p>362612</text:p>
          </table:table-cell>
          <table:table-cell office:value-type="string" calcext:value-type="string">
            <text:p>3000-01-01</text:p>
          </table:table-cell>
          <table:table-cell office:value-type="float" office:value="64369" calcext:value-type="float">
            <text:p>6436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20:47:48-04</text:p>
          </table:table-cell>
          <table:table-cell office:value-type="string" calcext:value-type="string">
            <text:p>2016-03-29 13:56:57.682011-04</text:p>
          </table:table-cell>
          <table:table-cell/>
          <table:table-cell office:value-type="string" calcext:value-type="string">
            <text:p>http://www.gmanetwork.com/news/rss/opinion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grarheute.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832a20141d9130b0a18d1f669a4f0c1</text:p>
          </table:table-cell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67209" calcext:value-type="float">
            <text:p>67209</text:p>
          </table:table-cell>
          <table:table-cell office:value-type="string" calcext:value-type="string">
            <text:p>3000-01-01</text:p>
          </table:table-cell>
          <table:table-cell office:value-type="float" office:value="38768" calcext:value-type="float">
            <text:p>3876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5:34:30-04</text:p>
          </table:table-cell>
          <table:table-cell office:value-type="string" calcext:value-type="string">
            <text:p>2016-02-24 11:24:01.444123-05</text:p>
          </table:table-cell>
          <table:table-cell/>
          <table:table-cell office:value-type="string" calcext:value-type="string">
            <text:p>http://www.agrarheute.com/new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yheter - Värld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47d545cefd1636f32b4ec79e66424b1</text:p>
          </table:table-cell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7:30:13.36966-04</text:p>
          </table:table-cell>
          <table:table-cell office:value-type="float" office:value="72198" calcext:value-type="float">
            <text:p>72198</text:p>
          </table:table-cell>
          <table:table-cell office:value-type="string" calcext:value-type="string">
            <text:p>3000-01-01</text:p>
          </table:table-cell>
          <table:table-cell office:value-type="float" office:value="39409" calcext:value-type="float">
            <text:p>3940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4-07 06:44:30.932513-04</text:p>
          </table:table-cell>
          <table:table-cell office:value-type="string" calcext:value-type="string">
            <text:p>2015-04-04 15:36:13.155392-04</text:p>
          </table:table-cell>
          <table:table-cell/>
          <table:table-cell office:value-type="string" calcext:value-type="string">
            <text:p>http://www.dn.se/nyheter/varlden/m/rss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a République du Centre : Les derniers articl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d6d1b75137d6eb77893c49d57577cda</text:p>
          </table:table-cell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88271" calcext:value-type="float">
            <text:p>88271</text:p>
          </table:table-cell>
          <table:table-cell office:value-type="string" calcext:value-type="string">
            <text:p>3000-01-01</text:p>
          </table:table-cell>
          <table:table-cell office:value-type="float" office:value="41565" calcext:value-type="float">
            <text:p>4156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36:57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http://www.larep.fr/RC_rss_sport_national_football.xml</text:p>
          </table:table-cell>
        </table:table-row>
        <table:table-row table:style-name="ro3">
          <table:table-cell office:value-type="string" calcext:value-type="string">
            <text:p>syndicated</text:p>
          </table:table-cell>
          <table:table-cell office:value-type="string" calcext:value-type="string">
            <text:p/>
            <text:p>GMA News Online / Sports / Boxin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d09e15ddad43df9ad44b1901f9340ab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27:07.302401-04</text:p>
          </table:table-cell>
          <table:table-cell office:value-type="float" office:value="362601" calcext:value-type="float">
            <text:p>362601</text:p>
          </table:table-cell>
          <table:table-cell office:value-type="string" calcext:value-type="string">
            <text:p>3000-01-01</text:p>
          </table:table-cell>
          <table:table-cell office:value-type="float" office:value="64369" calcext:value-type="float">
            <text:p>6436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1:29:04-04</text:p>
          </table:table-cell>
          <table:table-cell office:value-type="string" calcext:value-type="string">
            <text:p>2015-11-07 03:35:48.946164-05</text:p>
          </table:table-cell>
          <table:table-cell/>
          <table:table-cell office:value-type="string" calcext:value-type="string">
            <text:p>http://www.gmanetwork.com/news/rss/sports/boxing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овости » BIN.u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0fa5f068f4006cf8398a5fdcbe9dcc3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7:11:19.523228-04</text:p>
          </table:table-cell>
          <table:table-cell office:value-type="float" office:value="129621" calcext:value-type="float">
            <text:p>129621</text:p>
          </table:table-cell>
          <table:table-cell office:value-type="string" calcext:value-type="string">
            <text:p>3000-01-01</text:p>
          </table:table-cell>
          <table:table-cell office:value-type="float" office:value="39143" calcext:value-type="float">
            <text:p>3914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17:12:14-04</text:p>
          </table:table-cell>
          <table:table-cell office:value-type="string" calcext:value-type="string">
            <text:p>2016-02-03 06:23:44.194196-05</text:p>
          </table:table-cell>
          <table:table-cell/>
          <table:table-cell office:value-type="string" calcext:value-type="string">
            <text:p>http://bin.ua/news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nene Booys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3994a25ade064f7de24d16cd6c12c2a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4:27:29.996523-04</text:p>
          </table:table-cell>
          <table:table-cell office:value-type="float" office:value="365856" calcext:value-type="float">
            <text:p>365856</text:p>
          </table:table-cell>
          <table:table-cell office:value-type="string" calcext:value-type="string">
            <text:p>3000-01-01</text:p>
          </table:table-cell>
          <table:table-cell office:value-type="float" office:value="269282" calcext:value-type="float">
            <text:p>26928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4:29:44-04</text:p>
          </table:table-cell>
          <table:table-cell office:value-type="string" calcext:value-type="string">
            <text:p>2016-03-12 11:57:11.1396-05</text:p>
          </table:table-cell>
          <table:table-cell/>
          <table:table-cell office:value-type="string" calcext:value-type="string">
            <text:p>http://www.iol.co.za/cmlink/anene-booysen-1.146814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Local Politic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06004c9b770cf585a155febd1a19d13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33:31.284095-04</text:p>
          </table:table-cell>
          <table:table-cell office:value-type="float" office:value="350167" calcext:value-type="float">
            <text:p>350167</text:p>
          </table:table-cell>
          <table:table-cell office:value-type="string" calcext:value-type="string">
            <text:p>3000-01-01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2:34:01-04</text:p>
          </table:table-cell>
          <table:table-cell office:value-type="string" calcext:value-type="string">
            <text:p>2016-03-20 18:24:22.798288-04</text:p>
          </table:table-cell>
          <table:table-cell/>
          <table:table-cell office:value-type="string" calcext:value-type="string">
            <text:p>http://www.dallasnews.com/news/politics/local-politic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ndependent.ie - Sligo Champion RSS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a45d873f5a495b16dae4a1fb687517b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2:01:25.029371-04</text:p>
          </table:table-cell>
          <table:table-cell office:value-type="float" office:value="76817" calcext:value-type="float">
            <text:p>76817</text:p>
          </table:table-cell>
          <table:table-cell office:value-type="string" calcext:value-type="string">
            <text:p>3000-01-01</text:p>
          </table:table-cell>
          <table:table-cell office:value-type="float" office:value="40023" calcext:value-type="float">
            <text:p>4002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2:02:02-04</text:p>
          </table:table-cell>
          <table:table-cell office:value-type="string" calcext:value-type="string">
            <text:p>2016-04-05 18:25:32.176791-04</text:p>
          </table:table-cell>
          <table:table-cell/>
          <table:table-cell office:value-type="string" calcext:value-type="string">
            <text:p>http://www.sligochampion.ie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دار الخليــــج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2b9d6fbf8aafdae58e744fa5034fedf</text:p>
          </table:table-cell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0:03:00.515222-04</text:p>
          </table:table-cell>
          <table:table-cell office:value-type="float" office:value="71574" calcext:value-type="float">
            <text:p>71574</text:p>
          </table:table-cell>
          <table:table-cell office:value-type="string" calcext:value-type="string">
            <text:p>3000-01-01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0:05:27-04</text:p>
          </table:table-cell>
          <table:table-cell office:value-type="string" calcext:value-type="string">
            <text:p>2016-04-04 18:21:17.01547-04</text:p>
          </table:table-cell>
          <table:table-cell/>
          <table:table-cell office:value-type="string" calcext:value-type="string">
            <text:p>http://www.alkhaleej.ae/services/rss.aspx?dep_ID=50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betar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e66aeb4bb46cfb576dae2c256f78645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33:31.284095-04</text:p>
          </table:table-cell>
          <table:table-cell office:value-type="float" office:value="367817" calcext:value-type="float">
            <text:p>367817</text:p>
          </table:table-cell>
          <table:table-cell office:value-type="string" calcext:value-type="string">
            <text:p>3000-01-01</text:p>
          </table:table-cell>
          <table:table-cell office:value-type="float" office:value="39586" calcext:value-type="float">
            <text:p>3958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2:35:39-04</text:p>
          </table:table-cell>
          <table:table-cell office:value-type="string" calcext:value-type="string">
            <text:p>2016-04-06 21:00:50.680645-04</text:p>
          </table:table-cell>
          <table:table-cell/>
          <table:table-cell office:value-type="string" calcext:value-type="string">
            <text:p>http://arbetaren.se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E WELT - Videos Wirtschaf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6ec25b6795e8b5fe8e51aa3f6cd88ac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84951" calcext:value-type="float">
            <text:p>84951</text:p>
          </table:table-cell>
          <table:table-cell office:value-type="string" calcext:value-type="string">
            <text:p>3000-01-01</text:p>
          </table:table-cell>
          <table:table-cell office:value-type="float" office:value="41264" calcext:value-type="float">
            <text:p>4126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36:13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http://www.welt.de/videos/wirtschaft/?service=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a Provincia - Finanzas Personal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c5bc9c37dc84fb00bcaf04529b208dd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5:48:36.766164-04</text:p>
          </table:table-cell>
          <table:table-cell office:value-type="float" office:value="94733" calcext:value-type="float">
            <text:p>94733</text:p>
          </table:table-cell>
          <table:table-cell office:value-type="string" calcext:value-type="string">
            <text:p>3000-01-01</text:p>
          </table:table-cell>
          <table:table-cell office:value-type="float" office:value="42031" calcext:value-type="float">
            <text:p>4203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05:50:10-04</text:p>
          </table:table-cell>
          <table:table-cell office:value-type="string" calcext:value-type="string">
            <text:p>2016-03-29 21:58:38.210811-04</text:p>
          </table:table-cell>
          <table:table-cell/>
          <table:table-cell office:value-type="string" calcext:value-type="string">
            <text:p>http://www.laprovincia.es/elementosInt/rss/5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Motor Sport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041424a1e3a93f67e31dc42e5e097a6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6:02:01.109551-04</text:p>
          </table:table-cell>
          <table:table-cell office:value-type="float" office:value="350138" calcext:value-type="float">
            <text:p>350138</text:p>
          </table:table-cell>
          <table:table-cell office:value-type="string" calcext:value-type="string">
            <text:p>3000-01-01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2-02 23:31:49-05</text:p>
          </table:table-cell>
          <table:table-cell office:value-type="string" calcext:value-type="string">
            <text:p>2015-11-22 07:05:47.526784-05</text:p>
          </table:table-cell>
          <table:table-cell/>
          <table:table-cell office:value-type="string" calcext:value-type="string">
            <text:p>http://www.dallasnews.com/sports/more-sports/motor-sport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6d139f303ad1f4488c369b46f3d87a1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4:38:59.338701-04</text:p>
          </table:table-cell>
          <table:table-cell office:value-type="float" office:value="370314" calcext:value-type="float">
            <text:p>370314</text:p>
          </table:table-cell>
          <table:table-cell office:value-type="string" calcext:value-type="string">
            <text:p>3000-01-01</text:p>
          </table:table-cell>
          <table:table-cell office:value-type="float" office:value="39674" calcext:value-type="float">
            <text:p>3967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04:39:47-04</text:p>
          </table:table-cell>
          <table:table-cell office:value-type="string" calcext:value-type="string">
            <text:p>2016-03-01 10:08:44.92113-05</text:p>
          </table:table-cell>
          <table:table-cell/>
          <table:table-cell office:value-type="string" calcext:value-type="string">
            <text:p>http://www.lapresse.ca/rss/327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fense News - Commentar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c429a915f92286d558e184d47a2d20e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5:48:36.766164-04</text:p>
          </table:table-cell>
          <table:table-cell office:value-type="float" office:value="367834" calcext:value-type="float">
            <text:p>367834</text:p>
          </table:table-cell>
          <table:table-cell office:value-type="string" calcext:value-type="string">
            <text:p>3000-01-01</text:p>
          </table:table-cell>
          <table:table-cell office:value-type="float" office:value="39177" calcext:value-type="float">
            <text:p>3917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05:50:06-04</text:p>
          </table:table-cell>
          <table:table-cell office:value-type="string" calcext:value-type="string">
            <text:p>2016-02-11 10:53:12.144042-05</text:p>
          </table:table-cell>
          <table:table-cell/>
          <table:table-cell office:value-type="string" calcext:value-type="string">
            <text:p>http://rssfeeds.defensenews.com/defensenews/commentary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Korea Times New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1d8cd98f00b204e9800998ecf8427e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22:40.758528-04</text:p>
          </table:table-cell>
          <table:table-cell office:value-type="float" office:value="369556" calcext:value-type="float">
            <text:p>369556</text:p>
          </table:table-cell>
          <table:table-cell office:value-type="string" calcext:value-type="string">
            <text:p>3000-01-01</text:p>
          </table:table-cell>
          <table:table-cell office:value-type="float" office:value="41957" calcext:value-type="float">
            <text:p>4195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1:23:01-04</text:p>
          </table:table-cell>
          <table:table-cell office:value-type="string" calcext:value-type="string">
            <text:p>2016-02-05 06:38:56.272405-05</text:p>
          </table:table-cell>
          <table:table-cell/>
          <table:table-cell office:value-type="string" calcext:value-type="string">
            <text:p>http://www.koreatimes.co.kr/www/rss/special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entura County Star Stories: Loc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6142616f0c32f183827ce073019fab8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6506" calcext:value-type="float">
            <text:p>56506</text:p>
          </table:table-cell>
          <table:table-cell office:value-type="string" calcext:value-type="string">
            <text:p>3000-01-01</text:p>
          </table:table-cell>
          <table:table-cell office:value-type="float" office:value="28062" calcext:value-type="float">
            <text:p>2806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4-06-25 10:13:48.731673-04</text:p>
          </table:table-cell>
          <table:table-cell office:value-type="string" calcext:value-type="string">
            <text:p>2014-06-25 02:08:57.180439-04</text:p>
          </table:table-cell>
          <table:table-cell/>
          <table:table-cell office:value-type="string" calcext:value-type="string">
            <text:p>http://www.vcstar.com/rss/headlines/news/local/local-news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.A. Times - Food &amp; Dinin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1f8fc415cc72f155d11e693cfb308f3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56:43.856667-0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3000-01-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23:57:28-04</text:p>
          </table:table-cell>
          <table:table-cell office:value-type="string" calcext:value-type="string">
            <text:p>2016-04-03 08:14:32.673589-04</text:p>
          </table:table-cell>
          <table:table-cell/>
          <table:table-cell office:value-type="string" calcext:value-type="string">
            <text:p>http://feeds.latimes.com/latimes/features/foo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Zawya.com - Automotive New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24338fab20b312ecef775de5047710f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3:38:49.974457-04</text:p>
          </table:table-cell>
          <table:table-cell office:value-type="float" office:value="81213" calcext:value-type="float">
            <text:p>81213</text:p>
          </table:table-cell>
          <table:table-cell office:value-type="string" calcext:value-type="string">
            <text:p>3000-01-01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03:39:39-04</text:p>
          </table:table-cell>
          <table:table-cell office:value-type="string" calcext:value-type="string">
            <text:p>2016-03-23 03:37:18.06921-04</text:p>
          </table:table-cell>
          <table:table-cell/>
          <table:table-cell office:value-type="string" calcext:value-type="string">
            <text:p>http://www.zawya.com/rssfeeds/automotive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3e8b0e4d13659573de345db7d93839f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32:44.276482-04</text:p>
          </table:table-cell>
          <table:table-cell office:value-type="float" office:value="349019" calcext:value-type="float">
            <text:p>349019</text:p>
          </table:table-cell>
          <table:table-cell office:value-type="string" calcext:value-type="string">
            <text:p>3000-01-01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8:33:04-04</text:p>
          </table:table-cell>
          <table:table-cell office:value-type="string" calcext:value-type="string">
            <text:p>2016-04-06 17:00:10.013261-04</text:p>
          </table:table-cell>
          <table:table-cell/>
          <table:table-cell office:value-type="string" calcext:value-type="string">
            <text:p>http://www.wpbf.com/8789830?format=rss_2.0&amp;view=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ference and Education:Future Concepts Articles from EzineArticles.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0bd81a443d97adcde276013581aa06a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378540" calcext:value-type="float">
            <text:p>378540</text:p>
          </table:table-cell>
          <table:table-cell office:value-type="string" calcext:value-type="string">
            <text:p>3000-01-01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3-18 12:22:49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http://feeds.ezinearticles.com/category/Reference-and-Education:Future-Concept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 / South Florida Sun-Sentine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6f801a89ce29b90ff3bbc4ab2a865de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3000-01-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35:42-04</text:p>
          </table:table-cell>
          <table:table-cell office:value-type="string" calcext:value-type="string">
            <text:p>2016-04-07 22:35:02.486643-04</text:p>
          </table:table-cell>
          <table:table-cell/>
          <table:table-cell office:value-type="string" calcext:value-type="string">
            <text:p>http://feeds.sun-sentinel.com/sun-sentinel/sport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Terry's Garage 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7ac37dd27e6b550db54959a8d8d865a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2:26:21.84533-04</text:p>
          </table:table-cell>
          <table:table-cell office:value-type="float" office:value="354168" calcext:value-type="float">
            <text:p>354168</text:p>
          </table:table-cell>
          <table:table-cell office:value-type="string" calcext:value-type="string">
            <text:p>3000-01-01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22:28:39-04</text:p>
          </table:table-cell>
          <table:table-cell office:value-type="string" calcext:value-type="string">
            <text:p>2016-04-03 06:44:10.420786-04</text:p>
          </table:table-cell>
          <table:table-cell/>
          <table:table-cell office:value-type="string" calcext:value-type="string">
            <text:p>http://www.dallasnews.com/business/columnists/terry-box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Uobserver.com / Headline New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f2e8a114b1e0d7951915a24a8164df3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132466" calcext:value-type="float">
            <text:p>132466</text:p>
          </table:table-cell>
          <table:table-cell office:value-type="string" calcext:value-type="string">
            <text:p>3000-01-01</text:p>
          </table:table-cell>
          <table:table-cell office:value-type="float" office:value="41080" calcext:value-type="float">
            <text:p>4108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0:36:02-04</text:p>
          </table:table-cell>
          <table:table-cell office:value-type="string" calcext:value-type="string">
            <text:p>2016-04-07 13:03:37.496114-04</text:p>
          </table:table-cell>
          <table:table-cell/>
          <table:table-cell office:value-type="string" calcext:value-type="string">
            <text:p>http://feeds.euobserver.com/rss/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Jim Lander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58ba9b5a99e7e184344cc3fab4c119d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3737" calcext:value-type="float">
            <text:p>353737</text:p>
          </table:table-cell>
          <table:table-cell office:value-type="string" calcext:value-type="string">
            <text:p>3000-01-01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1:59:13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http://www.dallasnews.com/business/columnists/jim-lander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Jim Lander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58ba9b5a99e7e184344cc3fab4c119d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2852" calcext:value-type="float">
            <text:p>352852</text:p>
          </table:table-cell>
          <table:table-cell office:value-type="string" calcext:value-type="string">
            <text:p>3000-01-01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1:59:06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http://www.dallasnews.com/business/columnists/jim-lander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Mariana Green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4051c53c8cf1e89bf0dc1862931d1e4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6:28:08.168142-04</text:p>
          </table:table-cell>
          <table:table-cell office:value-type="float" office:value="350373" calcext:value-type="float">
            <text:p>350373</text:p>
          </table:table-cell>
          <table:table-cell office:value-type="string" calcext:value-type="string">
            <text:p>3000-01-01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6:31:09-04</text:p>
          </table:table-cell>
          <table:table-cell office:value-type="string" calcext:value-type="string">
            <text:p>2016-03-26 15:15:00.791321-04</text:p>
          </table:table-cell>
          <table:table-cell/>
          <table:table-cell office:value-type="string" calcext:value-type="string">
            <text:p>http://www.dallasnews.com/lifestyles/columnists/mariana-greene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RR NEWS 2013 - New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be1036598f80d2eb86fcba5aa077f13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88285" calcext:value-type="float">
            <text:p>88285</text:p>
          </table:table-cell>
          <table:table-cell office:value-type="string" calcext:value-type="string">
            <text:p>3000-01-01</text:p>
          </table:table-cell>
          <table:table-cell office:value-type="float" office:value="41569" calcext:value-type="float">
            <text:p>4156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0:05:44-04</text:p>
          </table:table-cell>
          <table:table-cell office:value-type="string" calcext:value-type="string">
            <text:p>2016-04-07 16:34:10.347803-04</text:p>
          </table:table-cell>
          <table:table-cell/>
          <table:table-cell office:value-type="string" calcext:value-type="string">
            <text:p>http://news.err.ee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Mariana Green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4051c53c8cf1e89bf0dc1862931d1e4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9:24:05.513983-04</text:p>
          </table:table-cell>
          <table:table-cell office:value-type="float" office:value="353559" calcext:value-type="float">
            <text:p>353559</text:p>
          </table:table-cell>
          <table:table-cell office:value-type="string" calcext:value-type="string">
            <text:p>3000-01-01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9:27:29-04</text:p>
          </table:table-cell>
          <table:table-cell office:value-type="string" calcext:value-type="string">
            <text:p>2016-03-04 15:51:25.161039-05</text:p>
          </table:table-cell>
          <table:table-cell/>
          <table:table-cell office:value-type="string" calcext:value-type="string">
            <text:p>http://www.dallasnews.com/lifestyles/columnists/mariana-greene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m Whitin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70071149fa883fa4ec716813b915b3e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9:55:52.224281-04</text:p>
          </table:table-cell>
          <table:table-cell office:value-type="float" office:value="344551" calcext:value-type="float">
            <text:p>344551</text:p>
          </table:table-cell>
          <table:table-cell office:value-type="string" calcext:value-type="string">
            <text:p>3000-01-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19:57:50-04</text:p>
          </table:table-cell>
          <table:table-cell office:value-type="string" calcext:value-type="string">
            <text:p>2016-04-03 04:13:48.929887-04</text:p>
          </table:table-cell>
          <table:table-cell/>
          <table:table-cell office:value-type="string" calcext:value-type="string">
            <text:p>http://www.sfgate.com/rss/feed/Sam-Whiting-504.php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Other Colleg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c3dbcd7ad5b66d8cf51f3514c1c22c7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2:21:57.825523-04</text:p>
          </table:table-cell>
          <table:table-cell office:value-type="float" office:value="353562" calcext:value-type="float">
            <text:p>353562</text:p>
          </table:table-cell>
          <table:table-cell office:value-type="string" calcext:value-type="string">
            <text:p>3000-01-01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2-02 09:00:11-05</text:p>
          </table:table-cell>
          <table:table-cell office:value-type="string" calcext:value-type="string">
            <text:p>2015-11-27 01:28:15.167961-05</text:p>
          </table:table-cell>
          <table:table-cell/>
          <table:table-cell office:value-type="string" calcext:value-type="string">
            <text:p>http://www.dallasnews.com/sports/college-sports/other-college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<text:s/>Chỉ tiêu - Dân trí điện tử - Dantri.com.vn 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3f698ebdd4333e7b50c0a2cc2197031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73237" calcext:value-type="float">
            <text:p>73237</text:p>
          </table:table-cell>
          <table:table-cell office:value-type="string" calcext:value-type="string">
            <text:p>3000-01-01</text:p>
          </table:table-cell>
          <table:table-cell office:value-type="float" office:value="39520" calcext:value-type="float">
            <text:p>3952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1:34:20-04</text:p>
          </table:table-cell>
          <table:table-cell office:value-type="string" calcext:value-type="string">
            <text:p>2016-03-05 16:56:00.68189-05</text:p>
          </table:table-cell>
          <table:table-cell/>
          <table:table-cell office:value-type="string" calcext:value-type="string">
            <text:p>http://dantri.com.vn/chi-tieu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sting U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1c6f2d0a6973d63d293f292b9debcc7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7566" calcext:value-type="float">
            <text:p>347566</text:p>
          </table:table-cell>
          <table:table-cell office:value-type="string" calcext:value-type="string">
            <text:p>3000-01-0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7:10:09-04</text:p>
          </table:table-cell>
          <table:table-cell office:value-type="string" calcext:value-type="string">
            <text:p>2015-09-14 17:35:45.802862-04</text:p>
          </table:table-cell>
          <table:table-cell/>
          <table:table-cell office:value-type="string" calcext:value-type="string">
            <text:p>http://blogs.delawareonline.com/76ers/?feed=rss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YDailyNews.com - NYC Theater, Culture, Books, and the Arts - NY Daily New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bfb83ddd4418bd2a35adc84af05f18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0:09:51.983785-04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3000-01-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10:10:53-04</text:p>
          </table:table-cell>
          <table:table-cell office:value-type="string" calcext:value-type="string">
            <text:p>2015-10-13 12:41:18.641214-04</text:p>
          </table:table-cell>
          <table:table-cell/>
          <table:table-cell office:value-type="string" calcext:value-type="string">
            <text:p>http://www.nydailynews.com/entertainment/arts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oem.ru | Статьи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1fece44d105ac402fef08061ffda814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1:42:29.276936-04</text:p>
          </table:table-cell>
          <table:table-cell office:value-type="float" office:value="13451" calcext:value-type="float">
            <text:p>13451</text:p>
          </table:table-cell>
          <table:table-cell office:value-type="string" calcext:value-type="string">
            <text:p>3000-01-01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21:44:23-04</text:p>
          </table:table-cell>
          <table:table-cell office:value-type="string" calcext:value-type="string">
            <text:p>2015-01-20 13:28:42.902472-05</text:p>
          </table:table-cell>
          <table:table-cell/>
          <table:table-cell office:value-type="string" calcext:value-type="string">
            <text:p>http://roem.ru/rss/group/articles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ndia Today| SOCIETY &amp;#38; THE ART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3e1b84f791502b8b8aff948356e60bf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0:19:31.39253-04</text:p>
          </table:table-cell>
          <table:table-cell office:value-type="float" office:value="372183" calcext:value-type="float">
            <text:p>372183</text:p>
          </table:table-cell>
          <table:table-cell office:value-type="string" calcext:value-type="string">
            <text:p>3000-01-01</text:p>
          </table:table-cell>
          <table:table-cell office:value-type="float" office:value="271165" calcext:value-type="float">
            <text:p>27116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0:20:04-04</text:p>
          </table:table-cell>
          <table:table-cell office:value-type="string" calcext:value-type="string">
            <text:p>2016-02-04 15:35:46.323554-05</text:p>
          </table:table-cell>
          <table:table-cell/>
          <table:table-cell office:value-type="string" calcext:value-type="string">
            <text:p>http://indiatoday.intoday.in/rss/article.jsp?sid=2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.com.au | Entertainment | Restaurants and Bar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51d727dfd6b26d554456f0efe8aebc1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133706" calcext:value-type="float">
            <text:p>133706</text:p>
          </table:table-cell>
          <table:table-cell office:value-type="string" calcext:value-type="string">
            <text:p>3000-01-01</text:p>
          </table:table-cell>
          <table:table-cell office:value-type="float" office:value="41991" calcext:value-type="float">
            <text:p>4199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0:07:11-04</text:p>
          </table:table-cell>
          <table:table-cell office:value-type="string" calcext:value-type="string">
            <text:p>2016-04-07 12:33:31.284095-04</text:p>
          </table:table-cell>
          <table:table-cell/>
          <table:table-cell office:value-type="string" calcext:value-type="string">
            <text:p>http://feeds.feedburner.com/NewscomauEntertainmentRestaurantsAndBar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dult Ma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c6555034757dc55b43976483324ff8b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2:42:44.123073-04</text:p>
          </table:table-cell>
          <table:table-cell office:value-type="float" office:value="175291" calcext:value-type="float">
            <text:p>175291</text:p>
          </table:table-cell>
          <table:table-cell office:value-type="string" calcext:value-type="string">
            <text:p>3000-01-01</text:p>
          </table:table-cell>
          <table:table-cell office:value-type="float" office:value="103097" calcext:value-type="float">
            <text:p>10309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22:43:22-04</text:p>
          </table:table-cell>
          <table:table-cell office:value-type="string" calcext:value-type="string">
            <text:p>2016-03-28 15:52:54.657065-04</text:p>
          </table:table-cell>
          <table:table-cell/>
          <table:table-cell office:value-type="string" calcext:value-type="string">
            <text:p>http://adult-mag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hristianpost.com &gt; Evangelis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dca3017dcee863cb35e2e649689e4c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1:13:11.875771-04</text:p>
          </table:table-cell>
          <table:table-cell office:value-type="float" office:value="358026" calcext:value-type="float">
            <text:p>358026</text:p>
          </table:table-cell>
          <table:table-cell office:value-type="string" calcext:value-type="string">
            <text:p>3000-01-01</text:p>
          </table:table-cell>
          <table:table-cell office:value-type="float" office:value="67320" calcext:value-type="float">
            <text:p>6732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01:14:58-04</text:p>
          </table:table-cell>
          <table:table-cell office:value-type="string" calcext:value-type="string">
            <text:p>2015-09-23 03:35:31.776589-04</text:p>
          </table:table-cell>
          <table:table-cell/>
          <table:table-cell office:value-type="string" calcext:value-type="string">
            <text:p>http://www.christianpost.com/services/rss/feed/topics/evangelism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2.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fd0a627322cb15bc674bc69e256431e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4:57:45.684053-04</text:p>
          </table:table-cell>
          <table:table-cell office:value-type="float" office:value="122541" calcext:value-type="float">
            <text:p>122541</text:p>
          </table:table-cell>
          <table:table-cell office:value-type="string" calcext:value-type="string">
            <text:p>3000-01-01</text:p>
          </table:table-cell>
          <table:table-cell office:value-type="float" office:value="65349" calcext:value-type="float">
            <text:p>6534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4:58:40-04</text:p>
          </table:table-cell>
          <table:table-cell office:value-type="string" calcext:value-type="string">
            <text:p>2016-04-01 00:47:53.810466-04</text:p>
          </table:table-cell>
          <table:table-cell/>
          <table:table-cell office:value-type="string" calcext:value-type="string">
            <text:p>http://www.ibda3world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S: Mobil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ef5456b6dd6b0470c649bde7b73928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5:41:02.733944-04</text:p>
          </table:table-cell>
          <table:table-cell office:value-type="float" office:value="77636" calcext:value-type="float">
            <text:p>77636</text:p>
          </table:table-cell>
          <table:table-cell office:value-type="string" calcext:value-type="string">
            <text:p>3000-01-01</text:p>
          </table:table-cell>
          <table:table-cell office:value-type="float" office:value="40263" calcext:value-type="float">
            <text:p>4026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15:42:55-04</text:p>
          </table:table-cell>
          <table:table-cell office:value-type="string" calcext:value-type="string">
            <text:p>2016-02-24 03:52:35.768429-05</text:p>
          </table:table-cell>
          <table:table-cell/>
          <table:table-cell office:value-type="string" calcext:value-type="string">
            <text:p>http://computersweden.idg.se/rss/mobi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cb8a599945e022b5ed311ea0d71e79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54:52.490395-04</text:p>
          </table:table-cell>
          <table:table-cell office:value-type="float" office:value="101952" calcext:value-type="float">
            <text:p>101952</text:p>
          </table:table-cell>
          <table:table-cell office:value-type="string" calcext:value-type="string">
            <text:p>3000-01-01</text:p>
          </table:table-cell>
          <table:table-cell office:value-type="float" office:value="42068" calcext:value-type="float">
            <text:p>4206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13:57:03-04</text:p>
          </table:table-cell>
          <table:table-cell office:value-type="string" calcext:value-type="string">
            <text:p>2016-03-18 21:16:14.718246-04</text:p>
          </table:table-cell>
          <table:table-cell/>
          <table:table-cell office:value-type="string" calcext:value-type="string">
            <text:p>http://www.varmatin.com/people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y City Times Entertainment Impact - MLive.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49aa5b1df7314e417b78f8042abb0c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1:38:42.154558-04</text:p>
          </table:table-cell>
          <table:table-cell office:value-type="float" office:value="9811" calcext:value-type="float">
            <text:p>9811</text:p>
          </table:table-cell>
          <table:table-cell office:value-type="string" calcext:value-type="string">
            <text:p>3000-01-01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01:41:07-04</text:p>
          </table:table-cell>
          <table:table-cell office:value-type="string" calcext:value-type="string">
            <text:p>2016-03-15 09:02:02.662342-04</text:p>
          </table:table-cell>
          <table:table-cell/>
          <table:table-cell office:value-type="string" calcext:value-type="string">
            <text:p>http://feeds.feedburner.com/baycityentertainmen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atier and Ross Blo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49d2b63d1335d722ee0eb78ac328663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0:03:00.515222-04</text:p>
          </table:table-cell>
          <table:table-cell office:value-type="float" office:value="172634" calcext:value-type="float">
            <text:p>172634</text:p>
          </table:table-cell>
          <table:table-cell office:value-type="string" calcext:value-type="string">
            <text:p>3000-01-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0:05:46-04</text:p>
          </table:table-cell>
          <table:table-cell office:value-type="string" calcext:value-type="string">
            <text:p>2016-04-06 02:27:18.63674-04</text:p>
          </table:table-cell>
          <table:table-cell/>
          <table:table-cell office:value-type="string" calcext:value-type="string">
            <text:p>http://www.sfgate.com/rss/feed/Matier-and-Ross-Blog-577.php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klahoma City News latest RSS headlines - Big News Network.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90a10a2b153b2331c0131db522dd30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56:43.856667-04</text:p>
          </table:table-cell>
          <table:table-cell office:value-type="float" office:value="179593" calcext:value-type="float">
            <text:p>179593</text:p>
          </table:table-cell>
          <table:table-cell office:value-type="string" calcext:value-type="string">
            <text:p>3000-01-01</text:p>
          </table:table-cell>
          <table:table-cell office:value-type="float" office:value="106888" calcext:value-type="float">
            <text:p>10688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3-19 08:20:27-04</text:p>
          </table:table-cell>
          <table:table-cell office:value-type="string" calcext:value-type="string">
            <text:p>2016-03-19 08:17:58.808743-04</text:p>
          </table:table-cell>
          <table:table-cell/>
          <table:table-cell office:value-type="string" calcext:value-type="string">
            <text:p>http://www.bignewsnetwork.com/index.php/nav/rss/ade52738bf7d5fc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onolulu News latest RSS headlines - Big News Network.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600cca88cafc1c68e60df89d06f2e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1:21:53.038386-04</text:p>
          </table:table-cell>
          <table:table-cell office:value-type="float" office:value="179499" calcext:value-type="float">
            <text:p>179499</text:p>
          </table:table-cell>
          <table:table-cell office:value-type="string" calcext:value-type="string">
            <text:p>3000-01-01</text:p>
          </table:table-cell>
          <table:table-cell office:value-type="float" office:value="106888" calcext:value-type="float">
            <text:p>10688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3-18 20:18:03-04</text:p>
          </table:table-cell>
          <table:table-cell office:value-type="string" calcext:value-type="string">
            <text:p>2016-03-18 04:44:47.062822-04</text:p>
          </table:table-cell>
          <table:table-cell/>
          <table:table-cell office:value-type="string" calcext:value-type="string">
            <text:p>http://www.bignewsnetwork.com/index.php/nav/rss/a5a14b1515940e5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aits-divers – Justic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ca0661bbb2545f89fe5c32e74b30856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9:44:55.076367-04</text:p>
          </table:table-cell>
          <table:table-cell office:value-type="float" office:value="80025" calcext:value-type="float">
            <text:p>80025</text:p>
          </table:table-cell>
          <table:table-cell office:value-type="string" calcext:value-type="string">
            <text:p>3000-01-01</text:p>
          </table:table-cell>
          <table:table-cell office:value-type="float" office:value="40602" calcext:value-type="float">
            <text:p>4060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2-15 17:36:22.555479-05</text:p>
          </table:table-cell>
          <table:table-cell office:value-type="string" calcext:value-type="string">
            <text:p>2015-02-13 17:25:25.084812-05</text:p>
          </table:table-cell>
          <table:table-cell/>
          <table:table-cell office:value-type="string" calcext:value-type="string">
            <text:p>http://www.lest-eclair.fr/rss/faits-divers-justice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łos Rosji, Wiadomości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4650670c8a8a4aa42ef800cad6beb5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3:15:49.230297-0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3000-01-01</text:p>
          </table:table-cell>
          <table:table-cell office:value-type="float" office:value="42058" calcext:value-type="float">
            <text:p>4205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2-20 04:14:28.467363-05</text:p>
          </table:table-cell>
          <table:table-cell office:value-type="string" calcext:value-type="string">
            <text:p>2015-02-19 14:30:39.833634-05</text:p>
          </table:table-cell>
          <table:table-cell/>
          <table:table-cell office:value-type="string" calcext:value-type="string">
            <text:p>http://polish.ruvr.ru/rss/export_all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 Point - Sport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5a55f360fc85267d2069b8fff9871a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32:55.429099-04</text:p>
          </table:table-cell>
          <table:table-cell office:value-type="float" office:value="132997" calcext:value-type="float">
            <text:p>132997</text:p>
          </table:table-cell>
          <table:table-cell office:value-type="string" calcext:value-type="string">
            <text:p>3000-01-01</text:p>
          </table:table-cell>
          <table:table-cell office:value-type="float" office:value="41583" calcext:value-type="float">
            <text:p>4158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9:33:25-04</text:p>
          </table:table-cell>
          <table:table-cell office:value-type="string" calcext:value-type="string">
            <text:p>2016-04-06 18:00:23.784489-04</text:p>
          </table:table-cell>
          <table:table-cell/>
          <table:table-cell office:value-type="string" calcext:value-type="string">
            <text:p>http://www.lepoint.fr/sport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stak.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225778d663274969697df362dd0498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84756" calcext:value-type="float">
            <text:p>84756</text:p>
          </table:table-cell>
          <table:table-cell office:value-type="string" calcext:value-type="string">
            <text:p>3000-01-01</text:p>
          </table:table-cell>
          <table:table-cell office:value-type="float" office:value="41251" calcext:value-type="float">
            <text:p>4125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05:57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http://www.destak.pt/rss</text:p>
          </table:table-cell>
        </table:table-row>
        <table:table-row table:style-name="ro4">
          <table:table-cell office:value-type="string" calcext:value-type="string">
            <text:p>syndicated</text:p>
          </table:table-cell>
          <table:table-cell office:value-type="string" calcext:value-type="string">
            <text:p/>
            <text:p> Patrika : India's Leading Hindi News Portal</text:p>
            <text:p> 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bda29b8b5bec57610373b31bf4e7033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04:02.902479-04</text:p>
          </table:table-cell>
          <table:table-cell office:value-type="float" office:value="372991" calcext:value-type="float">
            <text:p>372991</text:p>
          </table:table-cell>
          <table:table-cell office:value-type="string" calcext:value-type="string">
            <text:p>3000-01-01</text:p>
          </table:table-cell>
          <table:table-cell office:value-type="float" office:value="271169" calcext:value-type="float">
            <text:p>27116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5:07:47-04</text:p>
          </table:table-cell>
          <table:table-cell office:value-type="string" calcext:value-type="string">
            <text:p>2016-04-06 23:31:08.936496-04</text:p>
          </table:table-cell>
          <table:table-cell/>
          <table:table-cell office:value-type="string" calcext:value-type="string">
            <text:p>http://api.patrika.com/rss/?q=category&amp;v=sidhi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IRED » Danger Ro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1d8cd98f00b204e9800998ecf8427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4:36:36.799842-04</text:p>
          </table:table-cell>
          <table:table-cell office:value-type="float" office:value="172730" calcext:value-type="float">
            <text:p>172730</text:p>
          </table:table-cell>
          <table:table-cell office:value-type="string" calcext:value-type="string">
            <text:p>3000-01-01</text:p>
          </table:table-cell>
          <table:table-cell office:value-type="float" office:value="39849" calcext:value-type="float">
            <text:p>3984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4:37:47-04</text:p>
          </table:table-cell>
          <table:table-cell office:value-type="string" calcext:value-type="string">
            <text:p>2015-02-16 06:06:35.236777-05</text:p>
          </table:table-cell>
          <table:table-cell/>
          <table:table-cell office:value-type="string" calcext:value-type="string">
            <text:p>http://www.wired.com/dangerro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Mike Hashimot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31dc96e1bde6447cad959a9dabe5e7b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3:10:23.693343-04</text:p>
          </table:table-cell>
          <table:table-cell office:value-type="float" office:value="351982" calcext:value-type="float">
            <text:p>351982</text:p>
          </table:table-cell>
          <table:table-cell office:value-type="string" calcext:value-type="string">
            <text:p>3000-01-01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13:10:47-04</text:p>
          </table:table-cell>
          <table:table-cell office:value-type="string" calcext:value-type="string">
            <text:p>2016-02-02 22:22:19.391231-05</text:p>
          </table:table-cell>
          <table:table-cell/>
          <table:table-cell office:value-type="string" calcext:value-type="string">
            <text:p>http://www.dallasnews.com/opinion/columnists/mike-hashimoto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resseportal.de - Branche Touristi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7727f2e88c1acdebc20856478eaabd3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27:18.63674-04</text:p>
          </table:table-cell>
          <table:table-cell office:value-type="float" office:value="72321" calcext:value-type="float">
            <text:p>72321</text:p>
          </table:table-cell>
          <table:table-cell office:value-type="string" calcext:value-type="string">
            <text:p>3000-01-01</text:p>
          </table:table-cell>
          <table:table-cell office:value-type="float" office:value="39429" calcext:value-type="float">
            <text:p>3942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2:29:09-04</text:p>
          </table:table-cell>
          <table:table-cell office:value-type="string" calcext:value-type="string">
            <text:p>2016-03-26 11:14:33.00067-04</text:p>
          </table:table-cell>
          <table:table-cell/>
          <table:table-cell office:value-type="string" calcext:value-type="string">
            <text:p>http://www.presseportal.de/rss/touristik.rss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mmunications:Satellite TV Articles from EzineArticles.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5e566a2ab86ec9b838364d2d050ebdc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378874" calcext:value-type="float">
            <text:p>378874</text:p>
          </table:table-cell>
          <table:table-cell office:value-type="string" calcext:value-type="string">
            <text:p>3000-01-01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3-18 12:25:47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http://feeds.ezinearticles.com/category/Communications:Satellite-TV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rStandard.at › International › Nahos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a5e9a81b85dcba2121fb543bb5b78b6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70026" calcext:value-type="float">
            <text:p>70026</text:p>
          </table:table-cell>
          <table:table-cell office:value-type="string" calcext:value-type="string">
            <text:p>3000-01-01</text:p>
          </table:table-cell>
          <table:table-cell office:value-type="float" office:value="39179" calcext:value-type="float">
            <text:p>3917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1:30:10-04</text:p>
          </table:table-cell>
          <table:table-cell office:value-type="string" calcext:value-type="string">
            <text:p>2016-02-15 06:38:42.267799-05</text:p>
          </table:table-cell>
          <table:table-cell/>
          <table:table-cell office:value-type="string" calcext:value-type="string">
            <text:p>http://derstandard.at/?page=rss&amp;ressort=Nahos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 and Society:Weather Articles from EzineArticles.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35332822870066c90edb5181fc7dbef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378955" calcext:value-type="float">
            <text:p>378955</text:p>
          </table:table-cell>
          <table:table-cell office:value-type="string" calcext:value-type="string">
            <text:p>3000-01-01</text:p>
          </table:table-cell>
          <table:table-cell office:value-type="float" office:value="23451" calcext:value-type="float">
            <text:p>2345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3-18 12:23:29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http://feeds.ezinearticles.com/category/News-and-Society:Weather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olipop.deti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45b185e2dd9f860545bc44f11b9b4a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3:13:35.719544-04</text:p>
          </table:table-cell>
          <table:table-cell office:value-type="float" office:value="119334" calcext:value-type="float">
            <text:p>119334</text:p>
          </table:table-cell>
          <table:table-cell office:value-type="string" calcext:value-type="string">
            <text:p>3000-01-01</text:p>
          </table:table-cell>
          <table:table-cell office:value-type="float" office:value="63173" calcext:value-type="float">
            <text:p>6317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03:15:42-04</text:p>
          </table:table-cell>
          <table:table-cell office:value-type="string" calcext:value-type="string">
            <text:p>2016-03-28 20:23:47.186729-04</text:p>
          </table:table-cell>
          <table:table-cell/>
          <table:table-cell office:value-type="string" calcext:value-type="string">
            <text:p>http://rss.detik.com/index.php/wolipop_fashion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ff the Shel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730af21b1eb5ab395c1f045804904b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82298" calcext:value-type="float">
            <text:p>182298</text:p>
          </table:table-cell>
          <table:table-cell office:value-type="string" calcext:value-type="string">
            <text:p>3000-01-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1:18-04</text:p>
          </table:table-cell>
          <table:table-cell office:value-type="string" calcext:value-type="string">
            <text:p>2014-07-23 16:49:53.431341-04</text:p>
          </table:table-cell>
          <table:table-cell/>
          <table:table-cell office:value-type="string" calcext:value-type="string">
            <text:p>http://syndication.boston.com/ae/books?mode=rss_1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PP.com - Monmouth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1d8cd98f00b204e9800998ecf8427e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985" calcext:value-type="float">
            <text:p>3985</text:p>
          </table:table-cell>
          <table:table-cell office:value-type="string" calcext:value-type="string">
            <text:p>3000-01-0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1-25 14:35:30-05</text:p>
          </table:table-cell>
          <table:table-cell office:value-type="string" calcext:value-type="string">
            <text:p>2014-05-20 06:42:18.104236-04</text:p>
          </table:table-cell>
          <table:table-cell/>
          <table:table-cell office:value-type="string" calcext:value-type="string">
            <text:p>http://www.app.com/apps/pbcs.dll/section?category=rss01&amp;mime=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yxomo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1c76a7ac3d7c43af6b571c831d04c6b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3:03:37.496114-04</text:p>
          </table:table-cell>
          <table:table-cell office:value-type="float" office:value="30304" calcext:value-type="float">
            <text:p>30304</text:p>
          </table:table-cell>
          <table:table-cell office:value-type="string" calcext:value-type="string">
            <text:p>3000-01-01</text:p>
          </table:table-cell>
          <table:table-cell office:value-type="float" office:value="8981" calcext:value-type="float">
            <text:p>898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3:04:11-04</text:p>
          </table:table-cell>
          <table:table-cell office:value-type="string" calcext:value-type="string">
            <text:p>2016-04-06 21:30:49.293032-04</text:p>
          </table:table-cell>
          <table:table-cell/>
          <table:table-cell office:value-type="string" calcext:value-type="string">
            <text:p>http://myxomop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stilla y León en rtve.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4e8be304f44a3ce322aa2e6c800659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4:27:29.996523-04</text:p>
          </table:table-cell>
          <table:table-cell office:value-type="float" office:value="77066" calcext:value-type="float">
            <text:p>77066</text:p>
          </table:table-cell>
          <table:table-cell office:value-type="string" calcext:value-type="string">
            <text:p>3000-01-01</text:p>
          </table:table-cell>
          <table:table-cell office:value-type="float" office:value="40091" calcext:value-type="float">
            <text:p>4009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4:28:00-04</text:p>
          </table:table-cell>
          <table:table-cell office:value-type="string" calcext:value-type="string">
            <text:p>2016-04-01 04:18:35.273141-04</text:p>
          </table:table-cell>
          <table:table-cell/>
          <table:table-cell office:value-type="string" calcext:value-type="string">
            <text:p>http://www.rtve.es/rss/temas_castilla-leon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b6e98c7e93e6cc0cd13530b0d6e2191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4:31:47.930309-04</text:p>
          </table:table-cell>
          <table:table-cell office:value-type="float" office:value="122540" calcext:value-type="float">
            <text:p>122540</text:p>
          </table:table-cell>
          <table:table-cell office:value-type="string" calcext:value-type="string">
            <text:p>3000-01-01</text:p>
          </table:table-cell>
          <table:table-cell office:value-type="float" office:value="65348" calcext:value-type="float">
            <text:p>6534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4:33:25-04</text:p>
          </table:table-cell>
          <table:table-cell office:value-type="string" calcext:value-type="string">
            <text:p>2016-04-05 20:56:10.339177-04</text:p>
          </table:table-cell>
          <table:table-cell/>
          <table:table-cell office:value-type="string" calcext:value-type="string">
            <text:p>http://www.aidesep.org.pe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Cal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1d8cd98f00b204e9800998ecf8427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2:22:50.881657-04</text:p>
          </table:table-cell>
          <table:table-cell office:value-type="float" office:value="355307" calcext:value-type="float">
            <text:p>355307</text:p>
          </table:table-cell>
          <table:table-cell office:value-type="string" calcext:value-type="string">
            <text:p>3000-01-01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2:25:18-04</text:p>
          </table:table-cell>
          <table:table-cell table:number-columns-repeated="2"/>
          <table:table-cell office:value-type="string" calcext:value-type="string">
            <text:p>http://www.cnbc.com/id/37447855/device/rss/rss.ht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d41d8cd98f00b204e9800998ecf8427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86331" calcext:value-type="float">
            <text:p>86331</text:p>
          </table:table-cell>
          <table:table-cell office:value-type="string" calcext:value-type="string">
            <text:p>3000-01-01</text:p>
          </table:table-cell>
          <table:table-cell office:value-type="float" office:value="41429" calcext:value-type="float">
            <text:p>4142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0:55:39-04</text:p>
          </table:table-cell>
          <table:table-cell office:value-type="string" calcext:value-type="string">
            <text:p>2014-12-12 10:47:59.493866-05</text:p>
          </table:table-cell>
          <table:table-cell/>
          <table:table-cell office:value-type="string" calcext:value-type="string">
            <text:p>http://www.republikein.com.na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NW Shareabl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f45e17f3a056b982d7f1f23ca51795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27270" calcext:value-type="float">
            <text:p>27270</text:p>
          </table:table-cell>
          <table:table-cell office:value-type="string" calcext:value-type="string">
            <text:p>3000-01-01</text:p>
          </table:table-cell>
          <table:table-cell office:value-type="float" office:value="7203" calcext:value-type="float">
            <text:p>720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1:31:41-04</text:p>
          </table:table-cell>
          <table:table-cell office:value-type="string" calcext:value-type="string">
            <text:p>2016-03-12 14:57:51.533868-05</text:p>
          </table:table-cell>
          <table:table-cell/>
          <table:table-cell office:value-type="string" calcext:value-type="string">
            <text:p>http://feeds.feedburner.com/Shareable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6683952ceca3eda2821bfdce79867c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8:54:07.807359-04</text:p>
          </table:table-cell>
          <table:table-cell office:value-type="float" office:value="171656" calcext:value-type="float">
            <text:p>171656</text:p>
          </table:table-cell>
          <table:table-cell office:value-type="string" calcext:value-type="string">
            <text:p>3000-01-01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8:56:37-04</text:p>
          </table:table-cell>
          <table:table-cell office:value-type="string" calcext:value-type="string">
            <text:p>2016-03-18 16:16:10.543593-04</text:p>
          </table:table-cell>
          <table:table-cell/>
          <table:table-cell office:value-type="string" calcext:value-type="string">
            <text:p>http://search.espn.go.com/rss/tim-keown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ynet - Cultu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bcef80086165b157b83f3ded6dc3fc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2:24:48.233071-04</text:p>
          </table:table-cell>
          <table:table-cell office:value-type="float" office:value="132133" calcext:value-type="float">
            <text:p>132133</text:p>
          </table:table-cell>
          <table:table-cell office:value-type="string" calcext:value-type="string">
            <text:p>3000-01-01</text:p>
          </table:table-cell>
          <table:table-cell office:value-type="float" office:value="40915" calcext:value-type="float">
            <text:p>4091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12:26:44-04</text:p>
          </table:table-cell>
          <table:table-cell office:value-type="string" calcext:value-type="string">
            <text:p>2016-04-02 20:42:14.576488-04</text:p>
          </table:table-cell>
          <table:table-cell/>
          <table:table-cell office:value-type="string" calcext:value-type="string">
            <text:p>http://www.ynet.co.il/Integration/StoryRss3086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lifornia Latinas for Reproductive Justic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78fdae88dac337f1c0b2801420b1de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1:30:49.293032-04</text:p>
          </table:table-cell>
          <table:table-cell office:value-type="float" office:value="364050" calcext:value-type="float">
            <text:p>364050</text:p>
          </table:table-cell>
          <table:table-cell office:value-type="string" calcext:value-type="string">
            <text:p>3000-01-01</text:p>
          </table:table-cell>
          <table:table-cell office:value-type="float" office:value="113126" calcext:value-type="float">
            <text:p>11312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21:31:12-04</text:p>
          </table:table-cell>
          <table:table-cell office:value-type="string" calcext:value-type="string">
            <text:p>2016-04-04 05:48:36.766164-04</text:p>
          </table:table-cell>
          <table:table-cell/>
          <table:table-cell office:value-type="string" calcext:value-type="string">
            <text:p>http://www.californialatinas.org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tiften.d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ed136275500c830a9e1a733e18010ab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71769" calcext:value-type="float">
            <text:p>71769</text:p>
          </table:table-cell>
          <table:table-cell office:value-type="string" calcext:value-type="string">
            <text:p>3000-01-01</text:p>
          </table:table-cell>
          <table:table-cell office:value-type="float" office:value="39339" calcext:value-type="float">
            <text:p>3933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23:26:48-04</text:p>
          </table:table-cell>
          <table:table-cell office:value-type="string" calcext:value-type="string">
            <text:p>2015-10-03 03:00:15.628496-04</text:p>
          </table:table-cell>
          <table:table-cell/>
          <table:table-cell office:value-type="string" calcext:value-type="string">
            <text:p>http://stiften.dk/feeds/rss/Odder</text:p>
          </table:table-cell>
        </table:table-row>
        <table:table-row table:style-name="ro4">
          <table:table-cell office:value-type="string" calcext:value-type="string">
            <text:p>syndicated</text:p>
          </table:table-cell>
          <table:table-cell office:value-type="string" calcext:value-type="string">
            <text:p/>
            <text:p>  Contingency Today News Feed</text:p>
            <text:p/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9248d81474c0d265ae8e181fbd3d02b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16526" calcext:value-type="float">
            <text:p>16526</text:p>
          </table:table-cell>
          <table:table-cell office:value-type="string" calcext:value-type="string">
            <text:p>3000-01-01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4-12-08 04:37:14.407382-05</text:p>
          </table:table-cell>
          <table:table-cell office:value-type="string" calcext:value-type="string">
            <text:p>2014-10-01 05:31:19.324208-04</text:p>
          </table:table-cell>
          <table:table-cell/>
          <table:table-cell office:value-type="string" calcext:value-type="string">
            <text:p>http://www.contingencytoday.com/includes/news_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 Soleil - Tenni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73a39b22d300bd6944b990cfa90a71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02:35.430215-04</text:p>
          </table:table-cell>
          <table:table-cell office:value-type="float" office:value="130342" calcext:value-type="float">
            <text:p>130342</text:p>
          </table:table-cell>
          <table:table-cell office:value-type="string" calcext:value-type="string">
            <text:p>3000-01-01</text:p>
          </table:table-cell>
          <table:table-cell office:value-type="float" office:value="39498" calcext:value-type="float">
            <text:p>3949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8:04:58-04</text:p>
          </table:table-cell>
          <table:table-cell office:value-type="string" calcext:value-type="string">
            <text:p>2016-04-02 00:08:34.502737-04</text:p>
          </table:table-cell>
          <table:table-cell/>
          <table:table-cell office:value-type="string" calcext:value-type="string">
            <text:p>http://www.lapresse.ca/rss/1684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41ad88bd1dc06856053418f57fe74be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1:47:15.596318-04</text:p>
          </table:table-cell>
          <table:table-cell office:value-type="float" office:value="94630" calcext:value-type="float">
            <text:p>94630</text:p>
          </table:table-cell>
          <table:table-cell office:value-type="string" calcext:value-type="string">
            <text:p>3000-01-01</text:p>
          </table:table-cell>
          <table:table-cell office:value-type="float" office:value="42028" calcext:value-type="float">
            <text:p>4202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21:47:25-04</text:p>
          </table:table-cell>
          <table:table-cell office:value-type="string" calcext:value-type="string">
            <text:p>2016-03-17 05:10:05.576102-04</text:p>
          </table:table-cell>
          <table:table-cell/>
          <table:table-cell office:value-type="string" calcext:value-type="string">
            <text:p>http://www.cope.es//Menu/Actualidad/Cultura/rss.xml?componente=19&amp;seccion=1146&amp;idioma=es_E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ichigan Televisio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68be585daa4cade89152f68450d24fa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8:46:40.418902-04</text:p>
          </table:table-cell>
          <table:table-cell office:value-type="float" office:value="349342" calcext:value-type="float">
            <text:p>349342</text:p>
          </table:table-cell>
          <table:table-cell office:value-type="string" calcext:value-type="string">
            <text:p>3000-01-01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18:46:52-04</text:p>
          </table:table-cell>
          <table:table-cell office:value-type="string" calcext:value-type="string">
            <text:p>2015-09-16 21:28:45.685455-04</text:p>
          </table:table-cell>
          <table:table-cell/>
          <table:table-cell office:value-type="string" calcext:value-type="string">
            <text:p>http://blog.mlive.com/tv_impact/atom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°Ù¶ÈÁôÑ§½¹µãÐÂÎÅ</text:p>
          </table:table-cell>
          <table:table-cell office:value-type="string" calcext:value-type="string">
            <text:p>activ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00-01-01 00:00:00-05</text:p>
          </table:table-cell>
          <table:table-cell office:value-type="float" office:value="81725" calcext:value-type="float">
            <text:p>81725</text:p>
          </table:table-cell>
          <table:table-cell office:value-type="string" calcext:value-type="string">
            <text:p>3000-01-01</text:p>
          </table:table-cell>
          <table:table-cell office:value-type="float" office:value="40867" calcext:value-type="float">
            <text:p>40867</text:p>
          </table:table-cell>
          <table:table-cell office:value-type="string" calcext:value-type="string">
            <text:p>1000-01-01</text:p>
          </table:table-cell>
          <table:table-cell/>
          <table:table-cell office:value-type="string" calcext:value-type="string">
            <text:p>2100-01-01 00:00:00-05</text:p>
          </table:table-cell>
          <table:table-cell/>
          <table:table-cell office:value-type="string" calcext:value-type="string">
            <text:p>http://news.baidu.com/n?cmd=1&amp;class=abroad&amp;tn=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ba Blo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a72b301bd3a5aff7b235ed44a5f156f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8502" calcext:value-type="float">
            <text:p>108502</text:p>
          </table:table-cell>
          <table:table-cell office:value-type="string" calcext:value-type="string">
            <text:p>3000-01-01</text:p>
          </table:table-cell>
          <table:table-cell office:value-type="float" office:value="56885" calcext:value-type="float">
            <text:p>5688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3-23 06:14:25.017516-04</text:p>
          </table:table-cell>
          <table:table-cell office:value-type="string" calcext:value-type="string">
            <text:p>2014-09-17 04:30:36.732412-04</text:p>
          </table:table-cell>
          <table:table-cell/>
          <table:table-cell office:value-type="string" calcext:value-type="string">
            <text:p>http://feeds.feedburner.com/CubaBlog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glen-roc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2b0c2f0f9559769a4876c5e0fa177e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7:51:07.438292-04</text:p>
          </table:table-cell>
          <table:table-cell office:value-type="float" office:value="341704" calcext:value-type="float">
            <text:p>341704</text:p>
          </table:table-cell>
          <table:table-cell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0-19 12:06:42-04</text:p>
          </table:table-cell>
          <table:table-cell office:value-type="string" calcext:value-type="string">
            <text:p>2015-08-13 18:44:09.111089-04</text:p>
          </table:table-cell>
          <table:table-cell/>
          <table:table-cell office:value-type="string" calcext:value-type="string">
            <text:p>http://topics.nj.com/tag/glen-rock/atom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ezondheidsnet.b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1e50d23f20efc72720c02eea62bf4f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32838" calcext:value-type="float">
            <text:p>132838</text:p>
          </table:table-cell>
          <table:table-cell office:value-type="string" calcext:value-type="string">
            <text:p>3000-01-01</text:p>
          </table:table-cell>
          <table:table-cell office:value-type="float" office:value="41453" calcext:value-type="float">
            <text:p>4145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4-07-01 03:54:04.491784-04</text:p>
          </table:table-cell>
          <table:table-cell office:value-type="string" calcext:value-type="string">
            <text:p>2014-06-20 10:01:23.344904-04</text:p>
          </table:table-cell>
          <table:table-cell/>
          <table:table-cell office:value-type="string" calcext:value-type="string">
            <text:p>http://www.knack.be/nieuws/gezondheidsnet-be/feed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Все под Небесами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bfeb2c45c8cd4e4619537bb9eb66c6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0:58:58.261155-04</text:p>
          </table:table-cell>
          <table:table-cell office:value-type="float" office:value="37856" calcext:value-type="float">
            <text:p>37856</text:p>
          </table:table-cell>
          <table:table-cell office:value-type="string" calcext:value-type="string">
            <text:p>3000-01-01</text:p>
          </table:table-cell>
          <table:table-cell office:value-type="float" office:value="16612" calcext:value-type="float">
            <text:p>1661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1:02:16-04</text:p>
          </table:table-cell>
          <table:table-cell office:value-type="string" calcext:value-type="string">
            <text:p>2016-04-03 19:16:41.589425-04</text:p>
          </table:table-cell>
          <table:table-cell/>
          <table:table-cell office:value-type="string" calcext:value-type="string">
            <text:p>http://aigol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raritan-hunterdo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2b0c2f0f9559769a4876c5e0fa177e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25:55.588655-04</text:p>
          </table:table-cell>
          <table:table-cell office:value-type="float" office:value="342050" calcext:value-type="float">
            <text:p>342050</text:p>
          </table:table-cell>
          <table:table-cell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0-20 13:38:16-04</text:p>
          </table:table-cell>
          <table:table-cell office:value-type="string" calcext:value-type="string">
            <text:p>2015-05-08 16:38:12.844437-04</text:p>
          </table:table-cell>
          <table:table-cell/>
          <table:table-cell office:value-type="string" calcext:value-type="string">
            <text:p>http://topics.nj.com/tag/raritan-hunterdon/atom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ynet Günün En Çok Okunan Haberleri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1d8cd98f00b204e9800998ecf8427e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4345" calcext:value-type="float">
            <text:p>74345</text:p>
          </table:table-cell>
          <table:table-cell office:value-type="string" calcext:value-type="string">
            <text:p>3000-01-01</text:p>
          </table:table-cell>
          <table:table-cell office:value-type="float" office:value="39684" calcext:value-type="float">
            <text:p>3968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3:45-04</text:p>
          </table:table-cell>
          <table:table-cell office:value-type="string" calcext:value-type="string">
            <text:p>2013-08-29 02:08:18.115758-04</text:p>
          </table:table-cell>
          <table:table-cell/>
          <table:table-cell office:value-type="string" calcext:value-type="string">
            <text:p>http://haber.mynet.com/rss/en-cok-okunanlar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ve Hindustan Rss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2e4f950d9fcaeccc0d705471f85493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6:37:08.670625-04</text:p>
          </table:table-cell>
          <table:table-cell office:value-type="float" office:value="372224" calcext:value-type="float">
            <text:p>372224</text:p>
          </table:table-cell>
          <table:table-cell office:value-type="string" calcext:value-type="string">
            <text:p>3000-01-01</text:p>
          </table:table-cell>
          <table:table-cell office:value-type="float" office:value="271162" calcext:value-type="float">
            <text:p>27116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6:39:31-04</text:p>
          </table:table-cell>
          <table:table-cell office:value-type="string" calcext:value-type="string">
            <text:p>2016-02-16 05:37:50.244325-05</text:p>
          </table:table-cell>
          <table:table-cell/>
          <table:table-cell office:value-type="string" calcext:value-type="string">
            <text:p>http://www.livehindustan.com/rss/feed/269.ht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mall Biz-The Economic Tim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acd154bf6a93055c4a9ff27c3e1383f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373419" calcext:value-type="float">
            <text:p>373419</text:p>
          </table:table-cell>
          <table:table-cell office:value-type="string" calcext:value-type="string">
            <text:p>3000-01-01</text:p>
          </table:table-cell>
          <table:table-cell office:value-type="float" office:value="91093" calcext:value-type="float">
            <text:p>9109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06:58-04</text:p>
          </table:table-cell>
          <table:table-cell office:value-type="string" calcext:value-type="string">
            <text:p>2016-04-07 20:34:58.084527-04</text:p>
          </table:table-cell>
          <table:table-cell/>
          <table:table-cell office:value-type="string" calcext:value-type="string">
            <text:p>http://economictimes.indiatimes.com/small-biz/rssfeeds/5575607.cm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lmessaggero.it - Mod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f566172dbef6c20eaa91d9a39646db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67546" calcext:value-type="float">
            <text:p>67546</text:p>
          </table:table-cell>
          <table:table-cell office:value-type="string" calcext:value-type="string">
            <text:p>3000-01-01</text:p>
          </table:table-cell>
          <table:table-cell office:value-type="float" office:value="38859" calcext:value-type="float">
            <text:p>3885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0:07:05-04</text:p>
          </table:table-cell>
          <table:table-cell office:value-type="string" calcext:value-type="string">
            <text:p>2016-04-07 12:33:31.284095-04</text:p>
          </table:table-cell>
          <table:table-cell/>
          <table:table-cell office:value-type="string" calcext:value-type="string">
            <text:p>http://www.ilmessaggero.it/rss/moda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: Eagles New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f03983174a0dd31df8efc47a2fd88d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57:20.320344-04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3000-01-0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2:58:54-04</text:p>
          </table:table-cell>
          <table:table-cell office:value-type="string" calcext:value-type="string">
            <text:p>2016-01-23 07:11:16.278729-05</text:p>
          </table:table-cell>
          <table:table-cell/>
          <table:table-cell office:value-type="string" calcext:value-type="string">
            <text:p>http://feeds.feedburner.com/morningcall/sports/football/eagles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ue Zürcher Zeitung - Übersich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9c6438cf5dea97dbc11d40a0ac1689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7:00:10.013261-04</text:p>
          </table:table-cell>
          <table:table-cell office:value-type="float" office:value="75924" calcext:value-type="float">
            <text:p>75924</text:p>
          </table:table-cell>
          <table:table-cell office:value-type="string" calcext:value-type="string">
            <text:p>3000-01-01</text:p>
          </table:table-cell>
          <table:table-cell office:value-type="float" office:value="39892" calcext:value-type="float">
            <text:p>3989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7:02:34-04</text:p>
          </table:table-cell>
          <table:table-cell office:value-type="string" calcext:value-type="string">
            <text:p>2016-04-04 01:17:54.066015-04</text:p>
          </table:table-cell>
          <table:table-cell/>
          <table:table-cell office:value-type="string" calcext:value-type="string">
            <text:p>http://www.nzz.ch/lebensart/uebersicht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Star Online Lifestyle Highlight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0f3f7c0c972f86d671f938c504e1ff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3:33:49.065332-04</text:p>
          </table:table-cell>
          <table:table-cell office:value-type="float" office:value="361560" calcext:value-type="float">
            <text:p>361560</text:p>
          </table:table-cell>
          <table:table-cell office:value-type="string" calcext:value-type="string">
            <text:p>3000-01-01</text:p>
          </table:table-cell>
          <table:table-cell office:value-type="float" office:value="55849" calcext:value-type="float">
            <text:p>5584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3:34:54-04</text:p>
          </table:table-cell>
          <table:table-cell office:value-type="string" calcext:value-type="string">
            <text:p>2016-04-04 21:51:55.361139-04</text:p>
          </table:table-cell>
          <table:table-cell/>
          <table:table-cell office:value-type="string" calcext:value-type="string">
            <text:p>http://www.thestar.com.my/RSS/Editors-Choice/Lifestyl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hilstar.com - Cebu Busines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e9e4dd172fc9c2474a61a909bf2a1b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111779" calcext:value-type="float">
            <text:p>111779</text:p>
          </table:table-cell>
          <table:table-cell office:value-type="string" calcext:value-type="string">
            <text:p>3000-01-01</text:p>
          </table:table-cell>
          <table:table-cell office:value-type="float" office:value="59226" calcext:value-type="float">
            <text:p>5922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0:37:39-04</text:p>
          </table:table-cell>
          <table:table-cell office:value-type="string" calcext:value-type="string">
            <text:p>2016-04-06 12:59:18.909711-04</text:p>
          </table:table-cell>
          <table:table-cell/>
          <table:table-cell office:value-type="string" calcext:value-type="string">
            <text:p>http://www.philstar.com/rss/cebu-busine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Послемрак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bed7f78fc98050b999d9da1f527cf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0:21:45.217565-04</text:p>
          </table:table-cell>
          <table:table-cell office:value-type="float" office:value="37329" calcext:value-type="float">
            <text:p>37329</text:p>
          </table:table-cell>
          <table:table-cell office:value-type="string" calcext:value-type="string">
            <text:p>3000-01-01</text:p>
          </table:table-cell>
          <table:table-cell office:value-type="float" office:value="16085" calcext:value-type="float">
            <text:p>1608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20:24:42-04</text:p>
          </table:table-cell>
          <table:table-cell office:value-type="string" calcext:value-type="string">
            <text:p>2016-01-01 00:35:56.596544-05</text:p>
          </table:table-cell>
          <table:table-cell/>
          <table:table-cell office:value-type="string" calcext:value-type="string">
            <text:p>http://fejanor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ITI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12b98b151c07bc7cc380455bf6504e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27:07.302401-04</text:p>
          </table:table-cell>
          <table:table-cell office:value-type="float" office:value="115705" calcext:value-type="float">
            <text:p>115705</text:p>
          </table:table-cell>
          <table:table-cell office:value-type="string" calcext:value-type="string">
            <text:p>3000-01-01</text:p>
          </table:table-cell>
          <table:table-cell office:value-type="float" office:value="61922" calcext:value-type="float">
            <text:p>6192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1:27:48-04</text:p>
          </table:table-cell>
          <table:table-cell office:value-type="string" calcext:value-type="string">
            <text:p>2016-04-03 09:44:55.076367-04</text:p>
          </table:table-cell>
          <table:table-cell/>
          <table:table-cell office:value-type="string" calcext:value-type="string">
            <text:p>http://eiti.org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Pet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e3728fcca6f0516cc0b82eb85b6da8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56:43.856667-04</text:p>
          </table:table-cell>
          <table:table-cell office:value-type="float" office:value="350459" calcext:value-type="float">
            <text:p>350459</text:p>
          </table:table-cell>
          <table:table-cell office:value-type="string" calcext:value-type="string">
            <text:p>3000-01-01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23:58:35-04</text:p>
          </table:table-cell>
          <table:table-cell office:value-type="string" calcext:value-type="string">
            <text:p>2016-04-03 08:14:32.673589-04</text:p>
          </table:table-cell>
          <table:table-cell/>
          <table:table-cell office:value-type="string" calcext:value-type="string">
            <text:p>http://www.dallasnews.com/news/community-news/pet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ichigan Dining &amp; Restaurant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d14cfea902994680dee35980aace50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19:07.017383-04</text:p>
          </table:table-cell>
          <table:table-cell office:value-type="float" office:value="122710" calcext:value-type="float">
            <text:p>122710</text:p>
          </table:table-cell>
          <table:table-cell office:value-type="string" calcext:value-type="string">
            <text:p>3000-01-01</text:p>
          </table:table-cell>
          <table:table-cell office:value-type="float" office:value="65422" calcext:value-type="float">
            <text:p>6542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08:22:11-04</text:p>
          </table:table-cell>
          <table:table-cell office:value-type="string" calcext:value-type="string">
            <text:p>2016-03-17 15:42:35.86224-04</text:p>
          </table:table-cell>
          <table:table-cell/>
          <table:table-cell office:value-type="string" calcext:value-type="string">
            <text:p>http://blog.mlive.com/dining_impact/atom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Star Online: Lifestyle: Arts &amp; Fashio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dd506b1b734a5089f3a2a6bce107b8e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27:18.63674-04</text:p>
          </table:table-cell>
          <table:table-cell office:value-type="float" office:value="79322" calcext:value-type="float">
            <text:p>79322</text:p>
          </table:table-cell>
          <table:table-cell office:value-type="string" calcext:value-type="string">
            <text:p>3000-01-01</text:p>
          </table:table-cell>
          <table:table-cell office:value-type="float" office:value="40537" calcext:value-type="float">
            <text:p>4053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5-12 15:31:30.427978-04</text:p>
          </table:table-cell>
          <table:table-cell office:value-type="string" calcext:value-type="string">
            <text:p>2015-04-11 02:15:43.198568-04</text:p>
          </table:table-cell>
          <table:table-cell/>
          <table:table-cell office:value-type="string" calcext:value-type="string">
            <text:p>http://thestar.com.my/rss/lifeart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urope 1: Insolit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1b13ae23a51b8b57ad929653483691c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6:02:01.109551-04</text:p>
          </table:table-cell>
          <table:table-cell office:value-type="float" office:value="367074" calcext:value-type="float">
            <text:p>367074</text:p>
          </table:table-cell>
          <table:table-cell office:value-type="string" calcext:value-type="string">
            <text:p>3000-01-01</text:p>
          </table:table-cell>
          <table:table-cell office:value-type="float" office:value="57934" calcext:value-type="float">
            <text:p>5793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6:03:47-04</text:p>
          </table:table-cell>
          <table:table-cell office:value-type="string" calcext:value-type="string">
            <text:p>2016-02-28 12:53:44.620973-05</text:p>
          </table:table-cell>
          <table:table-cell/>
          <table:table-cell office:value-type="string" calcext:value-type="string">
            <text:p>http://www.europe1.fr/var/export/rss/europe1/insolite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yden.cz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12e7ed90bca3c797f913f76aeb1703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6:00:02.165287-04</text:p>
          </table:table-cell>
          <table:table-cell office:value-type="float" office:value="90580" calcext:value-type="float">
            <text:p>90580</text:p>
          </table:table-cell>
          <table:table-cell office:value-type="string" calcext:value-type="string">
            <text:p>3000-01-01</text:p>
          </table:table-cell>
          <table:table-cell office:value-type="float" office:value="41943" calcext:value-type="float">
            <text:p>4194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6:03:01-04</text:p>
          </table:table-cell>
          <table:table-cell office:value-type="string" calcext:value-type="string">
            <text:p>2016-04-05 08:23:53.795094-04</text:p>
          </table:table-cell>
          <table:table-cell/>
          <table:table-cell office:value-type="string" calcext:value-type="string">
            <text:p>http://www.tyden.cz/rss/rss.php?rubrika_id=27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ackson Entertainmen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163a4d63da6e8efdcc9e04bf57e686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3:01:33.57492-04</text:p>
          </table:table-cell>
          <table:table-cell office:value-type="float" office:value="122759" calcext:value-type="float">
            <text:p>122759</text:p>
          </table:table-cell>
          <table:table-cell office:value-type="string" calcext:value-type="string">
            <text:p>3000-01-01</text:p>
          </table:table-cell>
          <table:table-cell office:value-type="float" office:value="65422" calcext:value-type="float">
            <text:p>6542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3:03:59-04</text:p>
          </table:table-cell>
          <table:table-cell office:value-type="string" calcext:value-type="string">
            <text:p>2016-03-27 10:48:11.059423-04</text:p>
          </table:table-cell>
          <table:table-cell/>
          <table:table-cell office:value-type="string" calcext:value-type="string">
            <text:p>http://blog.mlive.com/citpat/entertainment_impact/atom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Zawya.com - Egypt SE New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445ecf30d822c1996c3408dbaf248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0:47:53.810466-04</text:p>
          </table:table-cell>
          <table:table-cell office:value-type="float" office:value="81204" calcext:value-type="float">
            <text:p>81204</text:p>
          </table:table-cell>
          <table:table-cell office:value-type="string" calcext:value-type="string">
            <text:p>3000-01-01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0:50:27-04</text:p>
          </table:table-cell>
          <table:table-cell office:value-type="string" calcext:value-type="string">
            <text:p>2016-01-05 12:26:11.570874-05</text:p>
          </table:table-cell>
          <table:table-cell/>
          <table:table-cell office:value-type="string" calcext:value-type="string">
            <text:p>http://www.zawya.com/rssfeeds/cairo_se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rStandard.at › International › Nahost › Ira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73e31e0ad7248ce0fdf69b5a7747a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0:12:06.156559-04</text:p>
          </table:table-cell>
          <table:table-cell office:value-type="float" office:value="70022" calcext:value-type="float">
            <text:p>70022</text:p>
          </table:table-cell>
          <table:table-cell office:value-type="string" calcext:value-type="string">
            <text:p>3000-01-01</text:p>
          </table:table-cell>
          <table:table-cell office:value-type="float" office:value="39179" calcext:value-type="float">
            <text:p>3917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20:12:30-04</text:p>
          </table:table-cell>
          <table:table-cell office:value-type="string" calcext:value-type="string">
            <text:p>2015-12-30 00:27:42.673079-05</text:p>
          </table:table-cell>
          <table:table-cell/>
          <table:table-cell office:value-type="string" calcext:value-type="string">
            <text:p>http://derstandard.at/?page=rss&amp;ressort=iran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opinath's <text:s/>"ArTicKles"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6ed455962b02edd8245d76ec5f8059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76449" calcext:value-type="float">
            <text:p>176449</text:p>
          </table:table-cell>
          <table:table-cell office:value-type="string" calcext:value-type="string">
            <text:p>3000-01-01</text:p>
          </table:table-cell>
          <table:table-cell office:value-type="float" office:value="104220" calcext:value-type="float">
            <text:p>10422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8:37-04</text:p>
          </table:table-cell>
          <table:table-cell office:value-type="string" calcext:value-type="string">
            <text:p>2014-05-27 08:22:02.148519-04</text:p>
          </table:table-cell>
          <table:table-cell/>
          <table:table-cell office:value-type="string" calcext:value-type="string">
            <text:p>http://whatnonsanz.blogspot.com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ЮГА.ру | Статьи — портал южного региона ЮГА.ру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10abde83371cd80d1c3867510f96c6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8:16:38.332555-04</text:p>
          </table:table-cell>
          <table:table-cell office:value-type="float" office:value="376456" calcext:value-type="float">
            <text:p>376456</text:p>
          </table:table-cell>
          <table:table-cell office:value-type="string" calcext:value-type="string">
            <text:p>3000-01-01</text:p>
          </table:table-cell>
          <table:table-cell office:value-type="float" office:value="39986" calcext:value-type="float">
            <text:p>3998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18:17:00-04</text:p>
          </table:table-cell>
          <table:table-cell office:value-type="string" calcext:value-type="string">
            <text:p>2016-03-29 11:26:37.374493-04</text:p>
          </table:table-cell>
          <table:table-cell/>
          <table:table-cell office:value-type="string" calcext:value-type="string">
            <text:p>https://www.yuga.ru/publish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cKinsey Insights &amp; Publication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c77dccdb142920baba1b62390fc799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20777" calcext:value-type="float">
            <text:p>120777</text:p>
          </table:table-cell>
          <table:table-cell office:value-type="string" calcext:value-type="string">
            <text:p>3000-01-01</text:p>
          </table:table-cell>
          <table:table-cell office:value-type="float" office:value="64202" calcext:value-type="float">
            <text:p>6420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35:26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http://www.mckinsey.com/insights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ily - ET NOW - The Economic Tim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dc2a95967ba2008efa11f476ab0da3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372380" calcext:value-type="float">
            <text:p>372380</text:p>
          </table:table-cell>
          <table:table-cell office:value-type="string" calcext:value-type="string">
            <text:p>3000-01-01</text:p>
          </table:table-cell>
          <table:table-cell office:value-type="float" office:value="271160" calcext:value-type="float">
            <text:p>27116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07:36-04</text:p>
          </table:table-cell>
          <table:table-cell office:value-type="string" calcext:value-type="string">
            <text:p>2016-04-07 14:33:49.46644-04</text:p>
          </table:table-cell>
          <table:table-cell/>
          <table:table-cell office:value-type="string" calcext:value-type="string">
            <text:p>http://economictimes.indiatimes.com/et-now/daily/rssfeedsvideo/4424867.cms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المحروسة - At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35abb532b001030ea485fb4f4e63eb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34066" calcext:value-type="float">
            <text:p>134066</text:p>
          </table:table-cell>
          <table:table-cell office:value-type="string" calcext:value-type="string">
            <text:p>3000-01-01</text:p>
          </table:table-cell>
          <table:table-cell office:value-type="float" office:value="66872" calcext:value-type="float">
            <text:p>6687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0:54:39-04</text:p>
          </table:table-cell>
          <table:table-cell office:value-type="string" calcext:value-type="string">
            <text:p>2014-08-31 12:50:37.560522-04</text:p>
          </table:table-cell>
          <table:table-cell/>
          <table:table-cell office:value-type="string" calcext:value-type="string">
            <text:p>http://farafeat.blogspot.com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yden.cz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94c1e3f76891de5cf9570f21d08577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51:18.102273-04</text:p>
          </table:table-cell>
          <table:table-cell office:value-type="float" office:value="90613" calcext:value-type="float">
            <text:p>90613</text:p>
          </table:table-cell>
          <table:table-cell office:value-type="string" calcext:value-type="string">
            <text:p>3000-01-01</text:p>
          </table:table-cell>
          <table:table-cell office:value-type="float" office:value="41943" calcext:value-type="float">
            <text:p>4194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52:51-04</text:p>
          </table:table-cell>
          <table:table-cell office:value-type="string" calcext:value-type="string">
            <text:p>2016-02-26 02:50:58.417303-05</text:p>
          </table:table-cell>
          <table:table-cell/>
          <table:table-cell office:value-type="string" calcext:value-type="string">
            <text:p>http://www.tyden.cz/rss/rss.php?rubrika_id=18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VE WHAT YOU LOVE...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7c0ea86fcb6dd92db44f99efb82cceb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34451" calcext:value-type="float">
            <text:p>34451</text:p>
          </table:table-cell>
          <table:table-cell office:value-type="string" calcext:value-type="string">
            <text:p>3000-01-01</text:p>
          </table:table-cell>
          <table:table-cell office:value-type="float" office:value="13157" calcext:value-type="float">
            <text:p>1315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9:35:55-04</text:p>
          </table:table-cell>
          <table:table-cell office:value-type="string" calcext:value-type="string">
            <text:p>2016-04-02 11:40:07.299384-04</text:p>
          </table:table-cell>
          <table:table-cell/>
          <table:table-cell office:value-type="string" calcext:value-type="string">
            <text:p>http://milav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CMag.com Latest Articl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63f63fbd3df425b9ba9120cbace7f9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1:33:15.173461-04</text:p>
          </table:table-cell>
          <table:table-cell office:value-type="float" office:value="385857" calcext:value-type="float">
            <text:p>385857</text:p>
          </table:table-cell>
          <table:table-cell office:value-type="string" calcext:value-type="string">
            <text:p>3000-01-01</text:p>
          </table:table-cell>
          <table:table-cell office:value-type="float" office:value="84468" calcext:value-type="float">
            <text:p>8446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1:36:24-04</text:p>
          </table:table-cell>
          <table:table-cell office:value-type="string" calcext:value-type="string">
            <text:p>2016-04-02 03:38:49.974457-04</text:p>
          </table:table-cell>
          <table:table-cell/>
          <table:table-cell office:value-type="string" calcext:value-type="string">
            <text:p>http://feeds.pcmag.com/Rss.aspx/SectionArticles?sectionId=2530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ảo mật - BÁO TUỔI TRẺ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909fd3f032c75c109b840c2374156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9443" calcext:value-type="float">
            <text:p>69443</text:p>
          </table:table-cell>
          <table:table-cell office:value-type="string" calcext:value-type="string">
            <text:p>3000-01-01</text:p>
          </table:table-cell>
          <table:table-cell office:value-type="float" office:value="39079" calcext:value-type="float">
            <text:p>3907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4-08-31 23:04:40.325602-04</text:p>
          </table:table-cell>
          <table:table-cell office:value-type="string" calcext:value-type="string">
            <text:p>2014-08-06 08:11:57.418372-04</text:p>
          </table:table-cell>
          <table:table-cell/>
          <table:table-cell office:value-type="string" calcext:value-type="string">
            <text:p>http://tuoitre.vn/Pages/RssFeeds.aspx?ChannelID=6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Write Stuf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5f7eed2e919e30438706653c533e7b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3000-01-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23:27:44-04</text:p>
          </table:table-cell>
          <table:table-cell office:value-type="string" calcext:value-type="string">
            <text:p>2016-03-31 17:16:40.290711-04</text:p>
          </table:table-cell>
          <table:table-cell/>
          <table:table-cell office:value-type="string" calcext:value-type="string">
            <text:p>http://feeds.orlandosentinel.com/news/space/space_blog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arning Lab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ffc147a92b84d0bf286997f3ef69d8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75876" calcext:value-type="float">
            <text:p>175876</text:p>
          </table:table-cell>
          <table:table-cell office:value-type="string" calcext:value-type="string">
            <text:p>3000-01-01</text:p>
          </table:table-cell>
          <table:table-cell office:value-type="float" office:value="103667" calcext:value-type="float">
            <text:p>10366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4-12-04 05:28:24.805207-05</text:p>
          </table:table-cell>
          <table:table-cell office:value-type="string" calcext:value-type="string">
            <text:p>2014-11-22 18:33:27.690755-05</text:p>
          </table:table-cell>
          <table:table-cell/>
          <table:table-cell office:value-type="string" calcext:value-type="string">
            <text:p>http://learninglabs.org/?feed=rss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emmeactuelle.fr : Mod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2f8517e2538b5fa76eb6a378ca9435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102266" calcext:value-type="float">
            <text:p>102266</text:p>
          </table:table-cell>
          <table:table-cell office:value-type="string" calcext:value-type="string">
            <text:p>3000-01-01</text:p>
          </table:table-cell>
          <table:table-cell office:value-type="float" office:value="42140" calcext:value-type="float">
            <text:p>4214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9:04:59-04</text:p>
          </table:table-cell>
          <table:table-cell office:value-type="string" calcext:value-type="string">
            <text:p>2016-04-06 11:29:05.654268-04</text:p>
          </table:table-cell>
          <table:table-cell/>
          <table:table-cell office:value-type="string" calcext:value-type="string">
            <text:p>http://www.femmeactuelle.fr/rss/feed/femmeactuelle-mode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4internation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b6f57895d0800bf325792ce50728ac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23170" calcext:value-type="float">
            <text:p>23170</text:p>
          </table:table-cell>
          <table:table-cell office:value-type="string" calcext:value-type="string">
            <text:p>3000-01-01</text:p>
          </table:table-cell>
          <table:table-cell office:value-type="float" office:value="6654" calcext:value-type="float">
            <text:p>665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8:11:39-04</text:p>
          </table:table-cell>
          <table:table-cell office:value-type="string" calcext:value-type="string">
            <text:p>2015-08-03 17:29:02.380923-04</text:p>
          </table:table-cell>
          <table:table-cell/>
          <table:table-cell office:value-type="string" calcext:value-type="string">
            <text:p>http://4international.wordpres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ex and the beach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57d2aec6fec0246d514fb0cd8efc04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6:37:08.670625-04</text:p>
          </table:table-cell>
          <table:table-cell office:value-type="float" office:value="8937" calcext:value-type="float">
            <text:p>8937</text:p>
          </table:table-cell>
          <table:table-cell office:value-type="string" calcext:value-type="string">
            <text:p>3000-01-01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6:38:09-04</text:p>
          </table:table-cell>
          <table:table-cell office:value-type="string" calcext:value-type="string">
            <text:p>2016-02-09 00:55:26.943515-05</text:p>
          </table:table-cell>
          <table:table-cell/>
          <table:table-cell office:value-type="string" calcext:value-type="string">
            <text:p>http://sexandthebeach.blogspot.com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wen abroad »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e85b4548749c22276efbc90d8dc36e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0:30:39.279132-04</text:p>
          </table:table-cell>
          <table:table-cell office:value-type="float" office:value="120911" calcext:value-type="float">
            <text:p>120911</text:p>
          </table:table-cell>
          <table:table-cell office:value-type="string" calcext:value-type="string">
            <text:p>3000-01-01</text:p>
          </table:table-cell>
          <table:table-cell office:value-type="float" office:value="64267" calcext:value-type="float">
            <text:p>6426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20:31:43-04</text:p>
          </table:table-cell>
          <table:table-cell office:value-type="string" calcext:value-type="string">
            <text:p>2016-01-31 01:42:00.104555-05</text:p>
          </table:table-cell>
          <table:table-cell/>
          <table:table-cell office:value-type="string" calcext:value-type="string">
            <text:p>http://www.owen.org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LITICO.com: Politico4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f6e3cb0d9e35138174ea59b08841fa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9742" calcext:value-type="float">
            <text:p>39742</text:p>
          </table:table-cell>
          <table:table-cell office:value-type="string" calcext:value-type="string">
            <text:p>3000-01-01</text:p>
          </table:table-cell>
          <table:table-cell office:value-type="float" office:value="18268" calcext:value-type="float">
            <text:p>1826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0:35-04</text:p>
          </table:table-cell>
          <table:table-cell office:value-type="string" calcext:value-type="string">
            <text:p>2013-12-18 14:52:15.317364-05</text:p>
          </table:table-cell>
          <table:table-cell/>
          <table:table-cell office:value-type="string" calcext:value-type="string">
            <text:p>http://www.politico.com/rss/Politico44box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MBURGER.NL regionieuws Noord-Limbur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1d8cd98f00b204e9800998ecf8427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1273" calcext:value-type="float">
            <text:p>81273</text:p>
          </table:table-cell>
          <table:table-cell office:value-type="string" calcext:value-type="string">
            <text:p>3000-01-01</text:p>
          </table:table-cell>
          <table:table-cell office:value-type="float" office:value="40811" calcext:value-type="float">
            <text:p>4081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1-30 12:58:28-05</text:p>
          </table:table-cell>
          <table:table-cell office:value-type="string" calcext:value-type="string">
            <text:p>2014-09-03 11:34:53.835822-04</text:p>
          </table:table-cell>
          <table:table-cell/>
          <table:table-cell office:value-type="string" calcext:value-type="string">
            <text:p>http://www.limburger.nl/section/rss_venlo_venray&amp;omniture=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Смотритель на "Маяке"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ee08bf7642dc952ed75f98289cb259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28787" calcext:value-type="float">
            <text:p>28787</text:p>
          </table:table-cell>
          <table:table-cell office:value-type="string" calcext:value-type="string">
            <text:p>3000-01-01</text:p>
          </table:table-cell>
          <table:table-cell office:value-type="float" office:value="7573" calcext:value-type="float">
            <text:p>757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4:53:57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http://smolenski.livejournal.com/data/atom</text:p>
          </table:table-cell>
        </table:table-row>
        <table:table-row table:style-name="ro3">
          <table:table-cell office:value-type="string" calcext:value-type="string">
            <text:p>syndicated</text:p>
          </table:table-cell>
          <table:table-cell office:value-type="string" calcext:value-type="string">
            <text:p>Газета Труд. Рубрика</text:p>
            <text:p>    Работа    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553f7e8ff525fcc2c5aa4417110ccb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1:47:15.596318-04</text:p>
          </table:table-cell>
          <table:table-cell office:value-type="float" office:value="11333" calcext:value-type="float">
            <text:p>11333</text:p>
          </table:table-cell>
          <table:table-cell office:value-type="string" calcext:value-type="string">
            <text:p>3000-01-01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21:47:54-04</text:p>
          </table:table-cell>
          <table:table-cell office:value-type="string" calcext:value-type="string">
            <text:p>2016-03-29 14:57:05.568353-04</text:p>
          </table:table-cell>
          <table:table-cell/>
          <table:table-cell office:value-type="string" calcext:value-type="string">
            <text:p>http://www.trud.ru/job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hasing Daydream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9e656a784b1160181eaa5cd9855dc7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6757" calcext:value-type="float">
            <text:p>16757</text:p>
          </table:table-cell>
          <table:table-cell office:value-type="string" calcext:value-type="string">
            <text:p>3000-01-01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2-22 15:28:14-05</text:p>
          </table:table-cell>
          <table:table-cell office:value-type="string" calcext:value-type="string">
            <text:p>2014-01-20 08:39:59.173936-05</text:p>
          </table:table-cell>
          <table:table-cell/>
          <table:table-cell office:value-type="string" calcext:value-type="string">
            <text:p>http://www.chasingdaydream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Lynn O'Rourke Hay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cc8433e26257923ae0efb2d829fa0b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50726" calcext:value-type="float">
            <text:p>350726</text:p>
          </table:table-cell>
          <table:table-cell office:value-type="string" calcext:value-type="string">
            <text:p>3000-01-01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5:36:03-04</text:p>
          </table:table-cell>
          <table:table-cell office:value-type="string" calcext:value-type="string">
            <text:p>2016-04-07 08:02:35.430215-04</text:p>
          </table:table-cell>
          <table:table-cell/>
          <table:table-cell office:value-type="string" calcext:value-type="string">
            <text:p>http://www.dallasnews.com/lifestyles/travel/columnists/lynn-o_rourke-haye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PP.com - Collegiat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1d8cd98f00b204e9800998ecf8427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3000-01-0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1-25 14:38:15-05</text:p>
          </table:table-cell>
          <table:table-cell office:value-type="string" calcext:value-type="string">
            <text:p>2014-05-14 23:17:42.482901-04</text:p>
          </table:table-cell>
          <table:table-cell/>
          <table:table-cell office:value-type="string" calcext:value-type="string">
            <text:p>http://www.app.com/apps/pbcs.dll/section?category=rss06&amp;mime=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Africa Report In depth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1969ad9e8fed0f3a2fe68ef1bf0342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9:46:51.489552-04</text:p>
          </table:table-cell>
          <table:table-cell office:value-type="float" office:value="120395" calcext:value-type="float">
            <text:p>120395</text:p>
          </table:table-cell>
          <table:table-cell office:value-type="string" calcext:value-type="string">
            <text:p>3000-01-01</text:p>
          </table:table-cell>
          <table:table-cell office:value-type="float" office:value="63988" calcext:value-type="float">
            <text:p>6398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19:48:43-04</text:p>
          </table:table-cell>
          <table:table-cell office:value-type="string" calcext:value-type="string">
            <text:p>2015-10-15 06:49:35.249755-04</text:p>
          </table:table-cell>
          <table:table-cell/>
          <table:table-cell office:value-type="string" calcext:value-type="string">
            <text:p>http://feeds.feedburner.com/tarindepth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lzburger Nachrichten RSS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c02cd8c393b1cf008cd929d69be557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3:48:14.767592-04</text:p>
          </table:table-cell>
          <table:table-cell office:value-type="float" office:value="76478" calcext:value-type="float">
            <text:p>76478</text:p>
          </table:table-cell>
          <table:table-cell office:value-type="string" calcext:value-type="string">
            <text:p>3000-01-01</text:p>
          </table:table-cell>
          <table:table-cell office:value-type="float" office:value="39964" calcext:value-type="float">
            <text:p>3996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03:50:13-04</text:p>
          </table:table-cell>
          <table:table-cell office:value-type="string" calcext:value-type="string">
            <text:p>2016-02-11 08:52:46.576692-05</text:p>
          </table:table-cell>
          <table:table-cell/>
          <table:table-cell office:value-type="string" calcext:value-type="string">
            <text:p>http://www.salzburg.com/nachrichten/kategorie/182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ncorsi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4fe7765cdddcaf55e1c305f6872d2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2:31:32.406566-04</text:p>
          </table:table-cell>
          <table:table-cell office:value-type="float" office:value="67514" calcext:value-type="float">
            <text:p>67514</text:p>
          </table:table-cell>
          <table:table-cell office:value-type="string" calcext:value-type="string">
            <text:p>3000-01-01</text:p>
          </table:table-cell>
          <table:table-cell office:value-type="float" office:value="38844" calcext:value-type="float">
            <text:p>3884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2:31:56-04</text:p>
          </table:table-cell>
          <table:table-cell office:value-type="string" calcext:value-type="string">
            <text:p>2016-04-05 18:55:37.436358-04</text:p>
          </table:table-cell>
          <table:table-cell/>
          <table:table-cell office:value-type="string" calcext:value-type="string">
            <text:p>http://www.regione.sardegna.it/rss/concorsi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ovinky z ČT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8d3af6ce682c847d8a17c1a8e4d875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6:44:10.420786-04</text:p>
          </table:table-cell>
          <table:table-cell office:value-type="float" office:value="90254" calcext:value-type="float">
            <text:p>90254</text:p>
          </table:table-cell>
          <table:table-cell office:value-type="string" calcext:value-type="string">
            <text:p>3000-01-01</text:p>
          </table:table-cell>
          <table:table-cell office:value-type="float" office:value="41881" calcext:value-type="float">
            <text:p>4188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06:44:54-04</text:p>
          </table:table-cell>
          <table:table-cell office:value-type="string" calcext:value-type="string">
            <text:p>2016-03-23 14:38:20.455122-04</text:p>
          </table:table-cell>
          <table:table-cell/>
          <table:table-cell office:value-type="string" calcext:value-type="string">
            <text:p>http://www.ctk.cz/rss/novinky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ktualności ze Świnoujści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eaf6e1bd6e9c87249adcc7ec3beb1e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57:20.320344-04</text:p>
          </table:table-cell>
          <table:table-cell office:value-type="float" office:value="74711" calcext:value-type="float">
            <text:p>74711</text:p>
          </table:table-cell>
          <table:table-cell office:value-type="string" calcext:value-type="string">
            <text:p>3000-01-01</text:p>
          </table:table-cell>
          <table:table-cell office:value-type="float" office:value="39772" calcext:value-type="float">
            <text:p>3977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7-21 18:10:22-04</text:p>
          </table:table-cell>
          <table:table-cell office:value-type="string" calcext:value-type="string">
            <text:p>2015-07-04 03:42:49.740486-04</text:p>
          </table:table-cell>
          <table:table-cell/>
          <table:table-cell office:value-type="string" calcext:value-type="string">
            <text:p>http://www.24kurier.pl/cmspages/articles_rss.aspx?dzial=swinoujscie</text:p>
          </table:table-cell>
        </table:table-row>
        <table:table-row table:style-name="ro5">
          <table:table-cell office:value-type="string" calcext:value-type="string">
            <text:p>syndicated</text:p>
          </table:table-cell>
          <table:table-cell office:value-type="string" calcext:value-type="string">
            <text:p>Sputnik 日本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3e6ea925297ef19a872a5ea896707e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361822" calcext:value-type="float">
            <text:p>361822</text:p>
          </table:table-cell>
          <table:table-cell office:value-type="string" calcext:value-type="string">
            <text:p>3000-01-01</text:p>
          </table:table-cell>
          <table:table-cell office:value-type="float" office:value="41738" calcext:value-type="float">
            <text:p>4173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06:43-04</text:p>
          </table:table-cell>
          <table:table-cell office:value-type="string" calcext:value-type="string">
            <text:p>2016-04-07 14:33:49.46644-04</text:p>
          </table:table-cell>
          <table:table-cell/>
          <table:table-cell office:value-type="string" calcext:value-type="string">
            <text:p>http://jp.sputniknews.com/export/rss2/archive/index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sia News - Politics, Media, Education | Asian Corresponden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18ab0d5fe5456b75448f49b684e7da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1:00:50.680645-04</text:p>
          </table:table-cell>
          <table:table-cell office:value-type="float" office:value="109913" calcext:value-type="float">
            <text:p>109913</text:p>
          </table:table-cell>
          <table:table-cell office:value-type="string" calcext:value-type="string">
            <text:p>3000-01-01</text:p>
          </table:table-cell>
          <table:table-cell office:value-type="float" office:value="57832" calcext:value-type="float">
            <text:p>5783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21:02:19-04</text:p>
          </table:table-cell>
          <table:table-cell office:value-type="string" calcext:value-type="string">
            <text:p>2016-04-05 13:24:51.960877-04</text:p>
          </table:table-cell>
          <table:table-cell/>
          <table:table-cell office:value-type="string" calcext:value-type="string">
            <text:p>http://asiancorrespondent.com/?feed=rss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akistan Floods on Huffington Pos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67df3b548eba626a3456f69b43bdb6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0999" calcext:value-type="float">
            <text:p>50999</text:p>
          </table:table-cell>
          <table:table-cell office:value-type="string" calcext:value-type="string">
            <text:p>3000-01-01</text:p>
          </table:table-cell>
          <table:table-cell office:value-type="float" office:value="27502" calcext:value-type="float">
            <text:p>2750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1:53-04</text:p>
          </table:table-cell>
          <table:table-cell office:value-type="string" calcext:value-type="string">
            <text:p>2013-08-24 00:05:24.225838-04</text:p>
          </table:table-cell>
          <table:table-cell/>
          <table:table-cell office:value-type="string" calcext:value-type="string">
            <text:p>http://www.huffingtonpost.com/tag/pakistan-floods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era Files »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29fa629065e387016563b471b2a84e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10283" calcext:value-type="float">
            <text:p>110283</text:p>
          </table:table-cell>
          <table:table-cell office:value-type="string" calcext:value-type="string">
            <text:p>3000-01-01</text:p>
          </table:table-cell>
          <table:table-cell office:value-type="float" office:value="58116" calcext:value-type="float">
            <text:p>5811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05:50-04</text:p>
          </table:table-cell>
          <table:table-cell office:value-type="string" calcext:value-type="string">
            <text:p>2016-04-07 18:34:23.937362-04</text:p>
          </table:table-cell>
          <table:table-cell/>
          <table:table-cell office:value-type="string" calcext:value-type="string">
            <text:p>http://verafiles.org/feed/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الخبر - الحدث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c46d992699ed948032283fa0218779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9505" calcext:value-type="float">
            <text:p>89505</text:p>
          </table:table-cell>
          <table:table-cell office:value-type="string" calcext:value-type="string">
            <text:p>3000-01-01</text:p>
          </table:table-cell>
          <table:table-cell office:value-type="float" office:value="41714" calcext:value-type="float">
            <text:p>4171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3-16 06:52:42.776294-04</text:p>
          </table:table-cell>
          <table:table-cell office:value-type="string" calcext:value-type="string">
            <text:p>2014-11-05 16:34:50.235184-05</text:p>
          </table:table-cell>
          <table:table-cell/>
          <table:table-cell office:value-type="string" calcext:value-type="string">
            <text:p>http://www.elkhabar.com/ar/feed/autres/hadath/index.1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UGABE HOLDS ALL THE POW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60861a977ed9c2c3a06065586f02b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4:24:58.035256-04</text:p>
          </table:table-cell>
          <table:table-cell office:value-type="float" office:value="114866" calcext:value-type="float">
            <text:p>114866</text:p>
          </table:table-cell>
          <table:table-cell office:value-type="string" calcext:value-type="string">
            <text:p>3000-01-01</text:p>
          </table:table-cell>
          <table:table-cell office:value-type="float" office:value="61225" calcext:value-type="float">
            <text:p>6122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14:25:12-04</text:p>
          </table:table-cell>
          <table:table-cell office:value-type="string" calcext:value-type="string">
            <text:p>2016-02-05 19:11:00.383928-05</text:p>
          </table:table-cell>
          <table:table-cell/>
          <table:table-cell office:value-type="string" calcext:value-type="string">
            <text:p>http://kickmugabeout.blogspot.com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a Montagne : Les derniers articl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6b5bbe6c003b2041d4c2d57ed9f6b5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68061" calcext:value-type="float">
            <text:p>68061</text:p>
          </table:table-cell>
          <table:table-cell office:value-type="string" calcext:value-type="string">
            <text:p>3000-01-01</text:p>
          </table:table-cell>
          <table:table-cell office:value-type="float" office:value="38907" calcext:value-type="float">
            <text:p>3890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36:29-04</text:p>
          </table:table-cell>
          <table:table-cell office:value-type="string" calcext:value-type="string">
            <text:p>2016-04-07 07:02:17.549441-04</text:p>
          </table:table-cell>
          <table:table-cell/>
          <table:table-cell office:value-type="string" calcext:value-type="string">
            <text:p>http://www.lamontagne.fr/MT_rss_france_monde_editorial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Ralph De La Cruz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c9db54cb9fe4861628a9a41a6e8a2f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2988" calcext:value-type="float">
            <text:p>352988</text:p>
          </table:table-cell>
          <table:table-cell office:value-type="string" calcext:value-type="string">
            <text:p>3000-01-01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8:13:52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http://www.dallasnews.com/opinion/columnists/ralph-de-la-cruz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tato Quotidian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c4a71d0433674d01ba01549b6b010c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80720" calcext:value-type="float">
            <text:p>80720</text:p>
          </table:table-cell>
          <table:table-cell office:value-type="string" calcext:value-type="string">
            <text:p>3000-01-01</text:p>
          </table:table-cell>
          <table:table-cell office:value-type="float" office:value="40715" calcext:value-type="float">
            <text:p>4071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9:05:46-04</text:p>
          </table:table-cell>
          <table:table-cell office:value-type="string" calcext:value-type="string">
            <text:p>2016-04-07 15:34:12.174309-04</text:p>
          </table:table-cell>
          <table:table-cell/>
          <table:table-cell office:value-type="string" calcext:value-type="string">
            <text:p>http://www.statoquotidiano.it/?feed=rd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searchBuzz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6c603b2761fa8c6c99d178020571dd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7088" calcext:value-type="float">
            <text:p>17088</text:p>
          </table:table-cell>
          <table:table-cell office:value-type="string" calcext:value-type="string">
            <text:p>3000-01-01</text:p>
          </table:table-cell>
          <table:table-cell office:value-type="float" office:value="5598" calcext:value-type="float">
            <text:p>559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35:43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http://feeds.feedburner.com/researchbuzz/main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20734b838e412178ddfe734ce686fc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24:51.960877-04</text:p>
          </table:table-cell>
          <table:table-cell office:value-type="float" office:value="360529" calcext:value-type="float">
            <text:p>360529</text:p>
          </table:table-cell>
          <table:table-cell office:value-type="string" calcext:value-type="string">
            <text:p>3000-01-01</text:p>
          </table:table-cell>
          <table:table-cell office:value-type="float" office:value="64759" calcext:value-type="float">
            <text:p>6475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13:27:38-04</text:p>
          </table:table-cell>
          <table:table-cell office:value-type="string" calcext:value-type="string">
            <text:p>2016-03-31 07:14:54.249588-04</text:p>
          </table:table-cell>
          <table:table-cell/>
          <table:table-cell office:value-type="string" calcext:value-type="string">
            <text:p>https://hinasafdar.wordpres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otball Stories &amp;#187; NF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188196944b6db843b0a23b0b05f7d8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0:42:14.576488-04</text:p>
          </table:table-cell>
          <table:table-cell office:value-type="float" office:value="346205" calcext:value-type="float">
            <text:p>346205</text:p>
          </table:table-cell>
          <table:table-cell office:value-type="string" calcext:value-type="string">
            <text:p>3000-01-01</text:p>
          </table:table-cell>
          <table:table-cell office:value-type="float" office:value="268723" calcext:value-type="float">
            <text:p>26872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20:43:05-04</text:p>
          </table:table-cell>
          <table:table-cell office:value-type="string" calcext:value-type="string">
            <text:p>2016-03-16 04:05:46.456285-04</text:p>
          </table:table-cell>
          <table:table-cell/>
          <table:table-cell office:value-type="string" calcext:value-type="string">
            <text:p>http://www.footballstories.com/category/football/nfl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ech Savvy Mam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f71eee22ce489bed73e8899a35ace7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04:02.902479-04</text:p>
          </table:table-cell>
          <table:table-cell office:value-type="float" office:value="177046" calcext:value-type="float">
            <text:p>177046</text:p>
          </table:table-cell>
          <table:table-cell office:value-type="string" calcext:value-type="string">
            <text:p>3000-01-01</text:p>
          </table:table-cell>
          <table:table-cell office:value-type="float" office:value="104762" calcext:value-type="float">
            <text:p>10476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5:04:52-04</text:p>
          </table:table-cell>
          <table:table-cell office:value-type="string" calcext:value-type="string">
            <text:p>2016-04-06 07:28:13.907181-04</text:p>
          </table:table-cell>
          <table:table-cell/>
          <table:table-cell office:value-type="string" calcext:value-type="string">
            <text:p>http://techsavvymama.com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 Poland Express - Polish News, Sport and Current Affair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0abff8a14a5548c885d06d700c2deff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8:09:34.243804-04</text:p>
          </table:table-cell>
          <table:table-cell office:value-type="float" office:value="90360" calcext:value-type="float">
            <text:p>90360</text:p>
          </table:table-cell>
          <table:table-cell office:value-type="string" calcext:value-type="string">
            <text:p>3000-01-01</text:p>
          </table:table-cell>
          <table:table-cell office:value-type="float" office:value="41914" calcext:value-type="float">
            <text:p>4191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1-30 05:08:03-05</text:p>
          </table:table-cell>
          <table:table-cell office:value-type="string" calcext:value-type="string">
            <text:p>2015-09-29 11:20:04.992217-04</text:p>
          </table:table-cell>
          <table:table-cell/>
          <table:table-cell office:value-type="string" calcext:value-type="string">
            <text:p>http://www.newpolandexpress.pl/npe_rssfeeds.php?cat=Nationa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FC Reds - Liverpool FC Football Fans Foru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d0db6f398365ce22b324eac5aa88f8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6565" calcext:value-type="float">
            <text:p>16565</text:p>
          </table:table-cell>
          <table:table-cell office:value-type="string" calcext:value-type="string">
            <text:p>3000-01-01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35:54-04</text:p>
          </table:table-cell>
          <table:table-cell office:value-type="string" calcext:value-type="string">
            <text:p>2016-04-07 22:35:02.486643-04</text:p>
          </table:table-cell>
          <table:table-cell/>
          <table:table-cell office:value-type="string" calcext:value-type="string">
            <text:p>http://www.lfcreds.com/reds/index.php?PHPSESSID=8nhabjpj6jior6gs0p1t350gj3&amp;type=rss;action=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kersfield.com Communit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e715e8bfe2cff839da4dc548ca7bb6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2:00:53.985947-04</text:p>
          </table:table-cell>
          <table:table-cell office:value-type="float" office:value="53796" calcext:value-type="float">
            <text:p>53796</text:p>
          </table:table-cell>
          <table:table-cell office:value-type="string" calcext:value-type="string">
            <text:p>3000-01-01</text:p>
          </table:table-cell>
          <table:table-cell office:value-type="float" office:value="27817" calcext:value-type="float">
            <text:p>2781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5-19 12:05:44.687829-04</text:p>
          </table:table-cell>
          <table:table-cell office:value-type="string" calcext:value-type="string">
            <text:p>2015-05-16 20:15:12.489779-04</text:p>
          </table:table-cell>
          <table:table-cell/>
          <table:table-cell office:value-type="string" calcext:value-type="string">
            <text:p>http://feeds.feedburner.com/BakersfieldcomCommunity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RT visos naujieno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2bda03156aa569f83e080b3866ea0b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131600" calcext:value-type="float">
            <text:p>131600</text:p>
          </table:table-cell>
          <table:table-cell office:value-type="string" calcext:value-type="string">
            <text:p>3000-01-01</text:p>
          </table:table-cell>
          <table:table-cell office:value-type="float" office:value="40561" calcext:value-type="float">
            <text:p>4056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0:36:00-04</text:p>
          </table:table-cell>
          <table:table-cell office:value-type="string" calcext:value-type="string">
            <text:p>2016-04-07 17:04:14.43813-04</text:p>
          </table:table-cell>
          <table:table-cell/>
          <table:table-cell office:value-type="string" calcext:value-type="string">
            <text:p>http://www.lrt.lt/Naujienos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0ea7acb65aaf755702cc83df2e4671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7:25:19.477253-04</text:p>
          </table:table-cell>
          <table:table-cell office:value-type="float" office:value="130173" calcext:value-type="float">
            <text:p>130173</text:p>
          </table:table-cell>
          <table:table-cell office:value-type="string" calcext:value-type="string">
            <text:p>3000-01-01</text:p>
          </table:table-cell>
          <table:table-cell office:value-type="float" office:value="39498" calcext:value-type="float">
            <text:p>3949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17:26:31-04</text:p>
          </table:table-cell>
          <table:table-cell office:value-type="string" calcext:value-type="string">
            <text:p>2016-03-31 11:15:28.089928-04</text:p>
          </table:table-cell>
          <table:table-cell/>
          <table:table-cell office:value-type="string" calcext:value-type="string">
            <text:p>http://www.lapresse.ca/rss/577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RO-CHOICE OKLAHOMA - At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098728e6458ead6c1596fffa1602a7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2:08:39.652797-04</text:p>
          </table:table-cell>
          <table:table-cell office:value-type="float" office:value="151449" calcext:value-type="float">
            <text:p>151449</text:p>
          </table:table-cell>
          <table:table-cell office:value-type="string" calcext:value-type="string">
            <text:p>3000-01-01</text:p>
          </table:table-cell>
          <table:table-cell office:value-type="float" office:value="83272" calcext:value-type="float">
            <text:p>8327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02:10:34-04</text:p>
          </table:table-cell>
          <table:table-cell office:value-type="string" calcext:value-type="string">
            <text:p>2015-12-08 04:24:09.30664-05</text:p>
          </table:table-cell>
          <table:table-cell/>
          <table:table-cell office:value-type="string" calcext:value-type="string">
            <text:p>http://prochoiceoklahoma.blogspot.com/feeds/posts/default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خبرگزاری باشگاه خبرنگاران | آخرین اخبار ایران و جهان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ab4d6abd1eebd76c1d394599864af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61401" calcext:value-type="float">
            <text:p>361401</text:p>
          </table:table-cell>
          <table:table-cell office:value-type="string" calcext:value-type="string">
            <text:p>3000-01-01</text:p>
          </table:table-cell>
          <table:table-cell office:value-type="float" office:value="40600" calcext:value-type="float">
            <text:p>4060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37:05-04</text:p>
          </table:table-cell>
          <table:table-cell office:value-type="string" calcext:value-type="string">
            <text:p>2016-04-07 19:04:33.474507-04</text:p>
          </table:table-cell>
          <table:table-cell/>
          <table:table-cell office:value-type="string" calcext:value-type="string">
            <text:p>http://www.yjc.ir/fa/rss/5/2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agazette.fr &amp;#187; Web documentai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1aae9cf906dd994dd20d089795b96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1:17:54.639765-04</text:p>
          </table:table-cell>
          <table:table-cell office:value-type="float" office:value="363338" calcext:value-type="float">
            <text:p>363338</text:p>
          </table:table-cell>
          <table:table-cell office:value-type="string" calcext:value-type="string">
            <text:p>3000-01-01</text:p>
          </table:table-cell>
          <table:table-cell office:value-type="float" office:value="39106" calcext:value-type="float">
            <text:p>3910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1:20:06-04</text:p>
          </table:table-cell>
          <table:table-cell office:value-type="string" calcext:value-type="string">
            <text:p>2015-11-16 03:08:15.975902-05</text:p>
          </table:table-cell>
          <table:table-cell/>
          <table:table-cell office:value-type="string" calcext:value-type="string">
            <text:p>http://www.lagazettedescommunes.com/rubriques/web-documentaire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oivodin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76f3bd64ea61209876ec66d7461f1b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1:56:15.81896-04</text:p>
          </table:table-cell>
          <table:table-cell office:value-type="float" office:value="130025" calcext:value-type="float">
            <text:p>130025</text:p>
          </table:table-cell>
          <table:table-cell office:value-type="string" calcext:value-type="string">
            <text:p>3000-01-01</text:p>
          </table:table-cell>
          <table:table-cell office:value-type="float" office:value="39465" calcext:value-type="float">
            <text:p>3946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4-14 09:44:37.592686-04</text:p>
          </table:table-cell>
          <table:table-cell office:value-type="string" calcext:value-type="string">
            <text:p>2015-03-23 09:03:15.450969-04</text:p>
          </table:table-cell>
          <table:table-cell/>
          <table:table-cell office:value-type="string" calcext:value-type="string">
            <text:p>http://balkans.courriers.info/spip.php?page=backend_pays&amp;id_mot=152&amp;nompays=Voivodin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iannas Reading on Huffington Pos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f75493e74ca9d004563fbf1efea295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0047" calcext:value-type="float">
            <text:p>50047</text:p>
          </table:table-cell>
          <table:table-cell office:value-type="string" calcext:value-type="string">
            <text:p>3000-01-01</text:p>
          </table:table-cell>
          <table:table-cell office:value-type="float" office:value="27502" calcext:value-type="float">
            <text:p>2750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1:5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www.huffingtonpost.com/tag/ariannas-reading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ravel Press Release »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1532204655d2dbb5e358305bf24f5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3:15:49.230297-04</text:p>
          </table:table-cell>
          <table:table-cell office:value-type="float" office:value="114720" calcext:value-type="float">
            <text:p>114720</text:p>
          </table:table-cell>
          <table:table-cell office:value-type="string" calcext:value-type="string">
            <text:p>3000-01-01</text:p>
          </table:table-cell>
          <table:table-cell office:value-type="float" office:value="61218" calcext:value-type="float">
            <text:p>6121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13:17:00-04</text:p>
          </table:table-cell>
          <table:table-cell office:value-type="string" calcext:value-type="string">
            <text:p>2015-07-08 15:19:12.521804-04</text:p>
          </table:table-cell>
          <table:table-cell/>
          <table:table-cell office:value-type="string" calcext:value-type="string">
            <text:p>http://www.exebit.org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intergrund &amp; Analyse (Alle Länder, Alle Rubriken)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bdc8436d3afe6cf891ccad3e5f524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52:45.373133-04</text:p>
          </table:table-cell>
          <table:table-cell office:value-type="float" office:value="362434" calcext:value-type="float">
            <text:p>362434</text:p>
          </table:table-cell>
          <table:table-cell office:value-type="string" calcext:value-type="string">
            <text:p>3000-01-01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1:53:12-04</text:p>
          </table:table-cell>
          <table:table-cell office:value-type="string" calcext:value-type="string">
            <text:p>2015-11-13 03:54:59.895048-05</text:p>
          </table:table-cell>
          <table:table-cell/>
          <table:table-cell office:value-type="string" calcext:value-type="string">
            <text:p>https://amerika21.de/hintergrund/all/all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#-tag_loteria_loteria_navidad-# ataleko albisteak. eitb.com atariko RSS jarioa.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20f5c7f7d13bf5ddee1946dbbab74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71143" calcext:value-type="float">
            <text:p>71143</text:p>
          </table:table-cell>
          <table:table-cell office:value-type="string" calcext:value-type="string">
            <text:p>3000-01-01</text:p>
          </table:table-cell>
          <table:table-cell office:value-type="float" office:value="39286" calcext:value-type="float">
            <text:p>3928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5:22:47-04</text:p>
          </table:table-cell>
          <table:table-cell office:value-type="string" calcext:value-type="string">
            <text:p>2014-12-23 05:42:12.946765-05</text:p>
          </table:table-cell>
          <table:table-cell/>
          <table:table-cell office:value-type="string" calcext:value-type="string">
            <text:p>http://www.eitb.com/eu/rss/loteria/gabonetako-loteria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Хижина дяди Ромы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e6279bb99295091c9f1d4b8dacc0f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1970" calcext:value-type="float">
            <text:p>31970</text:p>
          </table:table-cell>
          <table:table-cell office:value-type="string" calcext:value-type="string">
            <text:p>3000-01-01</text:p>
          </table:table-cell>
          <table:table-cell office:value-type="float" office:value="10658" calcext:value-type="float">
            <text:p>1065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35:33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http://vanjka-ivanych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 | Ghan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35b3096a2e5c83160d44b84713c000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86741" calcext:value-type="float">
            <text:p>86741</text:p>
          </table:table-cell>
          <table:table-cell office:value-type="string" calcext:value-type="string">
            <text:p>3000-01-01</text:p>
          </table:table-cell>
          <table:table-cell office:value-type="float" office:value="41500" calcext:value-type="float">
            <text:p>4150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0:36:04-04</text:p>
          </table:table-cell>
          <table:table-cell office:value-type="string" calcext:value-type="string">
            <text:p>2016-04-07 13:03:37.496114-04</text:p>
          </table:table-cell>
          <table:table-cell/>
          <table:table-cell office:value-type="string" calcext:value-type="string">
            <text:p>http://news.myjoyonline.com/pages/rss/site_sport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Ученые записки отставного биолога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384735d45aea2b8c0a7c3102b09f85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6:49:13.08108-04</text:p>
          </table:table-cell>
          <table:table-cell office:value-type="float" office:value="36184" calcext:value-type="float">
            <text:p>36184</text:p>
          </table:table-cell>
          <table:table-cell office:value-type="string" calcext:value-type="string">
            <text:p>3000-01-01</text:p>
          </table:table-cell>
          <table:table-cell office:value-type="float" office:value="14935" calcext:value-type="float">
            <text:p>1493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6:50:38-04</text:p>
          </table:table-cell>
          <table:table-cell office:value-type="string" calcext:value-type="string">
            <text:p>2016-03-21 14:55:38.5562-04</text:p>
          </table:table-cell>
          <table:table-cell/>
          <table:table-cell office:value-type="string" calcext:value-type="string">
            <text:p>http://snorkelstein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TAND FOR LIF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11f53864b9e2886d8195765e8d178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26682" calcext:value-type="float">
            <text:p>26682</text:p>
          </table:table-cell>
          <table:table-cell office:value-type="string" calcext:value-type="string">
            <text:p>3000-01-01</text:p>
          </table:table-cell>
          <table:table-cell office:value-type="float" office:value="7139" calcext:value-type="float">
            <text:p>713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4:16-04</text:p>
          </table:table-cell>
          <table:table-cell office:value-type="string" calcext:value-type="string">
            <text:p>2014-04-29 13:24:18.639191-04</text:p>
          </table:table-cell>
          <table:table-cell/>
          <table:table-cell office:value-type="string" calcext:value-type="string">
            <text:p>http://www.standforlife.net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isã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fa10caddd9e53257c5a3cdd946497f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6:44:10.420786-04</text:p>
          </table:table-cell>
          <table:table-cell office:value-type="float" office:value="79709" calcext:value-type="float">
            <text:p>79709</text:p>
          </table:table-cell>
          <table:table-cell office:value-type="string" calcext:value-type="string">
            <text:p>3000-01-01</text:p>
          </table:table-cell>
          <table:table-cell office:value-type="float" office:value="40577" calcext:value-type="float">
            <text:p>4057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0-18 01:31:07-04</text:p>
          </table:table-cell>
          <table:table-cell office:value-type="string" calcext:value-type="string">
            <text:p>2015-10-01 13:29:48.070498-04</text:p>
          </table:table-cell>
          <table:table-cell/>
          <table:table-cell office:value-type="string" calcext:value-type="string">
            <text:p>http://visao.sapo.pt/static/rss/cinema_25295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BS 11 / TXA21: Consum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9cfa8077fd5d6b1fb99d162c1b501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9:19:40.656773-04</text:p>
          </table:table-cell>
          <table:table-cell office:value-type="float" office:value="8381" calcext:value-type="float">
            <text:p>8381</text:p>
          </table:table-cell>
          <table:table-cell office:value-type="string" calcext:value-type="string">
            <text:p>3000-01-0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9:26:35-04</text:p>
          </table:table-cell>
          <table:table-cell office:value-type="string" calcext:value-type="string">
            <text:p>2015-11-02 16:20:05.712566-05</text:p>
          </table:table-cell>
          <table:table-cell/>
          <table:table-cell office:value-type="string" calcext:value-type="string">
            <text:p>http://cbs11tv.com/consumer/resources_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vage Chickens - Cartoons on Sticky Notes by Doug Savag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26219e5f67a1630c0c21e77bf39bc6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377902" calcext:value-type="float">
            <text:p>377902</text:p>
          </table:table-cell>
          <table:table-cell office:value-type="string" calcext:value-type="string">
            <text:p>3000-01-01</text:p>
          </table:table-cell>
          <table:table-cell office:value-type="float" office:value="6133" calcext:value-type="float">
            <text:p>613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9:05:28-04</text:p>
          </table:table-cell>
          <table:table-cell office:value-type="string" calcext:value-type="string">
            <text:p>2016-04-05 03:22:55.548114-04</text:p>
          </table:table-cell>
          <table:table-cell/>
          <table:table-cell office:value-type="string" calcext:value-type="string">
            <text:p>http://www.savagechickens.com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yndiquer tout le sit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95c2859384affa69ac42a745bb663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4:01:37.176814-04</text:p>
          </table:table-cell>
          <table:table-cell office:value-type="float" office:value="113605" calcext:value-type="float">
            <text:p>113605</text:p>
          </table:table-cell>
          <table:table-cell office:value-type="string" calcext:value-type="string">
            <text:p>3000-01-01</text:p>
          </table:table-cell>
          <table:table-cell office:value-type="float" office:value="60638" calcext:value-type="float">
            <text:p>6063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4:01:52-04</text:p>
          </table:table-cell>
          <table:table-cell office:value-type="string" calcext:value-type="string">
            <text:p>2016-04-01 20:07:43.800316-04</text:p>
          </table:table-cell>
          <table:table-cell/>
          <table:table-cell office:value-type="string" calcext:value-type="string">
            <text:p>http://med-in-marseille.info/spip.php?page=backen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reign :: The New York Su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bc80274c0e52c517bffd8a516a913b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6:48:53.435684-04</text:p>
          </table:table-cell>
          <table:table-cell office:value-type="float" office:value="58144" calcext:value-type="float">
            <text:p>58144</text:p>
          </table:table-cell>
          <table:table-cell office:value-type="string" calcext:value-type="string">
            <text:p>3000-01-01</text:p>
          </table:table-cell>
          <table:table-cell office:value-type="float" office:value="28464" calcext:value-type="float">
            <text:p>2846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06:49:30-04</text:p>
          </table:table-cell>
          <table:table-cell office:value-type="string" calcext:value-type="string">
            <text:p>2015-05-28 05:12:27.300208-04</text:p>
          </table:table-cell>
          <table:table-cell/>
          <table:table-cell office:value-type="string" calcext:value-type="string">
            <text:p>http://www.nysun.com/edition/foreign_rss_2.0.xml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الخبر - مساهمات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3e7b6663104b244081bf43b11cfd0f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6:23:35.760611-04</text:p>
          </table:table-cell>
          <table:table-cell office:value-type="float" office:value="89517" calcext:value-type="float">
            <text:p>89517</text:p>
          </table:table-cell>
          <table:table-cell office:value-type="string" calcext:value-type="string">
            <text:p>3000-01-01</text:p>
          </table:table-cell>
          <table:table-cell office:value-type="float" office:value="41714" calcext:value-type="float">
            <text:p>4171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3-16 16:34:51.252953-04</text:p>
          </table:table-cell>
          <table:table-cell office:value-type="string" calcext:value-type="string">
            <text:p>2015-01-22 21:38:46.984583-05</text:p>
          </table:table-cell>
          <table:table-cell/>
          <table:table-cell office:value-type="string" calcext:value-type="string">
            <text:p>http://www.elkhabar.com/ar/feed/autres/mousahamat/index.1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Recliner Commentari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c08f428dee7ce7e97fcd819c73922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49:14.407517-04</text:p>
          </table:table-cell>
          <table:table-cell office:value-type="float" office:value="22877" calcext:value-type="float">
            <text:p>22877</text:p>
          </table:table-cell>
          <table:table-cell office:value-type="string" calcext:value-type="string">
            <text:p>3000-01-01</text:p>
          </table:table-cell>
          <table:table-cell office:value-type="float" office:value="6601" calcext:value-type="float">
            <text:p>660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08:50:33-04</text:p>
          </table:table-cell>
          <table:table-cell office:value-type="string" calcext:value-type="string">
            <text:p>2016-02-18 14:28:54.414453-05</text:p>
          </table:table-cell>
          <table:table-cell/>
          <table:table-cell office:value-type="string" calcext:value-type="string">
            <text:p>http://www.reclinercommentaries.com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096d79025d7c049340345e769ac2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6:16:24.091866-04</text:p>
          </table:table-cell>
          <table:table-cell office:value-type="float" office:value="116602" calcext:value-type="float">
            <text:p>116602</text:p>
          </table:table-cell>
          <table:table-cell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16:19:25-04</text:p>
          </table:table-cell>
          <table:table-cell office:value-type="string" calcext:value-type="string">
            <text:p>2016-02-17 21:54:07.555163-05</text:p>
          </table:table-cell>
          <table:table-cell/>
          <table:table-cell office:value-type="string" calcext:value-type="string">
            <text:p>http://www.cooperativa.cl/noticias/site/tax/port/all/rss_2_76_1022_1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Stat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6822fefdb73f1857ec366a25f99fd8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1569" calcext:value-type="float">
            <text:p>351569</text:p>
          </table:table-cell>
          <table:table-cell office:value-type="string" calcext:value-type="string">
            <text:p>3000-01-01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8:10:29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http://www.dallasnews.com/news/state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nternational Business Tim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a6159805f94de347a09c926a7cd11f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2:21:57.825523-04</text:p>
          </table:table-cell>
          <table:table-cell office:value-type="float" office:value="88003" calcext:value-type="float">
            <text:p>88003</text:p>
          </table:table-cell>
          <table:table-cell office:value-type="string" calcext:value-type="string">
            <text:p>3000-01-01</text:p>
          </table:table-cell>
          <table:table-cell office:value-type="float" office:value="41550" calcext:value-type="float">
            <text:p>4155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22:24:11-04</text:p>
          </table:table-cell>
          <table:table-cell office:value-type="string" calcext:value-type="string">
            <text:p>2014-11-25 00:24:53.126663-05</text:p>
          </table:table-cell>
          <table:table-cell/>
          <table:table-cell office:value-type="string" calcext:value-type="string">
            <text:p>http://www.ibtimes.com/rss/companies/real-estat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Trinidad Guardian Newspaper - Dereck Achon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da8e4ffd64853f577dfe40f4a5560c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3:10:23.693343-04</text:p>
          </table:table-cell>
          <table:table-cell office:value-type="float" office:value="88725" calcext:value-type="float">
            <text:p>88725</text:p>
          </table:table-cell>
          <table:table-cell office:value-type="string" calcext:value-type="string">
            <text:p>3000-01-01</text:p>
          </table:table-cell>
          <table:table-cell office:value-type="float" office:value="41634" calcext:value-type="float">
            <text:p>4163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13:10:44-04</text:p>
          </table:table-cell>
          <table:table-cell office:value-type="string" calcext:value-type="string">
            <text:p>2016-01-19 21:43:56.487138-05</text:p>
          </table:table-cell>
          <table:table-cell/>
          <table:table-cell office:value-type="string" calcext:value-type="string">
            <text:p>http://www.guardian.co.tt/taxonomy/term/673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utsche Welle: DW-WORLD.DE Econom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9aa22ef5941c0bde2928101fde0d40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4:15:57.566977-04</text:p>
          </table:table-cell>
          <table:table-cell office:value-type="float" office:value="133031" calcext:value-type="float">
            <text:p>133031</text:p>
          </table:table-cell>
          <table:table-cell office:value-type="string" calcext:value-type="string">
            <text:p>3000-01-01</text:p>
          </table:table-cell>
          <table:table-cell office:value-type="float" office:value="41613" calcext:value-type="float">
            <text:p>4161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14:16:19-04</text:p>
          </table:table-cell>
          <table:table-cell office:value-type="string" calcext:value-type="string">
            <text:p>2015-08-05 15:06:31.422973-04</text:p>
          </table:table-cell>
          <table:table-cell/>
          <table:table-cell office:value-type="string" calcext:value-type="string">
            <text:p>http://rss.dw.de/atom/rss-ru-eco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ab353faefc1692a3f69faa63900fde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0:08:34.502737-04</text:p>
          </table:table-cell>
          <table:table-cell office:value-type="float" office:value="116532" calcext:value-type="float">
            <text:p>116532</text:p>
          </table:table-cell>
          <table:table-cell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00:09:56-04</text:p>
          </table:table-cell>
          <table:table-cell office:value-type="string" calcext:value-type="string">
            <text:p>2016-03-08 06:07:57.754938-05</text:p>
          </table:table-cell>
          <table:table-cell/>
          <table:table-cell office:value-type="string" calcext:value-type="string">
            <text:p>http://www.cooperativa.cl/noticias/site/tax/port/all/rss_2_115_918_1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isine - François Charti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fe3baa98bafcb6f99518d6d65479a0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1:48:03.722236-04</text:p>
          </table:table-cell>
          <table:table-cell office:value-type="float" office:value="363635" calcext:value-type="float">
            <text:p>363635</text:p>
          </table:table-cell>
          <table:table-cell office:value-type="string" calcext:value-type="string">
            <text:p>3000-01-01</text:p>
          </table:table-cell>
          <table:table-cell office:value-type="float" office:value="60747" calcext:value-type="float">
            <text:p>6074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1:50:38-04</text:p>
          </table:table-cell>
          <table:table-cell office:value-type="string" calcext:value-type="string">
            <text:p>2015-11-16 03:38:20.422608-05</text:p>
          </table:table-cell>
          <table:table-cell/>
          <table:table-cell office:value-type="string" calcext:value-type="string">
            <text:p>http://www.lapresse.ca/rss/647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l Mercurio de Antofagast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3abee0efdddb04ae3667b4bbfefc36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276036" calcext:value-type="float">
            <text:p>276036</text:p>
          </table:table-cell>
          <table:table-cell office:value-type="string" calcext:value-type="string">
            <text:p>3000-01-01</text:p>
          </table:table-cell>
          <table:table-cell office:value-type="float" office:value="200979" calcext:value-type="float">
            <text:p>20097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9:05:47-04</text:p>
          </table:table-cell>
          <table:table-cell office:value-type="string" calcext:value-type="string">
            <text:p>2016-04-07 11:33:15.173461-04</text:p>
          </table:table-cell>
          <table:table-cell/>
          <table:table-cell office:value-type="string" calcext:value-type="string">
            <text:p>http://www.mercurioantofagasta.cl/impresa/2014/10/14/papel/?feed=rss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Я есть тебя любить, ежели ты не есть спам или я сам!!!!!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5430127d3ecce6aeed9179e7609892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6:20:56.685833-04</text:p>
          </table:table-cell>
          <table:table-cell office:value-type="float" office:value="37393" calcext:value-type="float">
            <text:p>37393</text:p>
          </table:table-cell>
          <table:table-cell office:value-type="string" calcext:value-type="string">
            <text:p>3000-01-01</text:p>
          </table:table-cell>
          <table:table-cell office:value-type="float" office:value="16149" calcext:value-type="float">
            <text:p>1614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6:23:33-04</text:p>
          </table:table-cell>
          <table:table-cell office:value-type="string" calcext:value-type="string">
            <text:p>2016-03-23 01:36:54.402773-04</text:p>
          </table:table-cell>
          <table:table-cell/>
          <table:table-cell office:value-type="string" calcext:value-type="string">
            <text:p>http://iluich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elinux.ru 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3d84449d5032c4c9cf0bcda1b44da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6:19:02.123941-04</text:p>
          </table:table-cell>
          <table:table-cell office:value-type="float" office:value="13886" calcext:value-type="float">
            <text:p>13886</text:p>
          </table:table-cell>
          <table:table-cell office:value-type="string" calcext:value-type="string">
            <text:p>3000-01-01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6:23:14-04</text:p>
          </table:table-cell>
          <table:table-cell office:value-type="string" calcext:value-type="string">
            <text:p>2016-02-29 15:58:27.742566-05</text:p>
          </table:table-cell>
          <table:table-cell/>
          <table:table-cell office:value-type="string" calcext:value-type="string">
            <text:p>http://feeds.feedburner.com/welinux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ивой журнал Николая Вересова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9742e11ec1cef6c35583bf4e035e8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1:10:00.543013-04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3000-01-01</text:p>
          </table:table-cell>
          <table:table-cell office:value-type="float" office:value="8695" calcext:value-type="float">
            <text:p>869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11:10:49-04</text:p>
          </table:table-cell>
          <table:table-cell office:value-type="string" calcext:value-type="string">
            <text:p>2016-01-05 15:38:08.909392-05</text:p>
          </table:table-cell>
          <table:table-cell/>
          <table:table-cell office:value-type="string" calcext:value-type="string">
            <text:p>http://nikveresov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etty - Be true to yoursel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e8975d5e872dcb60b56540d7a104f9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3:33:49.065332-04</text:p>
          </table:table-cell>
          <table:table-cell office:value-type="float" office:value="358967" calcext:value-type="float">
            <text:p>358967</text:p>
          </table:table-cell>
          <table:table-cell office:value-type="string" calcext:value-type="string">
            <text:p>3000-01-01</text:p>
          </table:table-cell>
          <table:table-cell office:value-type="float" office:value="84403" calcext:value-type="float">
            <text:p>8440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3:35:11-04</text:p>
          </table:table-cell>
          <table:table-cell office:value-type="string" calcext:value-type="string">
            <text:p>2016-04-06 22:00:53.985947-04</text:p>
          </table:table-cell>
          <table:table-cell/>
          <table:table-cell office:value-type="string" calcext:value-type="string">
            <text:p>http://www.bettys.com.br/rd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ang manager &amp; OF edito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c9ce1827e26136df4e76a3f8b3175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32:44.276482-04</text:p>
          </table:table-cell>
          <table:table-cell office:value-type="float" office:value="360576" calcext:value-type="float">
            <text:p>360576</text:p>
          </table:table-cell>
          <table:table-cell office:value-type="string" calcext:value-type="string">
            <text:p>3000-01-01</text:p>
          </table:table-cell>
          <table:table-cell office:value-type="float" office:value="13287" calcext:value-type="float">
            <text:p>1328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8:34:16-04</text:p>
          </table:table-cell>
          <table:table-cell office:value-type="string" calcext:value-type="string">
            <text:p>2015-12-27 11:46:23.545963-05</text:p>
          </table:table-cell>
          <table:table-cell/>
          <table:table-cell office:value-type="string" calcext:value-type="string">
            <text:p>http://horsels.livejournal.com/data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rtress Europe - At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318642ea3c8df4d1196e6a4906a07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8925" calcext:value-type="float">
            <text:p>108925</text:p>
          </table:table-cell>
          <table:table-cell office:value-type="string" calcext:value-type="string">
            <text:p>3000-01-01</text:p>
          </table:table-cell>
          <table:table-cell office:value-type="float" office:value="57130" calcext:value-type="float">
            <text:p>5713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0:50-04</text:p>
          </table:table-cell>
          <table:table-cell office:value-type="string" calcext:value-type="string">
            <text:p>2014-05-12 11:01:01.780359-04</text:p>
          </table:table-cell>
          <table:table-cell/>
          <table:table-cell office:value-type="string" calcext:value-type="string">
            <text:p>http://www.blogger.com/feeds/21711240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elveteen Rabbi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d48a33bc2e165647440010ca885e3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13433" calcext:value-type="float">
            <text:p>113433</text:p>
          </table:table-cell>
          <table:table-cell office:value-type="string" calcext:value-type="string">
            <text:p>3000-01-01</text:p>
          </table:table-cell>
          <table:table-cell office:value-type="float" office:value="60490" calcext:value-type="float">
            <text:p>6049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38:00-04</text:p>
          </table:table-cell>
          <table:table-cell office:value-type="string" calcext:value-type="string">
            <text:p>2016-04-07 14:03:47.687044-04</text:p>
          </table:table-cell>
          <table:table-cell/>
          <table:table-cell office:value-type="string" calcext:value-type="string">
            <text:p>http://velveteenrabbi.blogs.com/blog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Columnists 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57feddca3d218675d8969f8ea8b1f8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1537" calcext:value-type="float">
            <text:p>351537</text:p>
          </table:table-cell>
          <table:table-cell office:value-type="string" calcext:value-type="string">
            <text:p>3000-01-01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8:10:01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http://www.dallasnews.com/opinion/columnist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l Mattino - dilloalmattin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1d8cd98f00b204e9800998ecf8427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0:42:14.576488-04</text:p>
          </table:table-cell>
          <table:table-cell office:value-type="float" office:value="80634" calcext:value-type="float">
            <text:p>80634</text:p>
          </table:table-cell>
          <table:table-cell office:value-type="string" calcext:value-type="string">
            <text:p>3000-01-01</text:p>
          </table:table-cell>
          <table:table-cell office:value-type="float" office:value="40684" calcext:value-type="float">
            <text:p>4068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20:42:29-04</text:p>
          </table:table-cell>
          <table:table-cell office:value-type="string" calcext:value-type="string">
            <text:p>2015-12-15 23:58:57.925015-05</text:p>
          </table:table-cell>
          <table:table-cell/>
          <table:table-cell office:value-type="string" calcext:value-type="string">
            <text:p>http://www.ilmattino.it/rss/dilloalmattino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нахронические записи светлого будущего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fa7058573af525bb0699cb4c09cb89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3:47:39.679829-04</text:p>
          </table:table-cell>
          <table:table-cell office:value-type="float" office:value="31939" calcext:value-type="float">
            <text:p>31939</text:p>
          </table:table-cell>
          <table:table-cell office:value-type="string" calcext:value-type="string">
            <text:p>3000-01-01</text:p>
          </table:table-cell>
          <table:table-cell office:value-type="float" office:value="10627" calcext:value-type="float">
            <text:p>1062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23:48:55-04</text:p>
          </table:table-cell>
          <table:table-cell office:value-type="string" calcext:value-type="string">
            <text:p>2016-03-29 16:57:32.246937-04</text:p>
          </table:table-cell>
          <table:table-cell/>
          <table:table-cell office:value-type="string" calcext:value-type="string">
            <text:p>http://jescid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урнал учета жизни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66a3b461bb8262c08ada97fb71e79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19:07.017383-04</text:p>
          </table:table-cell>
          <table:table-cell office:value-type="float" office:value="35760" calcext:value-type="float">
            <text:p>35760</text:p>
          </table:table-cell>
          <table:table-cell office:value-type="string" calcext:value-type="string">
            <text:p>3000-01-01</text:p>
          </table:table-cell>
          <table:table-cell office:value-type="float" office:value="14500" calcext:value-type="float">
            <text:p>1450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08:20:27-04</text:p>
          </table:table-cell>
          <table:table-cell office:value-type="string" calcext:value-type="string">
            <text:p>2016-03-03 16:22:27.719252-05</text:p>
          </table:table-cell>
          <table:table-cell/>
          <table:table-cell office:value-type="string" calcext:value-type="string">
            <text:p>http://polykarp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orth Carolina Bookwatch 2012-2013 | UNC-TV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5b0fa7cf60247393d50f2a6f7436b8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49443" calcext:value-type="float">
            <text:p>349443</text:p>
          </table:table-cell>
          <table:table-cell office:value-type="string" calcext:value-type="string">
            <text:p>3000-01-01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8:09:48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http://podcast.unctv.org/rssfeeds/ncbook_podcast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лександр Сэт Боровик — блог.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7bdaa18346b180da659afe0d68081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29207" calcext:value-type="float">
            <text:p>29207</text:p>
          </table:table-cell>
          <table:table-cell office:value-type="string" calcext:value-type="string">
            <text:p>3000-01-01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1:3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5at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ollian d'Mortels Kant 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e68303eab4f8826dbe4fb1f2324c10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35721" calcext:value-type="float">
            <text:p>35721</text:p>
          </table:table-cell>
          <table:table-cell office:value-type="string" calcext:value-type="string">
            <text:p>3000-01-01</text:p>
          </table:table-cell>
          <table:table-cell office:value-type="float" office:value="14461" calcext:value-type="float">
            <text:p>1446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9:35:40-04</text:p>
          </table:table-cell>
          <table:table-cell office:value-type="string" calcext:value-type="string">
            <text:p>2016-04-06 11:59:11.266512-04</text:p>
          </table:table-cell>
          <table:table-cell/>
          <table:table-cell office:value-type="string" calcext:value-type="string">
            <text:p>http://lolopynder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eep New Hampshire Blue Blo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9152ab402ca52e21a1c98167b1aa0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22:40.758528-04</text:p>
          </table:table-cell>
          <table:table-cell office:value-type="float" office:value="348116" calcext:value-type="float">
            <text:p>348116</text:p>
          </table:table-cell>
          <table:table-cell office:value-type="string" calcext:value-type="string">
            <text:p>3000-01-01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1:24:29-04</text:p>
          </table:table-cell>
          <table:table-cell table:number-columns-repeated="2"/>
          <table:table-cell office:value-type="string" calcext:value-type="string">
            <text:p>http://nhdp.blogspot.com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onsters and Critics Tennis New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1705c4f94840d6c50824c2bd7e57fcb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2580" calcext:value-type="float">
            <text:p>122580</text:p>
          </table:table-cell>
          <table:table-cell office:value-type="string" calcext:value-type="string">
            <text:p>3000-01-01</text:p>
          </table:table-cell>
          <table:table-cell office:value-type="float" office:value="65364" calcext:value-type="float">
            <text:p>6536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0:23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feeds.feedburner.com/monstersandcritics/tenni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Делать самое важное и интересное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8735765ef05342c4c5219e239ef04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3000-01-01</text:p>
          </table:table-cell>
          <table:table-cell office:value-type="float" office:value="9883" calcext:value-type="float">
            <text:p>988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3:12-04</text:p>
          </table:table-cell>
          <table:table-cell office:value-type="string" calcext:value-type="string">
            <text:p>2013-08-16 16:00:30.388846-04</text:p>
          </table:table-cell>
          <table:table-cell/>
          <table:table-cell office:value-type="string" calcext:value-type="string">
            <text:p>http://kostyazen2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ersona non grat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f345fe16b94dceab090f6da2ef619d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3:27:23.99837-04</text:p>
          </table:table-cell>
          <table:table-cell office:value-type="float" office:value="32972" calcext:value-type="float">
            <text:p>32972</text:p>
          </table:table-cell>
          <table:table-cell office:value-type="string" calcext:value-type="string">
            <text:p>3000-01-01</text:p>
          </table:table-cell>
          <table:table-cell office:value-type="float" office:value="11670" calcext:value-type="float">
            <text:p>1167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3:27:44-04</text:p>
          </table:table-cell>
          <table:table-cell office:value-type="string" calcext:value-type="string">
            <text:p>2016-04-03 11:45:20.779198-04</text:p>
          </table:table-cell>
          <table:table-cell/>
          <table:table-cell office:value-type="string" calcext:value-type="string">
            <text:p>http://lifewalker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f7d32be4ee8ebc6c3c1968eaf4037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0:17:35.389005-04</text:p>
          </table:table-cell>
          <table:table-cell office:value-type="float" office:value="116190" calcext:value-type="float">
            <text:p>116190</text:p>
          </table:table-cell>
          <table:table-cell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00:17:45-04</text:p>
          </table:table-cell>
          <table:table-cell office:value-type="string" calcext:value-type="string">
            <text:p>2015-07-13 09:27:03.107967-04</text:p>
          </table:table-cell>
          <table:table-cell/>
          <table:table-cell office:value-type="string" calcext:value-type="string">
            <text:p>http://www.cooperativa.cl/noticias/site/tax/port/all/rss_2_79_631_1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2.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0e86b3bcdfeebb039ec8606f3f2ff9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9011" calcext:value-type="float">
            <text:p>109011</text:p>
          </table:table-cell>
          <table:table-cell office:value-type="string" calcext:value-type="string">
            <text:p>3000-01-01</text:p>
          </table:table-cell>
          <table:table-cell office:value-type="float" office:value="57216" calcext:value-type="float">
            <text:p>5721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1:52-04</text:p>
          </table:table-cell>
          <table:table-cell office:value-type="string" calcext:value-type="string">
            <text:p>2014-01-09 02:33:02.535022-05</text:p>
          </table:table-cell>
          <table:table-cell/>
          <table:table-cell office:value-type="string" calcext:value-type="string">
            <text:p>http://www.panigram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NTERTAINMENT/REVIEW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1d8cd98f00b204e9800998ecf8427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2427" calcext:value-type="float">
            <text:p>102427</text:p>
          </table:table-cell>
          <table:table-cell office:value-type="string" calcext:value-type="string">
            <text:p>3000-01-01</text:p>
          </table:table-cell>
          <table:table-cell office:value-type="float" office:value="42156" calcext:value-type="float">
            <text:p>4215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1-30 13:03:01-05</text:p>
          </table:table-cell>
          <table:table-cell office:value-type="string" calcext:value-type="string">
            <text:p>2013-12-27 08:46:39.907905-05</text:p>
          </table:table-cell>
          <table:table-cell/>
          <table:table-cell office:value-type="string" calcext:value-type="string">
            <text:p>http://www.mid-day.com/feed_api/rss/articles.php?section=entertainment/review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washington-gloucest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2b0c2f0f9559769a4876c5e0fa177e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25:55.588655-04</text:p>
          </table:table-cell>
          <table:table-cell office:value-type="float" office:value="342085" calcext:value-type="float">
            <text:p>342085</text:p>
          </table:table-cell>
          <table:table-cell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0-20 13:38:38-04</text:p>
          </table:table-cell>
          <table:table-cell office:value-type="string" calcext:value-type="string">
            <text:p>2015-05-08 16:38:12.844437-04</text:p>
          </table:table-cell>
          <table:table-cell/>
          <table:table-cell office:value-type="string" calcext:value-type="string">
            <text:p>http://topics.nj.com/tag/washington-gloucester/atom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ustImage.wordpress.com »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1e0edb226d2186b0771b66cabd5b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5516" calcext:value-type="float">
            <text:p>115516</text:p>
          </table:table-cell>
          <table:table-cell office:value-type="string" calcext:value-type="string">
            <text:p>3000-01-01</text:p>
          </table:table-cell>
          <table:table-cell office:value-type="float" office:value="61751" calcext:value-type="float">
            <text:p>6175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7:4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justimage.wordpres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IFA.com - New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b9e7671b3edf2a7b1c6e90015d08e1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6:46:24.961829-04</text:p>
          </table:table-cell>
          <table:table-cell office:value-type="float" office:value="113906" calcext:value-type="float">
            <text:p>113906</text:p>
          </table:table-cell>
          <table:table-cell office:value-type="string" calcext:value-type="string">
            <text:p>3000-01-01</text:p>
          </table:table-cell>
          <table:table-cell office:value-type="float" office:value="60793" calcext:value-type="float">
            <text:p>6079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16:46:46-04</text:p>
          </table:table-cell>
          <table:table-cell office:value-type="string" calcext:value-type="string">
            <text:p>2016-02-17 22:24:10.984008-05</text:p>
          </table:table-cell>
          <table:table-cell/>
          <table:table-cell office:value-type="string" calcext:value-type="string">
            <text:p>http://www.fifa.com/associations/association=tha/news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Моя Скромная Келья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fbb7197400b04db415ef8ee91ce0f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6704" calcext:value-type="float">
            <text:p>36704</text:p>
          </table:table-cell>
          <table:table-cell office:value-type="string" calcext:value-type="string">
            <text:p>3000-01-01</text:p>
          </table:table-cell>
          <table:table-cell office:value-type="float" office:value="15458" calcext:value-type="float">
            <text:p>1545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5:34:58-04</text:p>
          </table:table-cell>
          <table:table-cell office:value-type="string" calcext:value-type="string">
            <text:p>2016-04-04 23:52:16.320611-04</text:p>
          </table:table-cell>
          <table:table-cell/>
          <table:table-cell office:value-type="string" calcext:value-type="string">
            <text:p>http://dain666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R Nyheder Online - Indlan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b2d55aed23e9f9b6da254a3d613e98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4:57:45.684053-04</text:p>
          </table:table-cell>
          <table:table-cell office:value-type="float" office:value="74493" calcext:value-type="float">
            <text:p>74493</text:p>
          </table:table-cell>
          <table:table-cell office:value-type="string" calcext:value-type="string">
            <text:p>3000-01-01</text:p>
          </table:table-cell>
          <table:table-cell office:value-type="float" office:value="39723" calcext:value-type="float">
            <text:p>3972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4:58:49-04</text:p>
          </table:table-cell>
          <table:table-cell office:value-type="string" calcext:value-type="string">
            <text:p>2016-04-03 13:15:49.230297-04</text:p>
          </table:table-cell>
          <table:table-cell/>
          <table:table-cell office:value-type="string" calcext:value-type="string">
            <text:p>http://www.dr.dk/Nyheder/Service/feeds/Indland.htm?%3E%3C?xml-stylesheet%20title=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tmas Park Patch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50716c5cc4f34bd0931f96f0914ba2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03:23.553263-04</text:p>
          </table:table-cell>
          <table:table-cell office:value-type="float" office:value="365459" calcext:value-type="float">
            <text:p>365459</text:p>
          </table:table-cell>
          <table:table-cell office:value-type="string" calcext:value-type="string">
            <text:p>3000-01-01</text:p>
          </table:table-cell>
          <table:table-cell office:value-type="float" office:value="28505" calcext:value-type="float">
            <text:p>2850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2:05:02-04</text:p>
          </table:table-cell>
          <table:table-cell office:value-type="string" calcext:value-type="string">
            <text:p>2016-04-06 20:30:39.279132-04</text:p>
          </table:table-cell>
          <table:table-cell/>
          <table:table-cell office:value-type="string" calcext:value-type="string">
            <text:p>http://patch.com/new-york/ditmaspark/articles.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1d8cd98f00b204e9800998ecf8427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2575" calcext:value-type="float">
            <text:p>112575</text:p>
          </table:table-cell>
          <table:table-cell office:value-type="string" calcext:value-type="string">
            <text:p>3000-01-01</text:p>
          </table:table-cell>
          <table:table-cell office:value-type="float" office:value="59855" calcext:value-type="float">
            <text:p>5985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3:56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alim-atenbek.livejournal.com/data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Избегайте тенденций. Копите тайны.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352c0a4d63dc4a44b986f94efda2ac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1295" calcext:value-type="float">
            <text:p>31295</text:p>
          </table:table-cell>
          <table:table-cell office:value-type="string" calcext:value-type="string">
            <text:p>3000-01-01</text:p>
          </table:table-cell>
          <table:table-cell office:value-type="float" office:value="9980" calcext:value-type="float">
            <text:p>998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9:4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setlist-ru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UDIMAARI »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e1c9ff810b80d574909224fa093631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0884" calcext:value-type="float">
            <text:p>110884</text:p>
          </table:table-cell>
          <table:table-cell office:value-type="string" calcext:value-type="string">
            <text:p>3000-01-01</text:p>
          </table:table-cell>
          <table:table-cell office:value-type="float" office:value="58491" calcext:value-type="float">
            <text:p>5849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3:0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mistersingh.wordpres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IME.com: Work in Progres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4086c8f13d34e8450357c35bf6d4d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771" calcext:value-type="float">
            <text:p>7771</text:p>
          </table:table-cell>
          <table:table-cell office:value-type="string" calcext:value-type="string">
            <text:p>3000-01-0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5:3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feeds.feedburner.com/timeblogs/work_in_progre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ttle Birdie Secret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f750db0a6eca3e525a9b3ed508f65a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5:18:52.466097-04</text:p>
          </table:table-cell>
          <table:table-cell office:value-type="float" office:value="17525" calcext:value-type="float">
            <text:p>17525</text:p>
          </table:table-cell>
          <table:table-cell office:value-type="string" calcext:value-type="string">
            <text:p>3000-01-01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5:19:27-04</text:p>
          </table:table-cell>
          <table:table-cell office:value-type="string" calcext:value-type="string">
            <text:p>2015-11-23 07:10:19.211199-05</text:p>
          </table:table-cell>
          <table:table-cell/>
          <table:table-cell office:value-type="string" calcext:value-type="string">
            <text:p>http://littlebirdiesecrets.blogspot.com/feeds/posts/default?alt=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korpion: Horoskop - Wirtualna Polsk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ba6cd12e3cd1480413f35ffe2ba4be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3 00:43:08.0756-04</text:p>
          </table:table-cell>
          <table:table-cell office:value-type="float" office:value="359550" calcext:value-type="float">
            <text:p>359550</text:p>
          </table:table-cell>
          <table:table-cell office:value-type="string" calcext:value-type="string">
            <text:p>3000-01-01</text:p>
          </table:table-cell>
          <table:table-cell office:value-type="float" office:value="59920" calcext:value-type="float">
            <text:p>5992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00:44:44-04</text:p>
          </table:table-cell>
          <table:table-cell office:value-type="string" calcext:value-type="string">
            <text:p>2015-10-07 03:27:17.359714-04</text:p>
          </table:table-cell>
          <table:table-cell/>
          <table:table-cell office:value-type="string" calcext:value-type="string">
            <text:p>http://horoskop.wp.pl/cid,1,hid,88,sid,8,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овости Южной Осетии — портал южного региона ЮГА.ру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73363b6d0e6a8a5d47f7118cca8da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76660" calcext:value-type="float">
            <text:p>76660</text:p>
          </table:table-cell>
          <table:table-cell office:value-type="string" calcext:value-type="string">
            <text:p>3000-01-01</text:p>
          </table:table-cell>
          <table:table-cell office:value-type="float" office:value="39986" calcext:value-type="float">
            <text:p>3998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7:08:26-04</text:p>
          </table:table-cell>
          <table:table-cell office:value-type="string" calcext:value-type="string">
            <text:p>2016-01-05 04:24:37.27377-05</text:p>
          </table:table-cell>
          <table:table-cell/>
          <table:table-cell office:value-type="string" calcext:value-type="string">
            <text:p>http://www.yuga.ru/y_osetia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Nancy Churni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b4e220ffd3ed6287cf6c99d8efa20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2943" calcext:value-type="float">
            <text:p>352943</text:p>
          </table:table-cell>
          <table:table-cell office:value-type="string" calcext:value-type="string">
            <text:p>3000-01-01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8:10:17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http://www.dallasnews.com/lifestyles/health-and-fitness/columnists/nancy-churnin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llgemeine Zeitung - Allgemei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e010f964ad16776b34eca23914ead9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7:23:38.546172-04</text:p>
          </table:table-cell>
          <table:table-cell office:value-type="float" office:value="85247" calcext:value-type="float">
            <text:p>85247</text:p>
          </table:table-cell>
          <table:table-cell office:value-type="string" calcext:value-type="string">
            <text:p>3000-01-01</text:p>
          </table:table-cell>
          <table:table-cell office:value-type="float" office:value="41288" calcext:value-type="float">
            <text:p>4128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7:24:29-04</text:p>
          </table:table-cell>
          <table:table-cell office:value-type="string" calcext:value-type="string">
            <text:p>2016-03-11 17:23:40.809-05</text:p>
          </table:table-cell>
          <table:table-cell/>
          <table:table-cell office:value-type="string" calcext:value-type="string">
            <text:p>http://www.az-online.de/leben/gesundheit/allgemein/rssfeed.rd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ilyHerald.com <text:s/>&gt; Sports &gt; Pro Tenni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07c4f1ddf8b06b23b531d9a40ad47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5625" calcext:value-type="float">
            <text:p>5625</text:p>
          </table:table-cell>
          <table:table-cell office:value-type="string" calcext:value-type="string">
            <text:p>3000-01-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05:27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http://www.dailyherald.com/rss/rss.asp?section=sports_pro_tenni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ANTERIKSI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fec6c4261ac76bf1cd09e55b5e68f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09:54:11.66294-04</text:p>
          </table:table-cell>
          <table:table-cell office:value-type="float" office:value="359469" calcext:value-type="float">
            <text:p>359469</text:p>
          </table:table-cell>
          <table:table-cell office:value-type="string" calcext:value-type="string">
            <text:p>3000-01-01</text:p>
          </table:table-cell>
          <table:table-cell office:value-type="float" office:value="16964" calcext:value-type="float">
            <text:p>1696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10:00:38-04</text:p>
          </table:table-cell>
          <table:table-cell table:number-columns-repeated="2"/>
          <table:table-cell office:value-type="string" calcext:value-type="string">
            <text:p>http://panteriksi.livejournal.com/data/atom/?itemid=58435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lsas.l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7d85526d4acd82a1186f26877016bc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6720" calcext:value-type="float">
            <text:p>66720</text:p>
          </table:table-cell>
          <table:table-cell office:value-type="string" calcext:value-type="string">
            <text:p>3000-01-01</text:p>
          </table:table-cell>
          <table:table-cell office:value-type="float" office:value="28706" calcext:value-type="float">
            <text:p>2870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2:43-04</text:p>
          </table:table-cell>
          <table:table-cell office:value-type="string" calcext:value-type="string">
            <text:p>2013-11-16 11:33:30.400336-05</text:p>
          </table:table-cell>
          <table:table-cell/>
          <table:table-cell office:value-type="string" calcext:value-type="string">
            <text:p>http://www.balsas.lt/rss/sarasas/16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عالم الانمي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64557da2a47a204670285c550dde8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59623" calcext:value-type="float">
            <text:p>359623</text:p>
          </table:table-cell>
          <table:table-cell office:value-type="string" calcext:value-type="string">
            <text:p>3000-01-01</text:p>
          </table:table-cell>
          <table:table-cell office:value-type="float" office:value="102626" calcext:value-type="float">
            <text:p>10262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1:34:44-04</text:p>
          </table:table-cell>
          <table:table-cell table:number-columns-repeated="2"/>
          <table:table-cell office:value-type="string" calcext:value-type="string">
            <text:p>http://www.elqma.com/rss8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logi Wprost 24 - Wojciech Pomykało: W poszukiwaniu dnia jutrzejszego 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8b9cd5ea8f9119b846bcf99e7c7fd7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56:10.339177-04</text:p>
          </table:table-cell>
          <table:table-cell office:value-type="float" office:value="102324" calcext:value-type="float">
            <text:p>102324</text:p>
          </table:table-cell>
          <table:table-cell office:value-type="string" calcext:value-type="string">
            <text:p>3000-01-01</text:p>
          </table:table-cell>
          <table:table-cell office:value-type="float" office:value="42148" calcext:value-type="float">
            <text:p>4214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20:56:49-04</text:p>
          </table:table-cell>
          <table:table-cell office:value-type="string" calcext:value-type="string">
            <text:p>2015-06-01 08:06:14.369836-04</text:p>
          </table:table-cell>
          <table:table-cell/>
          <table:table-cell office:value-type="string" calcext:value-type="string">
            <text:p>http://www.wprost.pl/rss/rss_blog_pomykalo.php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fé con nat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a8033a599a0d2c2378ad95eef50f00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32790" calcext:value-type="float">
            <text:p>32790</text:p>
          </table:table-cell>
          <table:table-cell office:value-type="string" calcext:value-type="string">
            <text:p>3000-01-01</text:p>
          </table:table-cell>
          <table:table-cell office:value-type="float" office:value="11484" calcext:value-type="float">
            <text:p>1148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0:05:43-04</text:p>
          </table:table-cell>
          <table:table-cell office:value-type="string" calcext:value-type="string">
            <text:p>2016-04-05 04:23:08.231198-04</text:p>
          </table:table-cell>
          <table:table-cell/>
          <table:table-cell office:value-type="string" calcext:value-type="string">
            <text:p>http://natakxa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a1cc16809d66c4969986be2e52574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4119" calcext:value-type="float">
            <text:p>124119</text:p>
          </table:table-cell>
          <table:table-cell office:value-type="string" calcext:value-type="string">
            <text:p>3000-01-01</text:p>
          </table:table-cell>
          <table:table-cell office:value-type="float" office:value="66439" calcext:value-type="float">
            <text:p>6643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1:21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denbrough.livejournal.com/data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zzy Dee »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6c64d5b27d2a083ac7f96d2a52143d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8:19:36.32271-04</text:p>
          </table:table-cell>
          <table:table-cell office:value-type="float" office:value="107819" calcext:value-type="float">
            <text:p>107819</text:p>
          </table:table-cell>
          <table:table-cell office:value-type="string" calcext:value-type="string">
            <text:p>3000-01-01</text:p>
          </table:table-cell>
          <table:table-cell office:value-type="float" office:value="56516" calcext:value-type="float">
            <text:p>5651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8:24:22-04</text:p>
          </table:table-cell>
          <table:table-cell office:value-type="string" calcext:value-type="string">
            <text:p>2016-02-08 14:53:40.747771-05</text:p>
          </table:table-cell>
          <table:table-cell/>
          <table:table-cell office:value-type="string" calcext:value-type="string">
            <text:p>http://www.dizzy-dee.com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1d78765de2bb87dc1007cb7fefe625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6:37:08.670625-04</text:p>
          </table:table-cell>
          <table:table-cell office:value-type="float" office:value="116056" calcext:value-type="float">
            <text:p>116056</text:p>
          </table:table-cell>
          <table:table-cell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6:41:46-04</text:p>
          </table:table-cell>
          <table:table-cell office:value-type="string" calcext:value-type="string">
            <text:p>2015-06-29 14:53:02.683826-04</text:p>
          </table:table-cell>
          <table:table-cell/>
          <table:table-cell office:value-type="string" calcext:value-type="string">
            <text:p>http://www.cooperativa.cl/noticias/site/tax/port/all/rss_5_9_17_1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mmunities of Colo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83156a6a873bb0fea54b781bee9c54b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03:23.553263-04</text:p>
          </table:table-cell>
          <table:table-cell office:value-type="float" office:value="176350" calcext:value-type="float">
            <text:p>176350</text:p>
          </table:table-cell>
          <table:table-cell office:value-type="string" calcext:value-type="string">
            <text:p>3000-01-01</text:p>
          </table:table-cell>
          <table:table-cell office:value-type="float" office:value="104122" calcext:value-type="float">
            <text:p>10412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2:05:55-04</text:p>
          </table:table-cell>
          <table:table-cell office:value-type="string" calcext:value-type="string">
            <text:p>2016-04-06 20:30:39.279132-04</text:p>
          </table:table-cell>
          <table:table-cell/>
          <table:table-cell office:value-type="string" calcext:value-type="string">
            <text:p>http://thecommunitiesofcolor.com/?feed=rss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Игорь Николаевич М.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30869795a7aa4390ca3db0e8f7a7ee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3 09:14:47.020377-04</text:p>
          </table:table-cell>
          <table:table-cell office:value-type="float" office:value="360454" calcext:value-type="float">
            <text:p>360454</text:p>
          </table:table-cell>
          <table:table-cell office:value-type="string" calcext:value-type="string">
            <text:p>3000-01-01</text:p>
          </table:table-cell>
          <table:table-cell office:value-type="float" office:value="14321" calcext:value-type="float">
            <text:p>1432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09:16:51-04</text:p>
          </table:table-cell>
          <table:table-cell table:number-columns-repeated="2"/>
          <table:table-cell office:value-type="string" calcext:value-type="string">
            <text:p>http://kot-pafnusha.livejournal.com/data/atom/?itemid=71517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&amp;quot;Не судите, да не судимы будете&amp;quot;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cdb3bba0a98934dd0136ac123f31d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6519" calcext:value-type="float">
            <text:p>36519</text:p>
          </table:table-cell>
          <table:table-cell office:value-type="string" calcext:value-type="string">
            <text:p>3000-01-01</text:p>
          </table:table-cell>
          <table:table-cell office:value-type="float" office:value="15272" calcext:value-type="float">
            <text:p>1527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5:35:22-04</text:p>
          </table:table-cell>
          <table:table-cell office:value-type="string" calcext:value-type="string">
            <text:p>2016-04-07 00:01:11.203483-04</text:p>
          </table:table-cell>
          <table:table-cell/>
          <table:table-cell office:value-type="string" calcext:value-type="string">
            <text:p>http://zlaya-uchilka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pos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749612b57fe496ea39f1c3546286d0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06 20:00:40.476876-04</text:p>
          </table:table-cell>
          <table:table-cell office:value-type="float" office:value="366748" calcext:value-type="float">
            <text:p>366748</text:p>
          </table:table-cell>
          <table:table-cell office:value-type="string" calcext:value-type="string">
            <text:p>3000-01-01</text:p>
          </table:table-cell>
          <table:table-cell office:value-type="float" office:value="40326" calcext:value-type="float">
            <text:p>4032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20:02:15-04</text:p>
          </table:table-cell>
          <table:table-cell office:value-type="string" calcext:value-type="string">
            <text:p>2016-04-04 04:18:18.961478-04</text:p>
          </table:table-cell>
          <table:table-cell/>
          <table:table-cell office:value-type="string" calcext:value-type="string">
            <text:p>http://www.thenews.com.pk/rss/2/2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ocky Mountain News Stories: Fashio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0e0d0e823d43775d4999a25061318bb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3000-01-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4-08-21 09:46:42.65210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www.rockymountainnews.com/feeds/headlines/living/fashion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nt.se - Ekonomi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b4d000ed2dd5a17bc53ad1b8aa9fe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27:18.63674-04</text:p>
          </table:table-cell>
          <table:table-cell office:value-type="float" office:value="130994" calcext:value-type="float">
            <text:p>130994</text:p>
          </table:table-cell>
          <table:table-cell office:value-type="string" calcext:value-type="string">
            <text:p>3000-01-01</text:p>
          </table:table-cell>
          <table:table-cell office:value-type="float" office:value="40046" calcext:value-type="float">
            <text:p>4004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2:29:03-04</text:p>
          </table:table-cell>
          <table:table-cell office:value-type="string" calcext:value-type="string">
            <text:p>2015-09-12 04:44:50.315766-04</text:p>
          </table:table-cell>
          <table:table-cell/>
          <table:table-cell office:value-type="string" calcext:value-type="string">
            <text:p>http://www.unt.se/rss/ekonomi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урнал ярких путешествий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d2410ef5406dd7253835cf8b82e6e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362910" calcext:value-type="float">
            <text:p>362910</text:p>
          </table:table-cell>
          <table:table-cell office:value-type="string" calcext:value-type="string">
            <text:p>3000-01-01</text:p>
          </table:table-cell>
          <table:table-cell office:value-type="float" office:value="10284" calcext:value-type="float">
            <text:p>1028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0:06:11-04</text:p>
          </table:table-cell>
          <table:table-cell office:value-type="string" calcext:value-type="string">
            <text:p>2016-04-07 16:34:10.347803-04</text:p>
          </table:table-cell>
          <table:table-cell/>
          <table:table-cell office:value-type="string" calcext:value-type="string">
            <text:p>http://foturist-ru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enassat - 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d3c4f4bfa8d58f6e56d508c647d2e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2152" calcext:value-type="float">
            <text:p>112152</text:p>
          </table:table-cell>
          <table:table-cell office:value-type="string" calcext:value-type="string">
            <text:p>3000-01-01</text:p>
          </table:table-cell>
          <table:table-cell office:value-type="float" office:value="59530" calcext:value-type="float">
            <text:p>5953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2:5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www.menassat.com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атвы много, а делателей мало!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b69888fabf73bba6441c129a291a2c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1776" calcext:value-type="float">
            <text:p>31776</text:p>
          </table:table-cell>
          <table:table-cell office:value-type="string" calcext:value-type="string">
            <text:p>3000-01-01</text:p>
          </table:table-cell>
          <table:table-cell office:value-type="float" office:value="10463" calcext:value-type="float">
            <text:p>1046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1:2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tamat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re Is No Blo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1d2202ca65a3838b61d7a483cb7efe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3437" calcext:value-type="float">
            <text:p>53437</text:p>
          </table:table-cell>
          <table:table-cell office:value-type="string" calcext:value-type="string">
            <text:p>3000-01-01</text:p>
          </table:table-cell>
          <table:table-cell office:value-type="float" office:value="27724" calcext:value-type="float">
            <text:p>2772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2:5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bendingleft.blogspot.com//feeds/posts/default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Шаг из вечности в вечность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7c18b16dd90556cfd100d8c3d16002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1:31:20.355431-04</text:p>
          </table:table-cell>
          <table:table-cell office:value-type="float" office:value="35104" calcext:value-type="float">
            <text:p>35104</text:p>
          </table:table-cell>
          <table:table-cell office:value-type="string" calcext:value-type="string">
            <text:p>3000-01-01</text:p>
          </table:table-cell>
          <table:table-cell office:value-type="float" office:value="13843" calcext:value-type="float">
            <text:p>1384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1:31:52-04</text:p>
          </table:table-cell>
          <table:table-cell office:value-type="string" calcext:value-type="string">
            <text:p>2016-04-04 09:49:29.183132-04</text:p>
          </table:table-cell>
          <table:table-cell/>
          <table:table-cell office:value-type="string" calcext:value-type="string">
            <text:p>http://alex-celly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elchest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13745b13ca63e306b4314523895fd9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3:31:08.936496-04</text:p>
          </table:table-cell>
          <table:table-cell office:value-type="float" office:value="38166" calcext:value-type="float">
            <text:p>38166</text:p>
          </table:table-cell>
          <table:table-cell office:value-type="string" calcext:value-type="string">
            <text:p>3000-01-01</text:p>
          </table:table-cell>
          <table:table-cell office:value-type="float" office:value="16922" calcext:value-type="float">
            <text:p>1692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23:32:13-04</text:p>
          </table:table-cell>
          <table:table-cell office:value-type="string" calcext:value-type="string">
            <text:p>2016-04-04 07:49:07.742873-04</text:p>
          </table:table-cell>
          <table:table-cell/>
          <table:table-cell office:value-type="string" calcext:value-type="string">
            <text:p>http://belchester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elestlemond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8617af7620e2791dcdb12ab58eb97d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0834" calcext:value-type="float">
            <text:p>120834</text:p>
          </table:table-cell>
          <table:table-cell office:value-type="string" calcext:value-type="string">
            <text:p>3000-01-01</text:p>
          </table:table-cell>
          <table:table-cell office:value-type="float" office:value="64230" calcext:value-type="float">
            <text:p>6423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1:43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telestlemonde.blogspot.com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rnières infos de : Bonnes adress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1d8cd98f00b204e9800998ecf8427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136" calcext:value-type="float">
            <text:p>88136</text:p>
          </table:table-cell>
          <table:table-cell office:value-type="string" calcext:value-type="string">
            <text:p>3000-01-01</text:p>
          </table:table-cell>
          <table:table-cell office:value-type="float" office:value="41553" calcext:value-type="float">
            <text:p>4155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1:0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www.ladepeche.fr/rss/195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rand Rapids Press Business Impact: Nancy Crawley column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2c3a381045598b2e4266e4587e2d92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9835" calcext:value-type="float">
            <text:p>9835</text:p>
          </table:table-cell>
          <table:table-cell office:value-type="string" calcext:value-type="string">
            <text:p>3000-01-01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1:27-04</text:p>
          </table:table-cell>
          <table:table-cell office:value-type="string" calcext:value-type="string">
            <text:p>2014-03-28 22:32:46.55986-04</text:p>
          </table:table-cell>
          <table:table-cell/>
          <table:table-cell office:value-type="string" calcext:value-type="string">
            <text:p>http://blog.mlive.com/grpress/business_impact/nancy_crawley_columns/atom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Я вся как на ладони...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3a7ad1b17d7b24ad71b56216d29e9a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0:03:00.515222-04</text:p>
          </table:table-cell>
          <table:table-cell office:value-type="float" office:value="37644" calcext:value-type="float">
            <text:p>37644</text:p>
          </table:table-cell>
          <table:table-cell office:value-type="string" calcext:value-type="string">
            <text:p>3000-01-01</text:p>
          </table:table-cell>
          <table:table-cell office:value-type="float" office:value="16400" calcext:value-type="float">
            <text:p>1640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0:03:37-04</text:p>
          </table:table-cell>
          <table:table-cell office:value-type="string" calcext:value-type="string">
            <text:p>2016-04-06 18:30:20.333033-04</text:p>
          </table:table-cell>
          <table:table-cell/>
          <table:table-cell office:value-type="string" calcext:value-type="string">
            <text:p>http://kuzita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Trinidad Guardian Newspaper - Sherry Jerimi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620e6b7175f4f493906bebde6463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961" calcext:value-type="float">
            <text:p>88961</text:p>
          </table:table-cell>
          <table:table-cell office:value-type="string" calcext:value-type="string">
            <text:p>3000-01-01</text:p>
          </table:table-cell>
          <table:table-cell office:value-type="float" office:value="41634" calcext:value-type="float">
            <text:p>4163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2:36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www.guardian.co.tt/taxonomy/term/974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Шуршим потихоньку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84bb6422d0657f3cb7f14e460583e8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8:41:43.21732-04</text:p>
          </table:table-cell>
          <table:table-cell office:value-type="float" office:value="38850" calcext:value-type="float">
            <text:p>38850</text:p>
          </table:table-cell>
          <table:table-cell office:value-type="string" calcext:value-type="string">
            <text:p>3000-01-01</text:p>
          </table:table-cell>
          <table:table-cell office:value-type="float" office:value="17606" calcext:value-type="float">
            <text:p>1760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18:43:16-04</text:p>
          </table:table-cell>
          <table:table-cell office:value-type="string" calcext:value-type="string">
            <text:p>2016-03-09 02:41:37.174057-05</text:p>
          </table:table-cell>
          <table:table-cell/>
          <table:table-cell office:value-type="string" calcext:value-type="string">
            <text:p>http://krysochka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nton Record-Chronicle - Little d After Dark Headlin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4bced13c6c8f3f8084ee94e0d2d5df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37:15.994475-04</text:p>
          </table:table-cell>
          <table:table-cell office:value-type="float" office:value="348550" calcext:value-type="float">
            <text:p>348550</text:p>
          </table:table-cell>
          <table:table-cell office:value-type="string" calcext:value-type="string">
            <text:p>3000-01-01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7:43:12-04</text:p>
          </table:table-cell>
          <table:table-cell office:value-type="string" calcext:value-type="string">
            <text:p>2015-09-14 18:06:46.982667-04</text:p>
          </table:table-cell>
          <table:table-cell/>
          <table:table-cell office:value-type="string" calcext:value-type="string">
            <text:p>http://www.dentonrc.com/entertainment/little-d-after-dark-headline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Реинкарнация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067a75ef7a06f470cd82881f2dcf2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09:54:11.66294-04</text:p>
          </table:table-cell>
          <table:table-cell office:value-type="float" office:value="357836" calcext:value-type="float">
            <text:p>357836</text:p>
          </table:table-cell>
          <table:table-cell office:value-type="string" calcext:value-type="string">
            <text:p>3000-01-01</text:p>
          </table:table-cell>
          <table:table-cell office:value-type="float" office:value="15367" calcext:value-type="float">
            <text:p>1536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9:59:11-04</text:p>
          </table:table-cell>
          <table:table-cell table:number-columns-repeated="2"/>
          <table:table-cell office:value-type="string" calcext:value-type="string">
            <text:p>http://yaoayao.livejournal.com/data/atom/?itemid=220965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lifornia Seismic Safety Commissio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b319bc605308a42728f153f50bc94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49830" calcext:value-type="float">
            <text:p>49830</text:p>
          </table:table-cell>
          <table:table-cell office:value-type="string" calcext:value-type="string">
            <text:p>3000-01-01</text:p>
          </table:table-cell>
          <table:table-cell office:value-type="float" office:value="27443" calcext:value-type="float">
            <text:p>2744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4:0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www.seismic.ca.gov/rss/feed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@дневники: Адский Загадочник - &amp;#937; Дьявол-шоу &amp;#937;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7edcd3c7bcbcc1986a8567e4d159fb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1:57:59.928666-04</text:p>
          </table:table-cell>
          <table:table-cell office:value-type="float" office:value="14149" calcext:value-type="float">
            <text:p>14149</text:p>
          </table:table-cell>
          <table:table-cell office:value-type="string" calcext:value-type="string">
            <text:p>3000-01-01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1:58:38-04</text:p>
          </table:table-cell>
          <table:table-cell office:value-type="string" calcext:value-type="string">
            <text:p>2016-03-21 05:56:49.859809-04</text:p>
          </table:table-cell>
          <table:table-cell/>
          <table:table-cell office:value-type="string" calcext:value-type="string">
            <text:p>http://static.diary.ru/userdir/3/8/7/9/387949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berazione.it - L'EDITORIAL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c39a0f5c530633f3c1dbb3fef8d4ca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3:43:45.973554-04</text:p>
          </table:table-cell>
          <table:table-cell office:value-type="float" office:value="71041" calcext:value-type="float">
            <text:p>71041</text:p>
          </table:table-cell>
          <table:table-cell office:value-type="string" calcext:value-type="string">
            <text:p>3000-01-01</text:p>
          </table:table-cell>
          <table:table-cell office:value-type="float" office:value="39275" calcext:value-type="float">
            <text:p>3927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6-20 17:43:08.237088-04</text:p>
          </table:table-cell>
          <table:table-cell office:value-type="string" calcext:value-type="string">
            <text:p>2015-01-06 23:50:59.14989-05</text:p>
          </table:table-cell>
          <table:table-cell/>
          <table:table-cell office:value-type="string" calcext:value-type="string">
            <text:p>http://www.liberazione.it/rss/news/15851_L-EDITORIALE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OREA.NE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59fc5c148f11a696927ddd5d1b9cee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1:01:22.867172-04</text:p>
          </table:table-cell>
          <table:table-cell office:value-type="float" office:value="103305" calcext:value-type="float">
            <text:p>103305</text:p>
          </table:table-cell>
          <table:table-cell office:value-type="string" calcext:value-type="string">
            <text:p>3000-01-01</text:p>
          </table:table-cell>
          <table:table-cell office:value-type="float" office:value="38814" calcext:value-type="float">
            <text:p>3881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1:02:16-04</text:p>
          </table:table-cell>
          <table:table-cell office:value-type="string" calcext:value-type="string">
            <text:p>2016-04-05 17:25:19.477253-04</text:p>
          </table:table-cell>
          <table:table-cell/>
          <table:table-cell office:value-type="string" calcext:value-type="string">
            <text:p>http://russian.korea.net/koreanet/rss/newsfocus/policie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МЕДИА-ЭКСПЕРТ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d66824473f58f5c6d8c78ef0da27f6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4806" calcext:value-type="float">
            <text:p>14806</text:p>
          </table:table-cell>
          <table:table-cell office:value-type="string" calcext:value-type="string">
            <text:p>3000-01-01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4:42-04</text:p>
          </table:table-cell>
          <table:table-cell office:value-type="string" calcext:value-type="string">
            <text:p>2013-08-16 16:00:30.388846-04</text:p>
          </table:table-cell>
          <table:table-cell/>
          <table:table-cell office:value-type="string" calcext:value-type="string">
            <text:p>http://mediaexperts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rving Blo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f2667905511ceeff777467a7210b7f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53616" calcext:value-type="float">
            <text:p>353616</text:p>
          </table:table-cell>
          <table:table-cell office:value-type="string" calcext:value-type="string">
            <text:p>3000-01-01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1:33:11-04</text:p>
          </table:table-cell>
          <table:table-cell office:value-type="string" calcext:value-type="string">
            <text:p>2016-03-12 17:58:39.350447-05</text:p>
          </table:table-cell>
          <table:table-cell/>
          <table:table-cell office:value-type="string" calcext:value-type="string">
            <text:p>http://irvingblog.dallasnews.com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aphoenix »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859754a0e9b2003696d03085fdc96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0:19:51.99085-04</text:p>
          </table:table-cell>
          <table:table-cell office:value-type="float" office:value="110081" calcext:value-type="float">
            <text:p>110081</text:p>
          </table:table-cell>
          <table:table-cell office:value-type="string" calcext:value-type="string">
            <text:p>3000-01-01</text:p>
          </table:table-cell>
          <table:table-cell office:value-type="float" office:value="57972" calcext:value-type="float">
            <text:p>5797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5-14 23:09:44.188519-04</text:p>
          </table:table-cell>
          <table:table-cell office:value-type="string" calcext:value-type="string">
            <text:p>2015-03-02 03:24:30.096567-05</text:p>
          </table:table-cell>
          <table:table-cell/>
          <table:table-cell office:value-type="string" calcext:value-type="string">
            <text:p>http://araphoenix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UCKRAK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8d56f57cfd5da5d0a553deb363c6ae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23603" calcext:value-type="float">
            <text:p>23603</text:p>
          </table:table-cell>
          <table:table-cell office:value-type="string" calcext:value-type="string">
            <text:p>3000-01-01</text:p>
          </table:table-cell>
          <table:table-cell office:value-type="float" office:value="6710" calcext:value-type="float">
            <text:p>671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0:56:06-04</text:p>
          </table:table-cell>
          <table:table-cell office:value-type="string" calcext:value-type="string">
            <text:p>2016-02-26 16:53:17.85503-05</text:p>
          </table:table-cell>
          <table:table-cell/>
          <table:table-cell office:value-type="string" calcext:value-type="string">
            <text:p>http://ruckmaker.blogspot.com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Vile Maxi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38d4fd45eda8cb12fe9d03621a58e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0:33:14.949734-04</text:p>
          </table:table-cell>
          <table:table-cell office:value-type="float" office:value="357120" calcext:value-type="float">
            <text:p>357120</text:p>
          </table:table-cell>
          <table:table-cell office:value-type="string" calcext:value-type="string">
            <text:p>3000-01-01</text:p>
          </table:table-cell>
          <table:table-cell office:value-type="float" office:value="66474" calcext:value-type="float">
            <text:p>6647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0:35:06-04</text:p>
          </table:table-cell>
          <table:table-cell table:number-columns-repeated="2"/>
          <table:table-cell office:value-type="string" calcext:value-type="string">
            <text:p>https://vilemaxim.wordpress.com/feed/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أخبار-إسماعيلية أونلاين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2c52a283b639fb24babf35bb23a83e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74047" calcext:value-type="float">
            <text:p>174047</text:p>
          </table:table-cell>
          <table:table-cell office:value-type="string" calcext:value-type="string">
            <text:p>3000-01-01</text:p>
          </table:table-cell>
          <table:table-cell office:value-type="float" office:value="102694" calcext:value-type="float">
            <text:p>10269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4:46-04</text:p>
          </table:table-cell>
          <table:table-cell office:value-type="string" calcext:value-type="string">
            <text:p>2014-04-25 23:58:00.664717-04</text:p>
          </table:table-cell>
          <table:table-cell/>
          <table:table-cell office:value-type="string" calcext:value-type="string">
            <text:p>http://ismailiaonline.com/rss/cat23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loilo City Bo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377c5591bf503909c7d4fc0642424c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61934" calcext:value-type="float">
            <text:p>361934</text:p>
          </table:table-cell>
          <table:table-cell office:value-type="string" calcext:value-type="string">
            <text:p>3000-01-01</text:p>
          </table:table-cell>
          <table:table-cell office:value-type="float" office:value="63351" calcext:value-type="float">
            <text:p>6335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1:32:40-04</text:p>
          </table:table-cell>
          <table:table-cell table:number-columns-repeated="2"/>
          <table:table-cell office:value-type="string" calcext:value-type="string">
            <text:p>https://www.blogger.com/feeds/27450003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žeikit, sveteliai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9842e2d5156ca2f522c66d5031fd65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22:40.758528-04</text:p>
          </table:table-cell>
          <table:table-cell office:value-type="float" office:value="360053" calcext:value-type="float">
            <text:p>360053</text:p>
          </table:table-cell>
          <table:table-cell office:value-type="string" calcext:value-type="string">
            <text:p>3000-01-01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1:25:07-04</text:p>
          </table:table-cell>
          <table:table-cell office:value-type="string" calcext:value-type="string">
            <text:p>2015-10-09 03:36:04.349904-04</text:p>
          </table:table-cell>
          <table:table-cell/>
          <table:table-cell office:value-type="string" calcext:value-type="string">
            <text:p>http://www.lrt.lt/mediateka/prenumerata/laida/1761/uzeikit_sveteliai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nji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6045a17498c2b3307372881ffc697e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32445" calcext:value-type="float">
            <text:p>32445</text:p>
          </table:table-cell>
          <table:table-cell office:value-type="string" calcext:value-type="string">
            <text:p>3000-01-01</text:p>
          </table:table-cell>
          <table:table-cell office:value-type="float" office:value="11136" calcext:value-type="float">
            <text:p>1113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9:35:10-04</text:p>
          </table:table-cell>
          <table:table-cell office:value-type="string" calcext:value-type="string">
            <text:p>2016-04-07 12:03:23.553263-04</text:p>
          </table:table-cell>
          <table:table-cell/>
          <table:table-cell office:value-type="string" calcext:value-type="string">
            <text:p>http://injir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terature New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c017fdddf61c81b334f92ac825bf45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7881" calcext:value-type="float">
            <text:p>57881</text:p>
          </table:table-cell>
          <table:table-cell office:value-type="string" calcext:value-type="string">
            <text:p>3000-01-01</text:p>
          </table:table-cell>
          <table:table-cell office:value-type="float" office:value="28124" calcext:value-type="float">
            <text:p>2812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4:03-04</text:p>
          </table:table-cell>
          <table:table-cell office:value-type="string" calcext:value-type="string">
            <text:p>2014-07-16 21:49:26.029391-04</text:p>
          </table:table-cell>
          <table:table-cell/>
          <table:table-cell office:value-type="string" calcext:value-type="string">
            <text:p>http://news.ucsc.edu/rss/literature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"Оренбургский валенок" (c)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c95964ca8ee45fd69a1c0862b0f4f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6:04:11.539971-04</text:p>
          </table:table-cell>
          <table:table-cell office:value-type="float" office:value="32467" calcext:value-type="float">
            <text:p>32467</text:p>
          </table:table-cell>
          <table:table-cell office:value-type="string" calcext:value-type="string">
            <text:p>3000-01-01</text:p>
          </table:table-cell>
          <table:table-cell office:value-type="float" office:value="11158" calcext:value-type="float">
            <text:p>1115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6:05:59-04</text:p>
          </table:table-cell>
          <table:table-cell office:value-type="string" calcext:value-type="string">
            <text:p>2016-04-07 08:32:44.276482-04</text:p>
          </table:table-cell>
          <table:table-cell/>
          <table:table-cell office:value-type="string" calcext:value-type="string">
            <text:p>http://turkish-r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-z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0b9aced11af2e918304d12392eb7fd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589" calcext:value-type="float">
            <text:p>11589</text:p>
          </table:table-cell>
          <table:table-cell office:value-type="string" calcext:value-type="string">
            <text:p>3000-01-01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2:46-04</text:p>
          </table:table-cell>
          <table:table-cell office:value-type="string" calcext:value-type="string">
            <text:p>2013-12-09 12:01:58.89453-05</text:p>
          </table:table-cell>
          <table:table-cell/>
          <table:table-cell office:value-type="string" calcext:value-type="string">
            <text:p>http://www.liveinternet.ru/users/li-z/rss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eguridad Interio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637840ddda6a1baca4db651ccdd2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0:26:46.628366-04</text:p>
          </table:table-cell>
          <table:table-cell office:value-type="float" office:value="366391" calcext:value-type="float">
            <text:p>366391</text:p>
          </table:table-cell>
          <table:table-cell office:value-type="string" calcext:value-type="string">
            <text:p>3000-01-01</text:p>
          </table:table-cell>
          <table:table-cell office:value-type="float" office:value="66681" calcext:value-type="float">
            <text:p>6668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0:27:34-04</text:p>
          </table:table-cell>
          <table:table-cell office:value-type="string" calcext:value-type="string">
            <text:p>2015-12-19 03:12:09.260059-05</text:p>
          </table:table-cell>
          <table:table-cell/>
          <table:table-cell office:value-type="string" calcext:value-type="string">
            <text:p>http://defensamexico.activoforo.com/feed/?f=6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86fceb79dbb4d00f7ea877ee6384bc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3:53:06.617757-04</text:p>
          </table:table-cell>
          <table:table-cell office:value-type="float" office:value="113181" calcext:value-type="float">
            <text:p>113181</text:p>
          </table:table-cell>
          <table:table-cell office:value-type="string" calcext:value-type="string">
            <text:p>3000-01-01</text:p>
          </table:table-cell>
          <table:table-cell office:value-type="float" office:value="60319" calcext:value-type="float">
            <text:p>6031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3:53:32-04</text:p>
          </table:table-cell>
          <table:table-cell office:value-type="string" calcext:value-type="string">
            <text:p>2016-03-11 13:52:54.190109-05</text:p>
          </table:table-cell>
          <table:table-cell/>
          <table:table-cell office:value-type="string" calcext:value-type="string">
            <text:p>http://www.rwandagreendemocrats.org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-Fort Worth obituaries from The Dallas Morning New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49ff269eddb42975671555b2fd2e9d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0:16:56.825606-04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3000-01-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20:17:16-04</text:p>
          </table:table-cell>
          <table:table-cell office:value-type="string" calcext:value-type="string">
            <text:p>2016-03-29 13:26:55.10167-04</text:p>
          </table:table-cell>
          <table:table-cell/>
          <table:table-cell office:value-type="string" calcext:value-type="string">
            <text:p>http://www.dallasnews.com/newskiosk/rss/dallasnewsobit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rish Ech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a07b51e73e33b6715d6d157d5ae368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02:50.486901-04</text:p>
          </table:table-cell>
          <table:table-cell office:value-type="float" office:value="86330" calcext:value-type="float">
            <text:p>86330</text:p>
          </table:table-cell>
          <table:table-cell office:value-type="string" calcext:value-type="string">
            <text:p>3000-01-01</text:p>
          </table:table-cell>
          <table:table-cell office:value-type="float" office:value="41428" calcext:value-type="float">
            <text:p>4142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9:03:16-04</text:p>
          </table:table-cell>
          <table:table-cell office:value-type="string" calcext:value-type="string">
            <text:p>2016-04-06 17:30:13.36966-04</text:p>
          </table:table-cell>
          <table:table-cell/>
          <table:table-cell office:value-type="string" calcext:value-type="string">
            <text:p>http://www.irishecho.com/?feed=rss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nis dgiuri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ee9c3a397a928fa00464305730a8e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22:07:57.553684-04</text:p>
          </table:table-cell>
          <table:table-cell office:value-type="float" office:value="35261" calcext:value-type="float">
            <text:p>35261</text:p>
          </table:table-cell>
          <table:table-cell office:value-type="string" calcext:value-type="string">
            <text:p>3000-01-01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22:08:35-04</text:p>
          </table:table-cell>
          <table:table-cell office:value-type="string" calcext:value-type="string">
            <text:p>2015-11-16 23:41:50.50406-05</text:p>
          </table:table-cell>
          <table:table-cell/>
          <table:table-cell office:value-type="string" calcext:value-type="string">
            <text:p>http://tony-geo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Тина Канделаки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28ee9ef87b41adcef21369ef05d14b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22:38:06.543082-04</text:p>
          </table:table-cell>
          <table:table-cell office:value-type="float" office:value="13760" calcext:value-type="float">
            <text:p>13760</text:p>
          </table:table-cell>
          <table:table-cell office:value-type="string" calcext:value-type="string">
            <text:p>3000-01-01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22:38:23-04</text:p>
          </table:table-cell>
          <table:table-cell office:value-type="string" calcext:value-type="string">
            <text:p>2016-02-03 11:24:47.908246-05</text:p>
          </table:table-cell>
          <table:table-cell/>
          <table:table-cell office:value-type="string" calcext:value-type="string">
            <text:p>http://tikandelaki.livejournal.com/data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PEC Op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d86f259bf03c336d6d480d7b58d096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7120" calcext:value-type="float">
            <text:p>347120</text:p>
          </table:table-cell>
          <table:table-cell office:value-type="string" calcext:value-type="string">
            <text:p>3000-01-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1-27 11:03:49-05</text:p>
          </table:table-cell>
          <table:table-cell office:value-type="string" calcext:value-type="string">
            <text:p>2015-09-14 17:35:45.802862-04</text:p>
          </table:table-cell>
          <table:table-cell/>
          <table:table-cell office:value-type="string" calcext:value-type="string">
            <text:p>http://www.staradvertiser.com/news/apec2011/apecoped/index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Добрый креатив с ДнепроДымБанд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1dd2b8741b494dd1a53e3ee996f63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4876" calcext:value-type="float">
            <text:p>34876</text:p>
          </table:table-cell>
          <table:table-cell office:value-type="string" calcext:value-type="string">
            <text:p>3000-01-01</text:p>
          </table:table-cell>
          <table:table-cell office:value-type="float" office:value="13612" calcext:value-type="float">
            <text:p>1361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0-26 12:46:1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diggiden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ikita9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e23e48084db25b246a38560879e664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4871" calcext:value-type="float">
            <text:p>34871</text:p>
          </table:table-cell>
          <table:table-cell office:value-type="string" calcext:value-type="string">
            <text:p>3000-01-01</text:p>
          </table:table-cell>
          <table:table-cell office:value-type="float" office:value="13607" calcext:value-type="float">
            <text:p>1360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7:4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nikita911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e29b4b0a4748b9837e73665ba7ee7f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5180" calcext:value-type="float">
            <text:p>115180</text:p>
          </table:table-cell>
          <table:table-cell office:value-type="string" calcext:value-type="string">
            <text:p>3000-01-01</text:p>
          </table:table-cell>
          <table:table-cell office:value-type="float" office:value="61511" calcext:value-type="float">
            <text:p>6151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0:13-04</text:p>
          </table:table-cell>
          <table:table-cell office:value-type="string" calcext:value-type="string">
            <text:p>2014-04-03 00:26:54.403288-04</text:p>
          </table:table-cell>
          <table:table-cell/>
          <table:table-cell office:value-type="string" calcext:value-type="string">
            <text:p>http://feeds.feedburner.com/oneworldsouthasia/report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omoresu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0ad9e88ab469376d8da5d813bfa6f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60620" calcext:value-type="float">
            <text:p>360620</text:p>
          </table:table-cell>
          <table:table-cell office:value-type="string" calcext:value-type="string">
            <text:p>3000-01-01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1:33:43-04</text:p>
          </table:table-cell>
          <table:table-cell table:number-columns-repeated="2"/>
          <table:table-cell office:value-type="string" calcext:value-type="string">
            <text:p>http://nomoresun.blog.ru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hankaboo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32dfaab03d60f1a0070af7c2d95e7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2594" calcext:value-type="float">
            <text:p>112594</text:p>
          </table:table-cell>
          <table:table-cell office:value-type="string" calcext:value-type="string">
            <text:p>3000-01-01</text:p>
          </table:table-cell>
          <table:table-cell office:value-type="float" office:value="59874" calcext:value-type="float">
            <text:p>5987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3:23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shankaboot.com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ssa's LJ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3971f8eae0dd6430d25d62e2fd05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0:47:53.810466-04</text:p>
          </table:table-cell>
          <table:table-cell office:value-type="float" office:value="365051" calcext:value-type="float">
            <text:p>365051</text:p>
          </table:table-cell>
          <table:table-cell office:value-type="string" calcext:value-type="string">
            <text:p>3000-01-01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0:48:31-04</text:p>
          </table:table-cell>
          <table:table-cell office:value-type="string" calcext:value-type="string">
            <text:p>2015-12-07 03:20:05.379803-05</text:p>
          </table:table-cell>
          <table:table-cell/>
          <table:table-cell office:value-type="string" calcext:value-type="string">
            <text:p>http://joann-stevens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oy Greenan Pato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2bb81c62bdb83450d3f6391fda0e4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6:53:39.767699-04</text:p>
          </table:table-cell>
          <table:table-cell office:value-type="float" office:value="16930" calcext:value-type="float">
            <text:p>16930</text:p>
          </table:table-cell>
          <table:table-cell office:value-type="string" calcext:value-type="string">
            <text:p>3000-01-01</text:p>
          </table:table-cell>
          <table:table-cell office:value-type="float" office:value="5438" calcext:value-type="float">
            <text:p>543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6:57:20-04</text:p>
          </table:table-cell>
          <table:table-cell office:value-type="string" calcext:value-type="string">
            <text:p>2016-03-22 14:30:09.009474-04</text:p>
          </table:table-cell>
          <table:table-cell/>
          <table:table-cell office:value-type="string" calcext:value-type="string">
            <text:p>http://roypaton.blogspot.com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ивьем: кухня Лидии Серёгиной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e2414a2cf1054c156baccbd02e5132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1535" calcext:value-type="float">
            <text:p>31535</text:p>
          </table:table-cell>
          <table:table-cell office:value-type="string" calcext:value-type="string">
            <text:p>3000-01-01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4:2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lydia-s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Mr. Dalla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4080625ba3e29cfd8cdd4e5cfc2cee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3560" calcext:value-type="float">
            <text:p>353560</text:p>
          </table:table-cell>
          <table:table-cell office:value-type="string" calcext:value-type="string">
            <text:p>3000-01-01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1:59:12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http://www.dallasnews.com/lifestyles/arts/columnists/mr-dallas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erman Cain 2012 on Huffington Pos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fb9e9bc2c547c6510d4e932b288c5c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0527" calcext:value-type="float">
            <text:p>50527</text:p>
          </table:table-cell>
          <table:table-cell office:value-type="string" calcext:value-type="string">
            <text:p>3000-01-01</text:p>
          </table:table-cell>
          <table:table-cell office:value-type="float" office:value="27502" calcext:value-type="float">
            <text:p>2750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8:14-04</text:p>
          </table:table-cell>
          <table:table-cell office:value-type="string" calcext:value-type="string">
            <text:p>2013-07-24 06:31:58.372581-04</text:p>
          </table:table-cell>
          <table:table-cell/>
          <table:table-cell office:value-type="string" calcext:value-type="string">
            <text:p>http://www.huffingtonpost.com/tag/herman-cain-2012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aiter Ran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dfecb6b2098baa762297674c5d4d6d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3:03:37.496114-04</text:p>
          </table:table-cell>
          <table:table-cell office:value-type="float" office:value="17561" calcext:value-type="float">
            <text:p>17561</text:p>
          </table:table-cell>
          <table:table-cell office:value-type="string" calcext:value-type="string">
            <text:p>3000-01-01</text:p>
          </table:table-cell>
          <table:table-cell office:value-type="float" office:value="6092" calcext:value-type="float">
            <text:p>609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3:05:42-04</text:p>
          </table:table-cell>
          <table:table-cell office:value-type="string" calcext:value-type="string">
            <text:p>2015-11-01 15:15:44.129395-05</text:p>
          </table:table-cell>
          <table:table-cell/>
          <table:table-cell office:value-type="string" calcext:value-type="string">
            <text:p>http://waiterrant.net/?feed=rss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WF - Conservation news: Rivers, Lakes &amp; Wetland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bfab2c4dc0f8aea9b6d4dae4df4d0b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9:21:30.010556-04</text:p>
          </table:table-cell>
          <table:table-cell office:value-type="float" office:value="107420" calcext:value-type="float">
            <text:p>107420</text:p>
          </table:table-cell>
          <table:table-cell office:value-type="string" calcext:value-type="string">
            <text:p>3000-01-01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9:23:51-04</text:p>
          </table:table-cell>
          <table:table-cell office:value-type="string" calcext:value-type="string">
            <text:p>2016-03-25 03:09:35.617443-04</text:p>
          </table:table-cell>
          <table:table-cell/>
          <table:table-cell office:value-type="string" calcext:value-type="string">
            <text:p>http://feeds.panda.org/wwf/water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bove us only sk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d63669b4069ea76cdbe2f83ee57f0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58814" calcext:value-type="float">
            <text:p>358814</text:p>
          </table:table-cell>
          <table:table-cell office:value-type="string" calcext:value-type="string">
            <text:p>3000-01-01</text:p>
          </table:table-cell>
          <table:table-cell office:value-type="float" office:value="61210" calcext:value-type="float">
            <text:p>6121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1:32:20-04</text:p>
          </table:table-cell>
          <table:table-cell table:number-columns-repeated="2"/>
          <table:table-cell office:value-type="string" calcext:value-type="string">
            <text:p>http://maliavski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reater Washington Urban Leagu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dd54edb5cc4a60b5fe809f3da11a1a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9:46:51.489552-04</text:p>
          </table:table-cell>
          <table:table-cell office:value-type="float" office:value="175734" calcext:value-type="float">
            <text:p>175734</text:p>
          </table:table-cell>
          <table:table-cell office:value-type="string" calcext:value-type="string">
            <text:p>3000-01-01</text:p>
          </table:table-cell>
          <table:table-cell office:value-type="float" office:value="103526" calcext:value-type="float">
            <text:p>10352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19:47:15-04</text:p>
          </table:table-cell>
          <table:table-cell office:value-type="string" calcext:value-type="string">
            <text:p>2016-03-10 04:16:47.420217-05</text:p>
          </table:table-cell>
          <table:table-cell/>
          <table:table-cell office:value-type="string" calcext:value-type="string">
            <text:p>http://Gwul.org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Montserrat Report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ee53e077c3e0b9ccf1905fc6e2d7a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80056" calcext:value-type="float">
            <text:p>80056</text:p>
          </table:table-cell>
          <table:table-cell office:value-type="string" calcext:value-type="string">
            <text:p>3000-01-01</text:p>
          </table:table-cell>
          <table:table-cell office:value-type="float" office:value="40615" calcext:value-type="float">
            <text:p>4061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9:35:11-04</text:p>
          </table:table-cell>
          <table:table-cell office:value-type="string" calcext:value-type="string">
            <text:p>2016-04-07 16:04:11.539971-04</text:p>
          </table:table-cell>
          <table:table-cell/>
          <table:table-cell office:value-type="string" calcext:value-type="string">
            <text:p>http://www.themontserratreporter.com/rd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зия-Плюс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b3d23e9a3a9b728b6c172549f142f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75843" calcext:value-type="float">
            <text:p>75843</text:p>
          </table:table-cell>
          <table:table-cell office:value-type="string" calcext:value-type="string">
            <text:p>3000-01-01</text:p>
          </table:table-cell>
          <table:table-cell office:value-type="float" office:value="39873" calcext:value-type="float">
            <text:p>3987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1:31:40-04</text:p>
          </table:table-cell>
          <table:table-cell office:value-type="string" calcext:value-type="string">
            <text:p>2015-05-16 06:12:40.752423-04</text:p>
          </table:table-cell>
          <table:table-cell/>
          <table:table-cell office:value-type="string" calcext:value-type="string">
            <text:p>http://news.tj/en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*SUSAN LOONE's Blog* »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02c30d70524369387b83d78e791428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0086" calcext:value-type="float">
            <text:p>120086</text:p>
          </table:table-cell>
          <table:table-cell office:value-type="string" calcext:value-type="string">
            <text:p>3000-01-01</text:p>
          </table:table-cell>
          <table:table-cell office:value-type="float" office:value="63795" calcext:value-type="float">
            <text:p>6379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8:2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sloone.wordpres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ngadge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f8b55c86721a0806dc054b6aaaa11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5899" calcext:value-type="float">
            <text:p>15899</text:p>
          </table:table-cell>
          <table:table-cell office:value-type="string" calcext:value-type="string">
            <text:p>3000-01-01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1-30 13:00:56-05</text:p>
          </table:table-cell>
          <table:table-cell office:value-type="string" calcext:value-type="string">
            <text:p>2013-09-25 23:03:29.661205-04</text:p>
          </table:table-cell>
          <table:table-cell/>
          <table:table-cell office:value-type="string" calcext:value-type="string">
            <text:p>http://www.engadget.com/editor/darren-murph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1639706b7cca2f9eaf7d6200751ca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6166" calcext:value-type="float">
            <text:p>116166</text:p>
          </table:table-cell>
          <table:table-cell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4:2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www.cooperativa.cl/noticias/site/tax/port/all/rss_1_39_428_1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OL New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18258d166700da009871185f1bf3bf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51636" calcext:value-type="float">
            <text:p>151636</text:p>
          </table:table-cell>
          <table:table-cell office:value-type="string" calcext:value-type="string">
            <text:p>3000-01-01</text:p>
          </table:table-cell>
          <table:table-cell office:value-type="float" office:value="83357" calcext:value-type="float">
            <text:p>8335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9:15-04</text:p>
          </table:table-cell>
          <table:table-cell office:value-type="string" calcext:value-type="string">
            <text:p>2013-10-09 12:42:59.506033-04</text:p>
          </table:table-cell>
          <table:table-cell/>
          <table:table-cell office:value-type="string" calcext:value-type="string">
            <text:p>http://rss.noticias.uol.com.br/uolnews/videos/index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p Headlin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46686b350eefdc7bee1ea2d6a52e6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08524" calcext:value-type="float">
            <text:p>108524</text:p>
          </table:table-cell>
          <table:table-cell office:value-type="string" calcext:value-type="string">
            <text:p>3000-01-01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0:56:40-04</text:p>
          </table:table-cell>
          <table:table-cell office:value-type="string" calcext:value-type="string">
            <text:p>2014-10-15 10:08:55.034338-04</text:p>
          </table:table-cell>
          <table:table-cell/>
          <table:table-cell office:value-type="string" calcext:value-type="string">
            <text:p>http://syndication.indianexpress.com/rss/1227/food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on't Know What Means "No"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576a6ecce33318218fdf240134f22f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669" calcext:value-type="float">
            <text:p>12669</text:p>
          </table:table-cell>
          <table:table-cell office:value-type="string" calcext:value-type="string">
            <text:p>3000-01-01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3:0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zolushka.livejournal.com/data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oney Saving Mom℠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4a5fcc5b7ff8f8422b001b9943cc7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7247" calcext:value-type="float">
            <text:p>17247</text:p>
          </table:table-cell>
          <table:table-cell office:value-type="string" calcext:value-type="string">
            <text:p>3000-01-01</text:p>
          </table:table-cell>
          <table:table-cell office:value-type="float" office:value="5764" calcext:value-type="float">
            <text:p>576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5:3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feeds.feedburner.com/MoneySavingM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Дневник Гурболиков : LiveInternet - Российский Сервис Онлайн-Дневников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08dc54d07a04256568df8b68902b21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24:51.960877-04</text:p>
          </table:table-cell>
          <table:table-cell office:value-type="float" office:value="35707" calcext:value-type="float">
            <text:p>35707</text:p>
          </table:table-cell>
          <table:table-cell office:value-type="string" calcext:value-type="string">
            <text:p>3000-01-01</text:p>
          </table:table-cell>
          <table:table-cell office:value-type="float" office:value="14447" calcext:value-type="float">
            <text:p>1444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13:25:51-04</text:p>
          </table:table-cell>
          <table:table-cell office:value-type="string" calcext:value-type="string">
            <text:p>2015-09-25 14:45:49.068237-04</text:p>
          </table:table-cell>
          <table:table-cell/>
          <table:table-cell office:value-type="string" calcext:value-type="string">
            <text:p>http://liveinternet.ru/users/708697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Моя жизнь в интернете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dda8f4da18da4fc462d2cc6625392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34787" calcext:value-type="float">
            <text:p>34787</text:p>
          </table:table-cell>
          <table:table-cell office:value-type="string" calcext:value-type="string">
            <text:p>3000-01-01</text:p>
          </table:table-cell>
          <table:table-cell office:value-type="float" office:value="13516" calcext:value-type="float">
            <text:p>1351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0:56:11-04</text:p>
          </table:table-cell>
          <table:table-cell office:value-type="string" calcext:value-type="string">
            <text:p>2014-10-09 08:05:18.306971-04</text:p>
          </table:table-cell>
          <table:table-cell/>
          <table:table-cell office:value-type="string" calcext:value-type="string">
            <text:p>http://boobslove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WNM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4e8a65d5c54f708b2a91be1ca8bb4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32:44.276482-04</text:p>
          </table:table-cell>
          <table:table-cell office:value-type="float" office:value="30143" calcext:value-type="float">
            <text:p>30143</text:p>
          </table:table-cell>
          <table:table-cell office:value-type="string" calcext:value-type="string">
            <text:p>3000-01-01</text:p>
          </table:table-cell>
          <table:table-cell office:value-type="float" office:value="8819" calcext:value-type="float">
            <text:p>881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8:35:32-04</text:p>
          </table:table-cell>
          <table:table-cell office:value-type="string" calcext:value-type="string">
            <text:p>2016-04-06 17:00:10.013261-04</text:p>
          </table:table-cell>
          <table:table-cell/>
          <table:table-cell office:value-type="string" calcext:value-type="string">
            <text:p>http://townmen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Joy's Jaunt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b5606bf5200d9df18517a057895856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1023" calcext:value-type="float">
            <text:p>351023</text:p>
          </table:table-cell>
          <table:table-cell office:value-type="string" calcext:value-type="string">
            <text:p>3000-01-01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01:59:19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http://www.dallasnews.com/lifestyles/arts/columnists/joy-tipping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adres &amp; Jóvenes Unido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73ac9bebdb9cdced67c3fa85792590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00:47:48.327784-04</text:p>
          </table:table-cell>
          <table:table-cell office:value-type="float" office:value="105203" calcext:value-type="float">
            <text:p>105203</text:p>
          </table:table-cell>
          <table:table-cell office:value-type="string" calcext:value-type="string">
            <text:p>3000-01-01</text:p>
          </table:table-cell>
          <table:table-cell office:value-type="float" office:value="55410" calcext:value-type="float">
            <text:p>5541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00:48:13-04</text:p>
          </table:table-cell>
          <table:table-cell office:value-type="string" calcext:value-type="string">
            <text:p>2016-03-10 09:17:30.433992-05</text:p>
          </table:table-cell>
          <table:table-cell/>
          <table:table-cell office:value-type="string" calcext:value-type="string">
            <text:p>http://padresunidos.org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ector1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0cefe310ccfd41c52bbe235ff4cad8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329" calcext:value-type="float">
            <text:p>12329</text:p>
          </table:table-cell>
          <table:table-cell office:value-type="string" calcext:value-type="string">
            <text:p>3000-01-01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4:2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vector132.livejournal.com/data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stadao.com.b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d7b0ec739c8fc5911ae38fb5509b6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8265" calcext:value-type="float">
            <text:p>68265</text:p>
          </table:table-cell>
          <table:table-cell office:value-type="string" calcext:value-type="string">
            <text:p>3000-01-01</text:p>
          </table:table-cell>
          <table:table-cell office:value-type="float" office:value="38945" calcext:value-type="float">
            <text:p>3894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6:49-04</text:p>
          </table:table-cell>
          <table:table-cell office:value-type="string" calcext:value-type="string">
            <text:p>2014-05-13 23:37:57.432314-04</text:p>
          </table:table-cell>
          <table:table-cell/>
          <table:table-cell office:value-type="string" calcext:value-type="string">
            <text:p>http://www.estadao.com.br/rss/ciencia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yheder på Arabic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8bf55997121075254b1ae959de7e7a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5:10:53.883963-04</text:p>
          </table:table-cell>
          <table:table-cell office:value-type="float" office:value="78275" calcext:value-type="float">
            <text:p>78275</text:p>
          </table:table-cell>
          <table:table-cell office:value-type="string" calcext:value-type="string">
            <text:p>3000-01-01</text:p>
          </table:table-cell>
          <table:table-cell office:value-type="float" office:value="40374" calcext:value-type="float">
            <text:p>4037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7-04 06:17:35-04</text:p>
          </table:table-cell>
          <table:table-cell office:value-type="string" calcext:value-type="string">
            <text:p>2015-06-23 17:39:34.990296-04</text:p>
          </table:table-cell>
          <table:table-cell/>
          <table:table-cell office:value-type="string" calcext:value-type="string">
            <text:p>http://www.dr.dk/Nyheder/Service/feeds/Andre_sprog/arabi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Записки Веселого Алкобона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06ded19f50f2279daf83f518425d8a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8:49:34.825456-04</text:p>
          </table:table-cell>
          <table:table-cell office:value-type="float" office:value="36870" calcext:value-type="float">
            <text:p>36870</text:p>
          </table:table-cell>
          <table:table-cell office:value-type="string" calcext:value-type="string">
            <text:p>3000-01-01</text:p>
          </table:table-cell>
          <table:table-cell office:value-type="float" office:value="15625" calcext:value-type="float">
            <text:p>1562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8:50:39-04</text:p>
          </table:table-cell>
          <table:table-cell office:value-type="string" calcext:value-type="string">
            <text:p>2015-05-25 06:13:02.026439-04</text:p>
          </table:table-cell>
          <table:table-cell/>
          <table:table-cell office:value-type="string" calcext:value-type="string">
            <text:p>http://alkob0n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igeria Health Watch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2ec2a6c427b6912c52a5f50ee4ec8e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77052" calcext:value-type="float">
            <text:p>377052</text:p>
          </table:table-cell>
          <table:table-cell office:value-type="string" calcext:value-type="string">
            <text:p>3000-01-01</text:p>
          </table:table-cell>
          <table:table-cell office:value-type="float" office:value="18014" calcext:value-type="float">
            <text:p>1801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1:36:05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http://nigeriahealthwatch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OME/NAV - Don't Mis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77d542898d1603294d11eb3c4d0826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9607" calcext:value-type="float">
            <text:p>79607</text:p>
          </table:table-cell>
          <table:table-cell office:value-type="string" calcext:value-type="string">
            <text:p>3000-01-01</text:p>
          </table:table-cell>
          <table:table-cell office:value-type="float" office:value="40557" calcext:value-type="float">
            <text:p>4055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8:05-04</text:p>
          </table:table-cell>
          <table:table-cell office:value-type="string" calcext:value-type="string">
            <text:p>2013-11-18 12:01:38.407726-05</text:p>
          </table:table-cell>
          <table:table-cell/>
          <table:table-cell office:value-type="string" calcext:value-type="string">
            <text:p>http://www.montrealgazette.com/syndication58/974150.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Привычка не думать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4c3e9388c34755efb006fd1aecb02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3:18:08.181371-04</text:p>
          </table:table-cell>
          <table:table-cell office:value-type="float" office:value="13458" calcext:value-type="float">
            <text:p>13458</text:p>
          </table:table-cell>
          <table:table-cell office:value-type="string" calcext:value-type="string">
            <text:p>3000-01-01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03:19:10-04</text:p>
          </table:table-cell>
          <table:table-cell office:value-type="string" calcext:value-type="string">
            <text:p>2016-03-17 10:41:17.233374-04</text:p>
          </table:table-cell>
          <table:table-cell/>
          <table:table-cell office:value-type="string" calcext:value-type="string">
            <text:p>http://feeds.feedburner.com/my-tribun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 Новой земле и не только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de5635de51bd8fa3c7a3526c3c72b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29127" calcext:value-type="float">
            <text:p>29127</text:p>
          </table:table-cell>
          <table:table-cell office:value-type="string" calcext:value-type="string">
            <text:p>3000-01-01</text:p>
          </table:table-cell>
          <table:table-cell office:value-type="float" office:value="7919" calcext:value-type="float">
            <text:p>791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9:35:21-04</text:p>
          </table:table-cell>
          <table:table-cell office:value-type="string" calcext:value-type="string">
            <text:p>2015-05-04 05:21:38.114887-04</text:p>
          </table:table-cell>
          <table:table-cell/>
          <table:table-cell office:value-type="string" calcext:value-type="string">
            <text:p>http://novozemelets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нтон Рау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b99895e4fe88288b25117345bcbbd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2591" calcext:value-type="float">
            <text:p>32591</text:p>
          </table:table-cell>
          <table:table-cell office:value-type="string" calcext:value-type="string">
            <text:p>3000-01-01</text:p>
          </table:table-cell>
          <table:table-cell office:value-type="float" office:value="11282" calcext:value-type="float">
            <text:p>1128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0:06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anton-rau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a2afet l 3onsoriye wl timyeez b Libne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c0d6c281c94cdc362a4fb32ccfa43d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9650" calcext:value-type="float">
            <text:p>119650</text:p>
          </table:table-cell>
          <table:table-cell office:value-type="string" calcext:value-type="string">
            <text:p>3000-01-01</text:p>
          </table:table-cell>
          <table:table-cell office:value-type="float" office:value="63432" calcext:value-type="float">
            <text:p>6343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1:01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humanrights-lb.blogspot.com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Внутренняя Монголия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0cb174aadefaafe0a356e6d0dcd4b4b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32413" calcext:value-type="float">
            <text:p>32413</text:p>
          </table:table-cell>
          <table:table-cell office:value-type="string" calcext:value-type="string">
            <text:p>3000-01-01</text:p>
          </table:table-cell>
          <table:table-cell office:value-type="float" office:value="11104" calcext:value-type="float">
            <text:p>1110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5:22:15-04</text:p>
          </table:table-cell>
          <table:table-cell office:value-type="string" calcext:value-type="string">
            <text:p>2016-01-21 19:35:13.388565-05</text:p>
          </table:table-cell>
          <table:table-cell/>
          <table:table-cell office:value-type="string" calcext:value-type="string">
            <text:p>http://sister-kari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quare Footage - Business Review Western Michigan - MLive.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a2be70b406a44ba04fb3c7cac300c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904" calcext:value-type="float">
            <text:p>10904</text:p>
          </table:table-cell>
          <table:table-cell office:value-type="string" calcext:value-type="string">
            <text:p>3000-01-01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3:01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feeds.feedburner.com/squarefootagew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Ð­ÑÐ¾ ÐÐ¾ÑÐºÐ²Ñ // ÐÐµÑÐµÐ´Ð°ÑÐ¸ // ÐÐ»Ð°Ð²Ð»ÐµÐ½ÑÐ¹ ÑÑÑÐ¾Ðº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11d7009e844a03f1f94bbb54d1a3d7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078" calcext:value-type="float">
            <text:p>11078</text:p>
          </table:table-cell>
          <table:table-cell office:value-type="string" calcext:value-type="string">
            <text:p>3000-01-01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4:52-04</text:p>
          </table:table-cell>
          <table:table-cell office:value-type="string" calcext:value-type="string">
            <text:p>2014-08-21 20:47:05.905321-04</text:p>
          </table:table-cell>
          <table:table-cell/>
          <table:table-cell office:value-type="string" calcext:value-type="string">
            <text:p>http://www.echo.msk.ru/programs/plsyrok/rss-fulltext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alamAkhbar Articl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ec503e7bb8a581f4b31ad3e3f2c94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4-05 07:53:44.975509-04</text:p>
          </table:table-cell>
          <table:table-cell office:value-type="float" office:value="173934" calcext:value-type="float">
            <text:p>173934</text:p>
          </table:table-cell>
          <table:table-cell office:value-type="string" calcext:value-type="string">
            <text:p>3000-01-01</text:p>
          </table:table-cell>
          <table:table-cell office:value-type="float" office:value="102653" calcext:value-type="float">
            <text:p>10265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7:54:55-04</text:p>
          </table:table-cell>
          <table:table-cell office:value-type="string" calcext:value-type="string">
            <text:p>2016-03-18 15:16:08.307363-04</text:p>
          </table:table-cell>
          <table:table-cell/>
          <table:table-cell office:value-type="string" calcext:value-type="string">
            <text:p>http://kalamakhbar.com/RSS.aspx?CID=6&amp;SID=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а дальней станции...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9a0ad2b7998a6a3b7a4c926db7958b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3435" calcext:value-type="float">
            <text:p>33435</text:p>
          </table:table-cell>
          <table:table-cell office:value-type="string" calcext:value-type="string">
            <text:p>3000-01-01</text:p>
          </table:table-cell>
          <table:table-cell office:value-type="float" office:value="12133" calcext:value-type="float">
            <text:p>1213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7:2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boris-vit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[KBS] Культурная афиша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6855a9f46b57409cfb8d16b2f6d4e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4:43:52.84971-04</text:p>
          </table:table-cell>
          <table:table-cell office:value-type="float" office:value="81361" calcext:value-type="float">
            <text:p>81361</text:p>
          </table:table-cell>
          <table:table-cell office:value-type="string" calcext:value-type="string">
            <text:p>3000-01-01</text:p>
          </table:table-cell>
          <table:table-cell office:value-type="float" office:value="40829" calcext:value-type="float">
            <text:p>4082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04:44:03-04</text:p>
          </table:table-cell>
          <table:table-cell office:value-type="string" calcext:value-type="string">
            <text:p>2016-03-02 11:47:22.641193-05</text:p>
          </table:table-cell>
          <table:table-cell/>
          <table:table-cell office:value-type="string" calcext:value-type="string">
            <text:p>http://world.kbs.co.kr/rss/rss_program.htm?lang=r&amp;id=enter_showcas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rtek goes Asia - At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ea8d52ecc056f3f53497f40708441c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7819" calcext:value-type="float">
            <text:p>117819</text:p>
          </table:table-cell>
          <table:table-cell office:value-type="string" calcext:value-type="string">
            <text:p>3000-01-01</text:p>
          </table:table-cell>
          <table:table-cell office:value-type="float" office:value="62609" calcext:value-type="float">
            <text:p>6260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9:5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bartekgoesasia.blogspot.com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asilkova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aa66a09ac3e296308ca6e8aa915f4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3000-01-01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1:23-04</text:p>
          </table:table-cell>
          <table:table-cell office:value-type="string" calcext:value-type="string">
            <text:p>2014-01-10 15:30:55.469414-05</text:p>
          </table:table-cell>
          <table:table-cell/>
          <table:table-cell office:value-type="string" calcext:value-type="string">
            <text:p>http://vasilkova5.livejournal.com/data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Маленькая Фея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67d0154adc449e14d895e4caf238b8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08:54:07.807359-04</text:p>
          </table:table-cell>
          <table:table-cell office:value-type="float" office:value="361783" calcext:value-type="float">
            <text:p>361783</text:p>
          </table:table-cell>
          <table:table-cell office:value-type="string" calcext:value-type="string">
            <text:p>3000-01-01</text:p>
          </table:table-cell>
          <table:table-cell office:value-type="float" office:value="14996" calcext:value-type="float">
            <text:p>1499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8:57:26-04</text:p>
          </table:table-cell>
          <table:table-cell table:number-columns-repeated="2"/>
          <table:table-cell office:value-type="string" calcext:value-type="string">
            <text:p>http://strizhulis.livejournal.com/data/atom/?itemid=20880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sian American Psychological Associatio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2604b6c4d7e9721927f68f5a11f74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8:14:32.673589-04</text:p>
          </table:table-cell>
          <table:table-cell office:value-type="float" office:value="176470" calcext:value-type="float">
            <text:p>176470</text:p>
          </table:table-cell>
          <table:table-cell office:value-type="string" calcext:value-type="string">
            <text:p>3000-01-01</text:p>
          </table:table-cell>
          <table:table-cell office:value-type="float" office:value="104241" calcext:value-type="float">
            <text:p>10424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08:15:26-04</text:p>
          </table:table-cell>
          <table:table-cell office:value-type="string" calcext:value-type="string">
            <text:p>2016-03-29 01:24:48.046988-04</text:p>
          </table:table-cell>
          <table:table-cell/>
          <table:table-cell office:value-type="string" calcext:value-type="string">
            <text:p>http://aapaonline.org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chenblo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f0a74b1d6805f4a07c4123e35bebafb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4:48:42.36441-0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3000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2-28 05:45:28.948851-05</text:p>
          </table:table-cell>
          <table:table-cell office:value-type="string" calcext:value-type="string">
            <text:p>2015-02-22 21:53:03.308554-05</text:p>
          </table:table-cell>
          <table:table-cell/>
          <table:table-cell office:value-type="string" calcext:value-type="string">
            <text:p>http://blog.washingtonpost.com/achenblog/index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G's Blog »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1ee747c930c269995b67fc7ef12abb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5780" calcext:value-type="float">
            <text:p>115780</text:p>
          </table:table-cell>
          <table:table-cell office:value-type="string" calcext:value-type="string">
            <text:p>3000-01-01</text:p>
          </table:table-cell>
          <table:table-cell office:value-type="float" office:value="61979" calcext:value-type="float">
            <text:p>6197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5:0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madhavdatar.wordpres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Пятая колонка Ольги Бакушинской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37e39572f2d6a5e25efe85cf67c40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989" calcext:value-type="float">
            <text:p>12989</text:p>
          </table:table-cell>
          <table:table-cell office:value-type="string" calcext:value-type="string">
            <text:p>3000-01-01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1:17-04</text:p>
          </table:table-cell>
          <table:table-cell office:value-type="string" calcext:value-type="string">
            <text:p>2013-10-22 13:49:57.450249-04</text:p>
          </table:table-cell>
          <table:table-cell/>
          <table:table-cell office:value-type="string" calcext:value-type="string">
            <text:p>http://bakushinskaya.livejournal.com/data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В порядке бреда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b7e07b15bb1fd13000c50a3c0204a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6:25:18.384738-04</text:p>
          </table:table-cell>
          <table:table-cell office:value-type="float" office:value="30325" calcext:value-type="float">
            <text:p>30325</text:p>
          </table:table-cell>
          <table:table-cell office:value-type="string" calcext:value-type="string">
            <text:p>3000-01-01</text:p>
          </table:table-cell>
          <table:table-cell office:value-type="float" office:value="9002" calcext:value-type="float">
            <text:p>900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16:26:42-04</text:p>
          </table:table-cell>
          <table:table-cell office:value-type="string" calcext:value-type="string">
            <text:p>2016-03-26 01:13:20.403062-04</text:p>
          </table:table-cell>
          <table:table-cell/>
          <table:table-cell office:value-type="string" calcext:value-type="string">
            <text:p>http://acekievua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شبكة اخبار العراق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f6477577d2a7d3dd8783658f08f71a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7:04:14.43813-04</text:p>
          </table:table-cell>
          <table:table-cell office:value-type="float" office:value="82833" calcext:value-type="float">
            <text:p>82833</text:p>
          </table:table-cell>
          <table:table-cell office:value-type="string" calcext:value-type="string">
            <text:p>3000-01-01</text:p>
          </table:table-cell>
          <table:table-cell office:value-type="float" office:value="41010" calcext:value-type="float">
            <text:p>4101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7:05:03-04</text:p>
          </table:table-cell>
          <table:table-cell office:value-type="string" calcext:value-type="string">
            <text:p>2016-04-07 09:32:55.429099-04</text:p>
          </table:table-cell>
          <table:table-cell/>
          <table:table-cell office:value-type="string" calcext:value-type="string">
            <text:p>http://www.aliraqnews.com/?feed=rss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урнал. Просто журнал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0a710abf9d9291705941d1111b7dd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28756" calcext:value-type="float">
            <text:p>28756</text:p>
          </table:table-cell>
          <table:table-cell office:value-type="string" calcext:value-type="string">
            <text:p>3000-01-01</text:p>
          </table:table-cell>
          <table:table-cell office:value-type="float" office:value="7542" calcext:value-type="float">
            <text:p>754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2:13-04</text:p>
          </table:table-cell>
          <table:table-cell office:value-type="string" calcext:value-type="string">
            <text:p>2014-08-13 04:52:57.406652-04</text:p>
          </table:table-cell>
          <table:table-cell/>
          <table:table-cell office:value-type="string" calcext:value-type="string">
            <text:p>http://nix7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on't Get Me Started...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1b095e551155084e048b88d88a2294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66068" calcext:value-type="float">
            <text:p>366068</text:p>
          </table:table-cell>
          <table:table-cell office:value-type="string" calcext:value-type="string">
            <text:p>3000-01-01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1:31:16-04</text:p>
          </table:table-cell>
          <table:table-cell table:number-columns-repeated="2"/>
          <table:table-cell office:value-type="string" calcext:value-type="string">
            <text:p>https://bridgetdgms.wordpres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ending Smar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f5862ac9f3adba32b99784db69e961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128" calcext:value-type="float">
            <text:p>5128</text:p>
          </table:table-cell>
          <table:table-cell office:value-type="string" calcext:value-type="string">
            <text:p>3000-01-0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9:0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feeds.feedburner.com/morningcall/SpendingSmar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ks gyvenimas su Zita Kelmickait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fd1b6398370978560acd3808d59b58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1:56:15.81896-04</text:p>
          </table:table-cell>
          <table:table-cell office:value-type="float" office:value="359900" calcext:value-type="float">
            <text:p>359900</text:p>
          </table:table-cell>
          <table:table-cell office:value-type="string" calcext:value-type="string">
            <text:p>3000-01-01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21:57:15-04</text:p>
          </table:table-cell>
          <table:table-cell office:value-type="string" calcext:value-type="string">
            <text:p>2016-01-30 02:07:18.464519-05</text:p>
          </table:table-cell>
          <table:table-cell/>
          <table:table-cell office:value-type="string" calcext:value-type="string">
            <text:p>http://www.lrt.lt/mediateka/prenumerata/laida/65563/toks_gyvenimas_su_zita_kelmickaite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Блог Ольги Савельевой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55208f5f0f89d891080d18074310fe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2603" calcext:value-type="float">
            <text:p>32603</text:p>
          </table:table-cell>
          <table:table-cell office:value-type="string" calcext:value-type="string">
            <text:p>3000-01-01</text:p>
          </table:table-cell>
          <table:table-cell office:value-type="float" office:value="11294" calcext:value-type="float">
            <text:p>1129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1:34:22-04</text:p>
          </table:table-cell>
          <table:table-cell office:value-type="string" calcext:value-type="string">
            <text:p>2015-08-01 11:34:01.498781-04</text:p>
          </table:table-cell>
          <table:table-cell/>
          <table:table-cell office:value-type="string" calcext:value-type="string">
            <text:p>http://mahlrah2008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изнь Лиды Ц.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541de85092cdf7255119e47042b463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31077" calcext:value-type="float">
            <text:p>31077</text:p>
          </table:table-cell>
          <table:table-cell office:value-type="string" calcext:value-type="string">
            <text:p>3000-01-01</text:p>
          </table:table-cell>
          <table:table-cell office:value-type="float" office:value="9760" calcext:value-type="float">
            <text:p>976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23:26:55-04</text:p>
          </table:table-cell>
          <table:table-cell office:value-type="string" calcext:value-type="string">
            <text:p>2016-04-03 07:44:27.608932-04</text:p>
          </table:table-cell>
          <table:table-cell/>
          <table:table-cell office:value-type="string" calcext:value-type="string">
            <text:p>http://lidinec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XI ET AHINAM LEVAVI <text:s text:c="2"/>(я сказал и облегчил тем душу)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7843ed48dfcb4b43c0eec198c46a8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0:19:51.99085-04</text:p>
          </table:table-cell>
          <table:table-cell office:value-type="float" office:value="32817" calcext:value-type="float">
            <text:p>32817</text:p>
          </table:table-cell>
          <table:table-cell office:value-type="string" calcext:value-type="string">
            <text:p>3000-01-01</text:p>
          </table:table-cell>
          <table:table-cell office:value-type="float" office:value="11512" calcext:value-type="float">
            <text:p>1151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0:23:13-04</text:p>
          </table:table-cell>
          <table:table-cell office:value-type="string" calcext:value-type="string">
            <text:p>2015-10-12 12:19:47.277546-04</text:p>
          </table:table-cell>
          <table:table-cell/>
          <table:table-cell office:value-type="string" calcext:value-type="string">
            <text:p>http://igorgrom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mmon sens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587b4646f4d6c79062fccc562e74e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2:43:23.698455-04</text:p>
          </table:table-cell>
          <table:table-cell office:value-type="float" office:value="361810" calcext:value-type="float">
            <text:p>361810</text:p>
          </table:table-cell>
          <table:table-cell office:value-type="string" calcext:value-type="string">
            <text:p>3000-01-01</text:p>
          </table:table-cell>
          <table:table-cell office:value-type="float" office:value="28711" calcext:value-type="float">
            <text:p>2871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02:44:50-04</text:p>
          </table:table-cell>
          <table:table-cell office:value-type="string" calcext:value-type="string">
            <text:p>2016-01-06 06:40:49.971709-05</text:p>
          </table:table-cell>
          <table:table-cell/>
          <table:table-cell office:value-type="string" calcext:value-type="string">
            <text:p>http://www.commonsense.lt/feed/atom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lumnist: Saubhik Chakrabarti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b56dd28021f17b567dd53824b8d8ef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08640" calcext:value-type="float">
            <text:p>108640</text:p>
          </table:table-cell>
          <table:table-cell office:value-type="string" calcext:value-type="string">
            <text:p>3000-01-01</text:p>
          </table:table-cell>
          <table:table-cell office:value-type="float" office:value="56899" calcext:value-type="float">
            <text:p>5689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3-16 13:19:33.352713-04</text:p>
          </table:table-cell>
          <table:table-cell office:value-type="string" calcext:value-type="string">
            <text:p>2014-10-15 10:08:55.034338-04</text:p>
          </table:table-cell>
          <table:table-cell/>
          <table:table-cell office:value-type="string" calcext:value-type="string">
            <text:p>http://syndication.indianexpress.com/rss/columnist/saubhikchakrabarti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◄◄◄ КУРЬЁЗЫ ►►►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4f9bdb0961058969a72f04af9f35bf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4069" calcext:value-type="float">
            <text:p>14069</text:p>
          </table:table-cell>
          <table:table-cell office:value-type="string" calcext:value-type="string">
            <text:p>3000-01-01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4:32-04</text:p>
          </table:table-cell>
          <table:table-cell office:value-type="string" calcext:value-type="string">
            <text:p>2014-08-06 12:42:43.510931-04</text:p>
          </table:table-cell>
          <table:table-cell/>
          <table:table-cell office:value-type="string" calcext:value-type="string">
            <text:p>http://kypbe3bl.livejournal.com/data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herryx's Weblog »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71f455a65b7b84ed6e9e516255961e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1887" calcext:value-type="float">
            <text:p>111887</text:p>
          </table:table-cell>
          <table:table-cell office:value-type="string" calcext:value-type="string">
            <text:p>3000-01-01</text:p>
          </table:table-cell>
          <table:table-cell office:value-type="float" office:value="59311" calcext:value-type="float">
            <text:p>5931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3:03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sherryx.wordpres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d5a3e778e8af5b784851393a5eb0a6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9:25:46.471143-04</text:p>
          </table:table-cell>
          <table:table-cell office:value-type="float" office:value="116460" calcext:value-type="float">
            <text:p>116460</text:p>
          </table:table-cell>
          <table:table-cell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19:27:35-04</text:p>
          </table:table-cell>
          <table:table-cell office:value-type="string" calcext:value-type="string">
            <text:p>2015-08-31 10:53:03.201913-04</text:p>
          </table:table-cell>
          <table:table-cell/>
          <table:table-cell office:value-type="string" calcext:value-type="string">
            <text:p>http://www.cooperativa.cl/noticias/site/tax/port/all/rss_4_11_802_1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даня ше | danya.ru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c66e32031b67be00dfaf19e154e5a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0607" calcext:value-type="float">
            <text:p>30607</text:p>
          </table:table-cell>
          <table:table-cell office:value-type="string" calcext:value-type="string">
            <text:p>3000-01-01</text:p>
          </table:table-cell>
          <table:table-cell office:value-type="float" office:value="9287" calcext:value-type="float">
            <text:p>928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6:51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dryan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Orange County Register - News Headlines : Green Livin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8fdb9051d9f44048e8f4d456477396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6439" calcext:value-type="float">
            <text:p>346439</text:p>
          </table:table-cell>
          <table:table-cell office:value-type="string" calcext:value-type="string">
            <text:p>3000-01-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7:10:14-04</text:p>
          </table:table-cell>
          <table:table-cell office:value-type="string" calcext:value-type="string">
            <text:p>2015-09-14 17:35:45.802862-04</text:p>
          </table:table-cell>
          <table:table-cell/>
          <table:table-cell office:value-type="string" calcext:value-type="string">
            <text:p>http://www.ocregister.com/common/rss/rss.php?catID=1894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ugene Titov LiveJourn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184270c9578a9bf8de3d6daba78fc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8464" calcext:value-type="float">
            <text:p>38464</text:p>
          </table:table-cell>
          <table:table-cell office:value-type="string" calcext:value-type="string">
            <text:p>3000-01-01</text:p>
          </table:table-cell>
          <table:table-cell office:value-type="float" office:value="17220" calcext:value-type="float">
            <text:p>1722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3:2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djtitov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brower bunch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cada450d199bb643476e365b3682f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0:19:51.99085-04</text:p>
          </table:table-cell>
          <table:table-cell office:value-type="float" office:value="16295" calcext:value-type="float">
            <text:p>16295</text:p>
          </table:table-cell>
          <table:table-cell office:value-type="string" calcext:value-type="string">
            <text:p>3000-01-01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0:22:02-04</text:p>
          </table:table-cell>
          <table:table-cell office:value-type="string" calcext:value-type="string">
            <text:p>2015-04-06 06:02:18.539335-04</text:p>
          </table:table-cell>
          <table:table-cell/>
          <table:table-cell office:value-type="string" calcext:value-type="string">
            <text:p>http://the-brower-bunch.blogspot.com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Quarter-Life Crisi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9229de4ccd1d71d536209a95ddaf7d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3000-01-0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1:5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blog.seattlepi.nwsource.com/quarterlifecrisis/index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ma outra brasilia 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fe9b5d7483f76ea69c1fe4a3fc0318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1921" calcext:value-type="float">
            <text:p>121921</text:p>
          </table:table-cell>
          <table:table-cell office:value-type="string" calcext:value-type="string">
            <text:p>3000-01-01</text:p>
          </table:table-cell>
          <table:table-cell office:value-type="float" office:value="65072" calcext:value-type="float">
            <text:p>6507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3:1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umaoutrabrasilia2.blogspot.com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Dr. Vibe Show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39ef40f18f568447aab23002419e7c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75236" calcext:value-type="float">
            <text:p>175236</text:p>
          </table:table-cell>
          <table:table-cell office:value-type="string" calcext:value-type="string">
            <text:p>3000-01-01</text:p>
          </table:table-cell>
          <table:table-cell office:value-type="float" office:value="103042" calcext:value-type="float">
            <text:p>10304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06:45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http://www.thedrvibeshow.com/feed/atom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bout:blan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546447cb4aacd8cd06fba731a9187e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7047" calcext:value-type="float">
            <text:p>37047</text:p>
          </table:table-cell>
          <table:table-cell office:value-type="string" calcext:value-type="string">
            <text:p>3000-01-01</text:p>
          </table:table-cell>
          <table:table-cell office:value-type="float" office:value="15803" calcext:value-type="float">
            <text:p>1580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2:5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angryxpeh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f37cc4b41e2b062f2fe41c9c612d7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4-01 10:19:51.99085-04</text:p>
          </table:table-cell>
          <table:table-cell office:value-type="float" office:value="116565" calcext:value-type="float">
            <text:p>116565</text:p>
          </table:table-cell>
          <table:table-cell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0:24:00-04</text:p>
          </table:table-cell>
          <table:table-cell office:value-type="string" calcext:value-type="string">
            <text:p>2015-09-21 11:46:29.754851-04</text:p>
          </table:table-cell>
          <table:table-cell/>
          <table:table-cell office:value-type="string" calcext:value-type="string">
            <text:p>http://www.cooperativa.cl/noticias/site/tax/port/all/rss_6_71_1025_1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87eeea999076f5299db5cffad0582f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6694" calcext:value-type="float">
            <text:p>116694</text:p>
          </table:table-cell>
          <table:table-cell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3:5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www.cooperativa.cl/noticias/site/tax/port/all/rss_3_197_1541_1.xml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خبرگزاری باشگاه خبرنگاران | آخرین اخبار ایران و جهان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f0f04732c006fbcf5fde61bbba739a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9:19:40.656773-04</text:p>
          </table:table-cell>
          <table:table-cell office:value-type="float" office:value="361402" calcext:value-type="float">
            <text:p>361402</text:p>
          </table:table-cell>
          <table:table-cell office:value-type="string" calcext:value-type="string">
            <text:p>3000-01-01</text:p>
          </table:table-cell>
          <table:table-cell office:value-type="float" office:value="40600" calcext:value-type="float">
            <text:p>4060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9:26:03-04</text:p>
          </table:table-cell>
          <table:table-cell table:number-columns-repeated="2"/>
          <table:table-cell office:value-type="string" calcext:value-type="string">
            <text:p>http://www.yjc.ir/fa/rss/5/2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ragan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e03e4bc86a7daef3f46c5280691049b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36969" calcext:value-type="float">
            <text:p>36969</text:p>
          </table:table-cell>
          <table:table-cell office:value-type="string" calcext:value-type="string">
            <text:p>3000-01-01</text:p>
          </table:table-cell>
          <table:table-cell office:value-type="float" office:value="15724" calcext:value-type="float">
            <text:p>1572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9:04:51-04</text:p>
          </table:table-cell>
          <table:table-cell office:value-type="string" calcext:value-type="string">
            <text:p>2016-04-07 11:33:15.173461-04</text:p>
          </table:table-cell>
          <table:table-cell/>
          <table:table-cell office:value-type="string" calcext:value-type="string">
            <text:p>http://uragany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SJ.com: Insuranc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b4634782a63bab4b662e390832405d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8164" calcext:value-type="float">
            <text:p>8164</text:p>
          </table:table-cell>
          <table:table-cell office:value-type="string" calcext:value-type="string">
            <text:p>3000-01-01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5:22:57-04</text:p>
          </table:table-cell>
          <table:table-cell office:value-type="string" calcext:value-type="string">
            <text:p>2014-10-05 06:21:04.364432-04</text:p>
          </table:table-cell>
          <table:table-cell/>
          <table:table-cell office:value-type="string" calcext:value-type="string">
            <text:p>http://online.wsj.com/xml/rss/3_7424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acienda Zuleta Ecuador »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d2a369ee1ca1f6c6257986b2e1f08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1608" calcext:value-type="float">
            <text:p>111608</text:p>
          </table:table-cell>
          <table:table-cell office:value-type="string" calcext:value-type="string">
            <text:p>3000-01-01</text:p>
          </table:table-cell>
          <table:table-cell office:value-type="float" office:value="59135" calcext:value-type="float">
            <text:p>5913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2:02-04</text:p>
          </table:table-cell>
          <table:table-cell office:value-type="string" calcext:value-type="string">
            <text:p>2013-07-24 07:01:59.186104-04</text:p>
          </table:table-cell>
          <table:table-cell/>
          <table:table-cell office:value-type="string" calcext:value-type="string">
            <text:p>http://zuleta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e Bestie in Menschgestal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d828bf64d6b0aa485bd0c54f7b3ccc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34544" calcext:value-type="float">
            <text:p>34544</text:p>
          </table:table-cell>
          <table:table-cell office:value-type="string" calcext:value-type="string">
            <text:p>3000-01-01</text:p>
          </table:table-cell>
          <table:table-cell office:value-type="float" office:value="13257" calcext:value-type="float">
            <text:p>1325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5:23:54-04</text:p>
          </table:table-cell>
          <table:table-cell office:value-type="string" calcext:value-type="string">
            <text:p>2014-11-26 08:31:29.810375-05</text:p>
          </table:table-cell>
          <table:table-cell/>
          <table:table-cell office:value-type="string" calcext:value-type="string">
            <text:p>http://stacy-strange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yu_mo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2c2ab9c2e4115166be1300c738b5f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4:48:42.36441-04</text:p>
          </table:table-cell>
          <table:table-cell office:value-type="float" office:value="37671" calcext:value-type="float">
            <text:p>37671</text:p>
          </table:table-cell>
          <table:table-cell office:value-type="string" calcext:value-type="string">
            <text:p>3000-01-01</text:p>
          </table:table-cell>
          <table:table-cell office:value-type="float" office:value="16427" calcext:value-type="float">
            <text:p>1642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4:50:23-04</text:p>
          </table:table-cell>
          <table:table-cell office:value-type="string" calcext:value-type="string">
            <text:p>2016-01-11 10:03:01.797604-05</text:p>
          </table:table-cell>
          <table:table-cell/>
          <table:table-cell office:value-type="string" calcext:value-type="string">
            <text:p>http://yu-mon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xaminer Tacoma Edition Articl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8697f4a662d3824d77b6831b334ec5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15833" calcext:value-type="float">
            <text:p>15833</text:p>
          </table:table-cell>
          <table:table-cell office:value-type="string" calcext:value-type="string">
            <text:p>3000-01-01</text:p>
          </table:table-cell>
          <table:table-cell office:value-type="float" office:value="4418" calcext:value-type="float">
            <text:p>441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4-12-04 00:39:54.820668-05</text:p>
          </table:table-cell>
          <table:table-cell office:value-type="string" calcext:value-type="string">
            <text:p>2014-12-01 06:15:34.780578-05</text:p>
          </table:table-cell>
          <table:table-cell/>
          <table:table-cell office:value-type="string" calcext:value-type="string">
            <text:p>http://rss.examiner.com/rss/Tacoma-edition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ressThin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4438952c62fece0aa9e335ab19157a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572" calcext:value-type="float">
            <text:p>6572</text:p>
          </table:table-cell>
          <table:table-cell office:value-type="string" calcext:value-type="string">
            <text:p>3000-01-0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10-19 12:38:4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journalism.nyu.edu/pubzone/weblogs/pressthink/index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Сверхрегулярная жизнь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c1583cf24a65826eb3df0f76174e1c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4:40:44.633981-04</text:p>
          </table:table-cell>
          <table:table-cell office:value-type="float" office:value="33831" calcext:value-type="float">
            <text:p>33831</text:p>
          </table:table-cell>
          <table:table-cell office:value-type="string" calcext:value-type="string">
            <text:p>3000-01-01</text:p>
          </table:table-cell>
          <table:table-cell office:value-type="float" office:value="12532" calcext:value-type="float">
            <text:p>1253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14:42:12-04</text:p>
          </table:table-cell>
          <table:table-cell office:value-type="string" calcext:value-type="string">
            <text:p>2015-12-15 17:57:55.876611-05</text:p>
          </table:table-cell>
          <table:table-cell/>
          <table:table-cell office:value-type="string" calcext:value-type="string">
            <text:p>http://kabyz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illain For Hi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66398c74b070a5c66410f5effc45a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4199" calcext:value-type="float">
            <text:p>14199</text:p>
          </table:table-cell>
          <table:table-cell office:value-type="string" calcext:value-type="string">
            <text:p>3000-01-01</text:p>
          </table:table-cell>
          <table:table-cell office:value-type="float" office:value="3792" calcext:value-type="float">
            <text:p>379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3:02-04</text:p>
          </table:table-cell>
          <table:table-cell office:value-type="string" calcext:value-type="string">
            <text:p>2013-11-27 11:54:06.4838-05</text:p>
          </table:table-cell>
          <table:table-cell/>
          <table:table-cell office:value-type="string" calcext:value-type="string">
            <text:p>http://evil-ninja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peverde.com: Latest New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8cd9517983b0ad0803624a28673993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7:19:11.588279-04</text:p>
          </table:table-cell>
          <table:table-cell office:value-type="float" office:value="131235" calcext:value-type="float">
            <text:p>131235</text:p>
          </table:table-cell>
          <table:table-cell office:value-type="string" calcext:value-type="string">
            <text:p>3000-01-01</text:p>
          </table:table-cell>
          <table:table-cell office:value-type="float" office:value="40293" calcext:value-type="float">
            <text:p>4029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7:22:51-04</text:p>
          </table:table-cell>
          <table:table-cell office:value-type="string" calcext:value-type="string">
            <text:p>2015-02-22 23:53:37.426207-05</text:p>
          </table:table-cell>
          <table:table-cell/>
          <table:table-cell office:value-type="string" calcext:value-type="string">
            <text:p>http://www.capeverde.com/?type=10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arketing Chit-Cha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8e607e9d70ef0093925536937d000f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6:18:41.359384-04</text:p>
          </table:table-cell>
          <table:table-cell office:value-type="float" office:value="371888" calcext:value-type="float">
            <text:p>371888</text:p>
          </table:table-cell>
          <table:table-cell office:value-type="string" calcext:value-type="string">
            <text:p>3000-01-01</text:p>
          </table:table-cell>
          <table:table-cell office:value-type="float" office:value="57702" calcext:value-type="float">
            <text:p>5770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06:19:21-04</text:p>
          </table:table-cell>
          <table:table-cell table:number-columns-repeated="2"/>
          <table:table-cell office:value-type="string" calcext:value-type="string">
            <text:p>https://marketingchitchat.wordpres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lectivo Guatemala - At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92eb5f621125ac8eb31e2ba9ef6b0e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1210" calcext:value-type="float">
            <text:p>121210</text:p>
          </table:table-cell>
          <table:table-cell office:value-type="string" calcext:value-type="string">
            <text:p>3000-01-01</text:p>
          </table:table-cell>
          <table:table-cell office:value-type="float" office:value="64535" calcext:value-type="float">
            <text:p>6453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3:2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quauhtemallan.blogspot.com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1270d90d41b837931aa6aa6f81879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1:45:20.779198-04</text:p>
          </table:table-cell>
          <table:table-cell office:value-type="float" office:value="116087" calcext:value-type="float">
            <text:p>116087</text:p>
          </table:table-cell>
          <table:table-cell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11:47:18-04</text:p>
          </table:table-cell>
          <table:table-cell office:value-type="string" calcext:value-type="string">
            <text:p>2016-03-02 18:48:27.203256-05</text:p>
          </table:table-cell>
          <table:table-cell/>
          <table:table-cell office:value-type="string" calcext:value-type="string">
            <text:p>http://www.cooperativa.cl/noticias/site/tax/port/all/rss_7_227__1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rnières infos de : Vidéos Buzz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4fac69a4db4d703b685c5d72ca58a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213" calcext:value-type="float">
            <text:p>88213</text:p>
          </table:table-cell>
          <table:table-cell office:value-type="string" calcext:value-type="string">
            <text:p>3000-01-01</text:p>
          </table:table-cell>
          <table:table-cell office:value-type="float" office:value="41553" calcext:value-type="float">
            <text:p>4155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1:1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www.ladepeche.fr/rss/337.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ídeos de Quèqui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ea28856c19e84e7bd0db8554dc2f97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4090" calcext:value-type="float">
            <text:p>74090</text:p>
          </table:table-cell>
          <table:table-cell office:value-type="string" calcext:value-type="string">
            <text:p>3000-01-01</text:p>
          </table:table-cell>
          <table:table-cell office:value-type="float" office:value="39612" calcext:value-type="float">
            <text:p>3961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4-11-24 00:38:43.408706-05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www.tv3.cat/rss/videos/tots_multimedies_201785835_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verything, everything&amp;#39;s magic!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a8fe2c28fa4d32137c8dec46ebb0e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0:43:08.0756-04</text:p>
          </table:table-cell>
          <table:table-cell office:value-type="float" office:value="34016" calcext:value-type="float">
            <text:p>34016</text:p>
          </table:table-cell>
          <table:table-cell office:value-type="string" calcext:value-type="string">
            <text:p>3000-01-01</text:p>
          </table:table-cell>
          <table:table-cell office:value-type="float" office:value="12718" calcext:value-type="float">
            <text:p>1271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00:43:44-04</text:p>
          </table:table-cell>
          <table:table-cell office:value-type="string" calcext:value-type="string">
            <text:p>2015-04-11 16:04:06.081922-04</text:p>
          </table:table-cell>
          <table:table-cell/>
          <table:table-cell office:value-type="string" calcext:value-type="string">
            <text:p>http://alexpride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Здесь живет большое горячее солнце...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5a0fc4b50fbbcabf70a07c96c0206b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29210" calcext:value-type="float">
            <text:p>29210</text:p>
          </table:table-cell>
          <table:table-cell office:value-type="string" calcext:value-type="string">
            <text:p>3000-01-01</text:p>
          </table:table-cell>
          <table:table-cell office:value-type="float" office:value="8002" calcext:value-type="float">
            <text:p>800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9:43-04</text:p>
          </table:table-cell>
          <table:table-cell office:value-type="string" calcext:value-type="string">
            <text:p>2014-10-03 23:03:07.940254-04</text:p>
          </table:table-cell>
          <table:table-cell/>
          <table:table-cell office:value-type="string" calcext:value-type="string">
            <text:p>http://lilianitta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ovam vitam a viginti oct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4fd7d0454aa208a5834c6dbcd3696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7:39:31.154526-04</text:p>
          </table:table-cell>
          <table:table-cell office:value-type="float" office:value="366982" calcext:value-type="float">
            <text:p>366982</text:p>
          </table:table-cell>
          <table:table-cell office:value-type="string" calcext:value-type="string">
            <text:p>3000-01-01</text:p>
          </table:table-cell>
          <table:table-cell office:value-type="float" office:value="64628" calcext:value-type="float">
            <text:p>6462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2 07:41:09-04</text:p>
          </table:table-cell>
          <table:table-cell table:number-columns-repeated="2"/>
          <table:table-cell office:value-type="string" calcext:value-type="string">
            <text:p>https://radulce.wordpres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isine - François Charti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fe3baa98bafcb6f99518d6d65479a0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30103" calcext:value-type="float">
            <text:p>130103</text:p>
          </table:table-cell>
          <table:table-cell office:value-type="string" calcext:value-type="string">
            <text:p>3000-01-01</text:p>
          </table:table-cell>
          <table:table-cell office:value-type="float" office:value="39498" calcext:value-type="float">
            <text:p>3949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7:42-04</text:p>
          </table:table-cell>
          <table:table-cell office:value-type="string" calcext:value-type="string">
            <text:p>2014-06-16 22:12:40.102443-04</text:p>
          </table:table-cell>
          <table:table-cell/>
          <table:table-cell office:value-type="string" calcext:value-type="string">
            <text:p>http://www.lapresse.ca/rss/647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imor Cartoon 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693d8b95f635ecc4c412118b002a6b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4:18:18.961478-04</text:p>
          </table:table-cell>
          <table:table-cell office:value-type="float" office:value="379385" calcext:value-type="float">
            <text:p>379385</text:p>
          </table:table-cell>
          <table:table-cell office:value-type="string" calcext:value-type="string">
            <text:p>3000-01-01</text:p>
          </table:table-cell>
          <table:table-cell office:value-type="float" office:value="65941" calcext:value-type="float">
            <text:p>6594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04:18:45-04</text:p>
          </table:table-cell>
          <table:table-cell table:number-columns-repeated="2"/>
          <table:table-cell office:value-type="string" calcext:value-type="string">
            <text:p>http://timorcartoon.blogspot.com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etro Voices on syracuse.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1616e2ac8696acb7d4eee9abe618fb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4723" calcext:value-type="float">
            <text:p>4723</text:p>
          </table:table-cell>
          <table:table-cell office:value-type="string" calcext:value-type="string">
            <text:p>3000-01-0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9:2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blog.syracuse.com/metrovoices/atom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orge Luiz | Patos Onlin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148543810cd8a7f9f57cf026eb3cfbb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60976" calcext:value-type="float">
            <text:p>360976</text:p>
          </table:table-cell>
          <table:table-cell office:value-type="string" calcext:value-type="string">
            <text:p>3000-01-01</text:p>
          </table:table-cell>
          <table:table-cell office:value-type="float" office:value="83556" calcext:value-type="float">
            <text:p>8355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6 11:33:37-04</text:p>
          </table:table-cell>
          <table:table-cell office:value-type="string" calcext:value-type="string">
            <text:p>2015-10-18 03:43:35.299556-04</text:p>
          </table:table-cell>
          <table:table-cell/>
          <table:table-cell office:value-type="string" calcext:value-type="string">
            <text:p>http://www.patosonline.com/rss.php?categoria=1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Trinidad Guardian Newspaper - Darren Gang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0fd8fcdfdde5675e1e1dea6bae44fc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718" calcext:value-type="float">
            <text:p>88718</text:p>
          </table:table-cell>
          <table:table-cell office:value-type="string" calcext:value-type="string">
            <text:p>3000-01-01</text:p>
          </table:table-cell>
          <table:table-cell office:value-type="float" office:value="41634" calcext:value-type="float">
            <text:p>4163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1:3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www.guardian.co.tt/taxonomy/term/878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Полина Болотова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e1cfba228324509a744f79ace410e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7:04:14.43813-04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3000-01-01</text:p>
          </table:table-cell>
          <table:table-cell office:value-type="float" office:value="12709" calcext:value-type="float">
            <text:p>1270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7:07:09-04</text:p>
          </table:table-cell>
          <table:table-cell office:value-type="string" calcext:value-type="string">
            <text:p>2015-05-31 19:33:43.276641-04</text:p>
          </table:table-cell>
          <table:table-cell/>
          <table:table-cell office:value-type="string" calcext:value-type="string">
            <text:p>http://bolotova-polina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uto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8a61682206a538abbf077225268bf7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9:19:40.656773-04</text:p>
          </table:table-cell>
          <table:table-cell office:value-type="float" office:value="345589" calcext:value-type="float">
            <text:p>345589</text:p>
          </table:table-cell>
          <table:table-cell office:value-type="string" calcext:value-type="string">
            <text:p>3000-01-01</text:p>
          </table:table-cell>
          <table:table-cell office:value-type="float" office:value="26896" calcext:value-type="float">
            <text:p>2689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9:26:47-04</text:p>
          </table:table-cell>
          <table:table-cell office:value-type="string" calcext:value-type="string">
            <text:p>2015-08-13 01:39:43.278347-04</text:p>
          </table:table-cell>
          <table:table-cell/>
          <table:table-cell office:value-type="string" calcext:value-type="string">
            <text:p>http://www.reviewjournal.com/taxonomy/term/37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Институт современного развития - 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85a08da0734a468059f9c5d9ce6bf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0913" calcext:value-type="float">
            <text:p>120913</text:p>
          </table:table-cell>
          <table:table-cell office:value-type="string" calcext:value-type="string">
            <text:p>3000-01-01</text:p>
          </table:table-cell>
          <table:table-cell office:value-type="float" office:value="64269" calcext:value-type="float">
            <text:p>6426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8:28-04</text:p>
          </table:table-cell>
          <table:table-cell office:value-type="string" calcext:value-type="string">
            <text:p>2013-12-27 21:07:09.876778-05</text:p>
          </table:table-cell>
          <table:table-cell/>
          <table:table-cell office:value-type="string" calcext:value-type="string">
            <text:p>http://insor-russia.ru/ru/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atslav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dc843eabb749dd50500b5a325e949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2497" calcext:value-type="float">
            <text:p>32497</text:p>
          </table:table-cell>
          <table:table-cell office:value-type="string" calcext:value-type="string">
            <text:p>3000-01-01</text:p>
          </table:table-cell>
          <table:table-cell office:value-type="float" office:value="11188" calcext:value-type="float">
            <text:p>1118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9:1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vatslav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Rockwall / Rowlet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b83477ef7e8351e142e0454ef7aa55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8837" calcext:value-type="float">
            <text:p>348837</text:p>
          </table:table-cell>
          <table:table-cell office:value-type="string" calcext:value-type="string">
            <text:p>3000-01-01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17:09:50-04</text:p>
          </table:table-cell>
          <table:table-cell office:value-type="string" calcext:value-type="string">
            <text:p>2015-10-19 19:30:13.722033-04</text:p>
          </table:table-cell>
          <table:table-cell/>
          <table:table-cell office:value-type="string" calcext:value-type="string">
            <text:p>http://www.dallasnews.com/news/community-news/rockwall-rowlett/?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gbladet.no - kombiner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858daf5ec7d7cd91a39e1aa93fb3422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8:19:36.32271-04</text:p>
          </table:table-cell>
          <table:table-cell office:value-type="float" office:value="73171" calcext:value-type="float">
            <text:p>73171</text:p>
          </table:table-cell>
          <table:table-cell office:value-type="string" calcext:value-type="string">
            <text:p>3000-01-01</text:p>
          </table:table-cell>
          <table:table-cell office:value-type="float" office:value="39516" calcext:value-type="float">
            <text:p>3951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1 08:23:03-04</text:p>
          </table:table-cell>
          <table:table-cell office:value-type="string" calcext:value-type="string">
            <text:p>2016-02-29 21:59:18.763972-05</text:p>
          </table:table-cell>
          <table:table-cell/>
          <table:table-cell office:value-type="string" calcext:value-type="string">
            <text:p>http://www.dagbladet.no/rss/kombinert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аталия Занегина. Хроники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9dfffe6283ae293167d21c882d14cb9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5415" calcext:value-type="float">
            <text:p>35415</text:p>
          </table:table-cell>
          <table:table-cell office:value-type="string" calcext:value-type="string">
            <text:p>3000-01-01</text:p>
          </table:table-cell>
          <table:table-cell office:value-type="float" office:value="14155" calcext:value-type="float">
            <text:p>14155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1:33-04</text:p>
          </table:table-cell>
          <table:table-cell office:value-type="string" calcext:value-type="string">
            <text:p>2014-05-11 02:57:52.734645-04</text:p>
          </table:table-cell>
          <table:table-cell/>
          <table:table-cell office:value-type="string" calcext:value-type="string">
            <text:p>http://ukropinka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v3.l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54a38ee7d52fcb537dbaa8308e5e1e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2:56:26.098074-04</text:p>
          </table:table-cell>
          <table:table-cell office:value-type="float" office:value="366360" calcext:value-type="float">
            <text:p>366360</text:p>
          </table:table-cell>
          <table:table-cell office:value-type="string" calcext:value-type="string">
            <text:p>3000-01-01</text:p>
          </table:table-cell>
          <table:table-cell office:value-type="float" office:value="28706" calcext:value-type="float">
            <text:p>2870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22:56:59-04</text:p>
          </table:table-cell>
          <table:table-cell office:value-type="string" calcext:value-type="string">
            <text:p>2016-03-26 07:44:16.319059-04</text:p>
          </table:table-cell>
          <table:table-cell/>
          <table:table-cell office:value-type="string" calcext:value-type="string">
            <text:p>http://www.tv3.lt/rss/sarasas/3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бычный журнал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cc355475b82c6405f07e28cce895c8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4870" calcext:value-type="float">
            <text:p>34870</text:p>
          </table:table-cell>
          <table:table-cell office:value-type="string" calcext:value-type="string">
            <text:p>3000-01-01</text:p>
          </table:table-cell>
          <table:table-cell office:value-type="float" office:value="13606" calcext:value-type="float">
            <text:p>1360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1:57-04</text:p>
          </table:table-cell>
          <table:table-cell office:value-type="string" calcext:value-type="string">
            <text:p>2013-10-22 13:49:57.450249-04</text:p>
          </table:table-cell>
          <table:table-cell/>
          <table:table-cell office:value-type="string" calcext:value-type="string">
            <text:p>http://arbuzko-serj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id Watch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0d704366cab42f8f44cbebc2486135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49:14.407517-04</text:p>
          </table:table-cell>
          <table:table-cell office:value-type="float" office:value="362823" calcext:value-type="float">
            <text:p>362823</text:p>
          </table:table-cell>
          <table:table-cell office:value-type="string" calcext:value-type="string">
            <text:p>3000-01-01</text:p>
          </table:table-cell>
          <table:table-cell office:value-type="float" office:value="60921" calcext:value-type="float">
            <text:p>6092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2-08 05:53:53-05</text:p>
          </table:table-cell>
          <table:table-cell table:number-columns-repeated="2"/>
          <table:table-cell office:value-type="string" calcext:value-type="string">
            <text:p>http://aidwatcher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3. Maila ataleko albisteak. eitb.com atariko RSS jarioa.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5c7ec1b1c302fdf0d703a1dd17b2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1185" calcext:value-type="float">
            <text:p>71185</text:p>
          </table:table-cell>
          <table:table-cell office:value-type="string" calcext:value-type="string">
            <text:p>3000-01-01</text:p>
          </table:table-cell>
          <table:table-cell office:value-type="float" office:value="39286" calcext:value-type="float">
            <text:p>3928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7:58-04</text:p>
          </table:table-cell>
          <table:table-cell office:value-type="string" calcext:value-type="string">
            <text:p>2013-07-24 04:00:54.915093-04</text:p>
          </table:table-cell>
          <table:table-cell/>
          <table:table-cell office:value-type="string" calcext:value-type="string">
            <text:p>http://www.eitb.com/rss/eu/feed/kirolak/futbola/hirugarren-maila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unning Around Armeni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398840f5e529c41a49d39732f5177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7:44:27.608932-04</text:p>
          </table:table-cell>
          <table:table-cell office:value-type="float" office:value="366542" calcext:value-type="float">
            <text:p>366542</text:p>
          </table:table-cell>
          <table:table-cell office:value-type="string" calcext:value-type="string">
            <text:p>3000-01-01</text:p>
          </table:table-cell>
          <table:table-cell office:value-type="float" office:value="63662" calcext:value-type="float">
            <text:p>6366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07:44:54-04</text:p>
          </table:table-cell>
          <table:table-cell table:number-columns-repeated="2"/>
          <table:table-cell office:value-type="string" calcext:value-type="string">
            <text:p>https://einarmenia.wordpres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Trinidad Guardian Newspaper - Halcian Pierr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16cac2f2aa0b4623c941b0ec9789c7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769" calcext:value-type="float">
            <text:p>88769</text:p>
          </table:table-cell>
          <table:table-cell office:value-type="string" calcext:value-type="string">
            <text:p>3000-01-01</text:p>
          </table:table-cell>
          <table:table-cell office:value-type="float" office:value="41634" calcext:value-type="float">
            <text:p>4163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2:0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www.guardian.co.tt/taxonomy/term/635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урнал Журналиста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4bfb7c3ebf752c7973fe06eed02136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7:04:14.43813-04</text:p>
          </table:table-cell>
          <table:table-cell office:value-type="float" office:value="15059" calcext:value-type="float">
            <text:p>15059</text:p>
          </table:table-cell>
          <table:table-cell office:value-type="string" calcext:value-type="string">
            <text:p>3000-01-01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7:05:25-04</text:p>
          </table:table-cell>
          <table:table-cell office:value-type="string" calcext:value-type="string">
            <text:p>2015-07-20 07:33:27.625729-04</text:p>
          </table:table-cell>
          <table:table-cell/>
          <table:table-cell office:value-type="string" calcext:value-type="string">
            <text:p>http://ludovikxiv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r Beginners Onl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996a33556d8ce828bce1a9d4d3e1d3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3:45:49.726507-04</text:p>
          </table:table-cell>
          <table:table-cell office:value-type="float" office:value="112032" calcext:value-type="float">
            <text:p>112032</text:p>
          </table:table-cell>
          <table:table-cell office:value-type="string" calcext:value-type="string">
            <text:p>3000-01-01</text:p>
          </table:table-cell>
          <table:table-cell office:value-type="float" office:value="59432" calcext:value-type="float">
            <text:p>5943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5-25 19:51:12.353716-04</text:p>
          </table:table-cell>
          <table:table-cell office:value-type="string" calcext:value-type="string">
            <text:p>2015-05-20 11:51:59.120192-04</text:p>
          </table:table-cell>
          <table:table-cell/>
          <table:table-cell office:value-type="string" calcext:value-type="string">
            <text:p>http://www.runnersworld.com/taxonomy/term/502/1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el's Blo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fa0bd65bd36ff67fda924d6c65d2cb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03:23.553263-04</text:p>
          </table:table-cell>
          <table:table-cell office:value-type="float" office:value="373903" calcext:value-type="float">
            <text:p>373903</text:p>
          </table:table-cell>
          <table:table-cell office:value-type="string" calcext:value-type="string">
            <text:p>3000-01-01</text:p>
          </table:table-cell>
          <table:table-cell office:value-type="float" office:value="8986" calcext:value-type="float">
            <text:p>898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12:03:36-04</text:p>
          </table:table-cell>
          <table:table-cell office:value-type="string" calcext:value-type="string">
            <text:p>2016-04-06 04:27:29.996523-04</text:p>
          </table:table-cell>
          <table:table-cell/>
          <table:table-cell office:value-type="string" calcext:value-type="string">
            <text:p>http://mel-corey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rantic Foodie: Confessions of a Wannabe Che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e1022522394f049b44d0e538f0339f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3000-01-0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41:3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blog.seattlepi.nwsource.com/franticfoodie/index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ardlin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cf36e811c080a49d1afa7c919dfa5a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9:54:11.66294-04</text:p>
          </table:table-cell>
          <table:table-cell office:value-type="float" office:value="358692" calcext:value-type="float">
            <text:p>358692</text:p>
          </table:table-cell>
          <table:table-cell office:value-type="string" calcext:value-type="string">
            <text:p>3000-01-01</text:p>
          </table:table-cell>
          <table:table-cell office:value-type="float" office:value="57247" calcext:value-type="float">
            <text:p>57247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10:00:08-04</text:p>
          </table:table-cell>
          <table:table-cell table:number-columns-repeated="2"/>
          <table:table-cell office:value-type="string" calcext:value-type="string">
            <text:p>https://saadhammadi.wordpres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pubblica.it &gt; Rugb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b3d92144753a32a7b1caa6e69f8f2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1:24:29.446178-04</text:p>
          </table:table-cell>
          <table:table-cell office:value-type="float" office:value="88049" calcext:value-type="float">
            <text:p>88049</text:p>
          </table:table-cell>
          <table:table-cell office:value-type="string" calcext:value-type="string">
            <text:p>3000-01-01</text:p>
          </table:table-cell>
          <table:table-cell office:value-type="float" office:value="41552" calcext:value-type="float">
            <text:p>4155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11:29:22-04</text:p>
          </table:table-cell>
          <table:table-cell office:value-type="string" calcext:value-type="string">
            <text:p>2016-03-14 09:36:03.374853-04</text:p>
          </table:table-cell>
          <table:table-cell/>
          <table:table-cell office:value-type="string" calcext:value-type="string">
            <text:p>http://www.repubblica.it/rss/sport/rugby/rss2.0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uan Crouse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d45e0cd3b1849c5e8fe9553721533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20589" calcext:value-type="float">
            <text:p>120589</text:p>
          </table:table-cell>
          <table:table-cell office:value-type="string" calcext:value-type="string">
            <text:p>3000-01-01</text:p>
          </table:table-cell>
          <table:table-cell office:value-type="float" office:value="64070" calcext:value-type="float">
            <text:p>6407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0:53:52-04</text:p>
          </table:table-cell>
          <table:table-cell office:value-type="string" calcext:value-type="string">
            <text:p>2014-10-30 03:06:52.205665-04</text:p>
          </table:table-cell>
          <table:table-cell/>
          <table:table-cell office:value-type="string" calcext:value-type="string">
            <text:p>http://juancrouset.blogspot.com/feeds/posts/default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быкновенный фашист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f11ee159b5d0afa8ae46142d425cf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28902" calcext:value-type="float">
            <text:p>28902</text:p>
          </table:table-cell>
          <table:table-cell office:value-type="string" calcext:value-type="string">
            <text:p>3000-01-01</text:p>
          </table:table-cell>
          <table:table-cell office:value-type="float" office:value="7691" calcext:value-type="float">
            <text:p>769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0:53:12-04</text:p>
          </table:table-cell>
          <table:table-cell office:value-type="string" calcext:value-type="string">
            <text:p>2014-10-26 01:29:20.675372-04</text:p>
          </table:table-cell>
          <table:table-cell/>
          <table:table-cell office:value-type="string" calcext:value-type="string">
            <text:p>http://futoi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eaverton, OR - Calendar - Beaverton Arts Commissio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e8b910400d05b3a9bee3b3efc85252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3 01:13:11.875771-04</text:p>
          </table:table-cell>
          <table:table-cell office:value-type="float" office:value="356750" calcext:value-type="float">
            <text:p>356750</text:p>
          </table:table-cell>
          <table:table-cell office:value-type="string" calcext:value-type="string">
            <text:p>3000-01-01</text:p>
          </table:table-cell>
          <table:table-cell office:value-type="float" office:value="268670" calcext:value-type="float">
            <text:p>26867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01:13:31-04</text:p>
          </table:table-cell>
          <table:table-cell office:value-type="string" calcext:value-type="string">
            <text:p>2015-11-25 03:48:06.652824-05</text:p>
          </table:table-cell>
          <table:table-cell/>
          <table:table-cell office:value-type="string" calcext:value-type="string">
            <text:p>http://beavertonoregon.gov/support/calendar27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abblo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d8ec0b53a4eaa15572d6040a69d04d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4:13:48.929887-04</text:p>
          </table:table-cell>
          <table:table-cell office:value-type="float" office:value="111081" calcext:value-type="float">
            <text:p>111081</text:p>
          </table:table-cell>
          <table:table-cell office:value-type="string" calcext:value-type="string">
            <text:p>3000-01-01</text:p>
          </table:table-cell>
          <table:table-cell office:value-type="float" office:value="58670" calcext:value-type="float">
            <text:p>58670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3 04:15:34-04</text:p>
          </table:table-cell>
          <table:table-cell office:value-type="string" calcext:value-type="string">
            <text:p>2016-03-23 12:07:52.656456-04</text:p>
          </table:table-cell>
          <table:table-cell/>
          <table:table-cell office:value-type="string" calcext:value-type="string">
            <text:p>http://mabb.blogspot.com/feeds/posts/default</text:p>
          </table:table-cell>
        </table:table-row>
        <table:table-row table:style-name="ro6">
          <table:table-cell office:value-type="string" calcext:value-type="string">
            <text:p>syndicated</text:p>
          </table:table-cell>
          <table:table-cell office:value-type="string" calcext:value-type="string">
            <text:p>патогномонист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25e2f34c32f782a478c17348ad2c54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6705" calcext:value-type="float">
            <text:p>36705</text:p>
          </table:table-cell>
          <table:table-cell office:value-type="string" calcext:value-type="string">
            <text:p>3000-01-01</text:p>
          </table:table-cell>
          <table:table-cell office:value-type="float" office:value="15459" calcext:value-type="float">
            <text:p>1545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3:11-04</text:p>
          </table:table-cell>
          <table:table-cell office:value-type="string" calcext:value-type="string">
            <text:p>2014-11-06 16:53:48.394379-05</text:p>
          </table:table-cell>
          <table:table-cell/>
          <table:table-cell office:value-type="string" calcext:value-type="string">
            <text:p>http://signamax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пология срединного пути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26ba877914cff67ccc19486fe657ea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8896" calcext:value-type="float">
            <text:p>38896</text:p>
          </table:table-cell>
          <table:table-cell office:value-type="string" calcext:value-type="string">
            <text:p>3000-01-01</text:p>
          </table:table-cell>
          <table:table-cell office:value-type="float" office:value="17652" calcext:value-type="float">
            <text:p>1765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2:36:15-04</text:p>
          </table:table-cell>
          <table:table-cell office:value-type="string" calcext:value-type="string">
            <text:p>2016-03-21 08:27:15.611689-04</text:p>
          </table:table-cell>
          <table:table-cell/>
          <table:table-cell office:value-type="string" calcext:value-type="string">
            <text:p>http://roze-masha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lture et politique arabes &amp;#187; Oma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6d10de08cbf26671b2bd1a5060a0d2b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8789" calcext:value-type="float">
            <text:p>118789</text:p>
          </table:table-cell>
          <table:table-cell office:value-type="string" calcext:value-type="string">
            <text:p>3000-01-01</text:p>
          </table:table-cell>
          <table:table-cell office:value-type="float" office:value="62773" calcext:value-type="float">
            <text:p>6277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35:5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cpa.hypotheses.org/category/oman/fee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ocky Mountain News Stories: Tech &amp; Tele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b61ef63a1bda66b4eb890db479c73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3000-01-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4-08-21 09:51:13.44279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www.rockymountainnews.com/feeds/headlines/business/tech-telecom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gghhh! The Home Of Two Of Jonah's Military Guys..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6fbe1ac3523b82588264318b27db8a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024" calcext:value-type="float">
            <text:p>8024</text:p>
          </table:table-cell>
          <table:table-cell office:value-type="string" calcext:value-type="string">
            <text:p>3000-01-01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5:10-04</text:p>
          </table:table-cell>
          <table:table-cell office:value-type="string" calcext:value-type="string">
            <text:p>2014-11-13 06:27:00.648415-05</text:p>
          </table:table-cell>
          <table:table-cell/>
          <table:table-cell office:value-type="string" calcext:value-type="string">
            <text:p>http://www.thedonovan.com/comments-atom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Фото и креатив....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d371592b2f28e5b0cc39bf56a95582b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2:50:04.925725-04</text:p>
          </table:table-cell>
          <table:table-cell office:value-type="float" office:value="15537" calcext:value-type="float">
            <text:p>15537</text:p>
          </table:table-cell>
          <table:table-cell office:value-type="string" calcext:value-type="string">
            <text:p>3000-01-01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2:50:37-04</text:p>
          </table:table-cell>
          <table:table-cell office:value-type="string" calcext:value-type="string">
            <text:p>2015-03-26 08:44:28.533788-04</text:p>
          </table:table-cell>
          <table:table-cell/>
          <table:table-cell office:value-type="string" calcext:value-type="string">
            <text:p>http://stalk31337.livejournal.com/data/rss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BS 4 - Pets &amp; Anima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59b6fcbc10154fc15a2a8878152d52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23:08.231198-04</text:p>
          </table:table-cell>
          <table:table-cell office:value-type="float" office:value="8804" calcext:value-type="float">
            <text:p>8804</text:p>
          </table:table-cell>
          <table:table-cell office:value-type="string" calcext:value-type="string">
            <text:p>3000-01-01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04:25:22-04</text:p>
          </table:table-cell>
          <table:table-cell office:value-type="string" calcext:value-type="string">
            <text:p>2016-03-18 11:45:55.208287-04</text:p>
          </table:table-cell>
          <table:table-cell/>
          <table:table-cell office:value-type="string" calcext:value-type="string">
            <text:p>http://cbs4.com/pets/resources_rss.xml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- Rondôni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77177bb07def06f5aec664462bd5c4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3:50:23.74637-04</text:p>
          </table:table-cell>
          <table:table-cell office:value-type="float" office:value="367685" calcext:value-type="float">
            <text:p>367685</text:p>
          </table:table-cell>
          <table:table-cell office:value-type="string" calcext:value-type="string">
            <text:p>3000-01-01</text:p>
          </table:table-cell>
          <table:table-cell office:value-type="float" office:value="83492" calcext:value-type="float">
            <text:p>8349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3:53:01-04</text:p>
          </table:table-cell>
          <table:table-cell office:value-type="string" calcext:value-type="string">
            <text:p>2016-02-18 18:59:35.819075-05</text:p>
          </table:table-cell>
          <table:table-cell/>
          <table:table-cell office:value-type="string" calcext:value-type="string">
            <text:p>http://www.brasil.gov.br/rss/links/estados/rondoni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&amp;quot;Лесной Журнал&amp;quot;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4aa14efcf79fddd8329739d34614f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32985" calcext:value-type="float">
            <text:p>32985</text:p>
          </table:table-cell>
          <table:table-cell office:value-type="string" calcext:value-type="string">
            <text:p>3000-01-01</text:p>
          </table:table-cell>
          <table:table-cell office:value-type="float" office:value="11683" calcext:value-type="float">
            <text:p>11683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20:35:41-04</text:p>
          </table:table-cell>
          <table:table-cell office:value-type="string" calcext:value-type="string">
            <text:p>2016-02-29 05:56:25.095543-05</text:p>
          </table:table-cell>
          <table:table-cell/>
          <table:table-cell office:value-type="string" calcext:value-type="string">
            <text:p>http://lesnoy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eople's International Observers Mission 2010 » Fe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1efd02e03b2f12e8752f409634d07f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3064" calcext:value-type="float">
            <text:p>113064</text:p>
          </table:table-cell>
          <table:table-cell office:value-type="string" calcext:value-type="string">
            <text:p>3000-01-01</text:p>
          </table:table-cell>
          <table:table-cell office:value-type="float" office:value="60202" calcext:value-type="float">
            <text:p>60202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18:27:08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http://piom2010.wordpress.com/feed/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и разу не кошка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21c5afd0d5843286564476010844e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31722" calcext:value-type="float">
            <text:p>31722</text:p>
          </table:table-cell>
          <table:table-cell office:value-type="string" calcext:value-type="string">
            <text:p>3000-01-01</text:p>
          </table:table-cell>
          <table:table-cell office:value-type="float" office:value="10409" calcext:value-type="float">
            <text:p>10409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5 23:28:25-04</text:p>
          </table:table-cell>
          <table:table-cell office:value-type="string" calcext:value-type="string">
            <text:p>2016-03-19 07:47:48.851258-04</text:p>
          </table:table-cell>
          <table:table-cell/>
          <table:table-cell office:value-type="string" calcext:value-type="string">
            <text:p>http://fl0ra.livejournal.com/data/ato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neditori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6f6f0a51794598a93b05d93f26728b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02:50.486901-04</text:p>
          </table:table-cell>
          <table:table-cell office:value-type="float" office:value="361979" calcext:value-type="float">
            <text:p>361979</text:p>
          </table:table-cell>
          <table:table-cell office:value-type="string" calcext:value-type="string">
            <text:p>3000-01-01</text:p>
          </table:table-cell>
          <table:table-cell office:value-type="float" office:value="65141" calcext:value-type="float">
            <text:p>65141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7 09:04:01-04</text:p>
          </table:table-cell>
          <table:table-cell table:number-columns-repeated="2"/>
          <table:table-cell office:value-type="string" calcext:value-type="string">
            <text:p>https://oneditorial.wordpress.com/feed/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صحيفة تشرين - Syria Millenniu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47825a140141a74598d0135d456c45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129736" calcext:value-type="float">
            <text:p>129736</text:p>
          </table:table-cell>
          <table:table-cell office:value-type="string" calcext:value-type="string">
            <text:p>3000-01-01</text:p>
          </table:table-cell>
          <table:table-cell office:value-type="float" office:value="39178" calcext:value-type="float">
            <text:p>39178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5-09-04 22:03:19-04</text:p>
          </table:table-cell>
          <table:table-cell office:value-type="string" calcext:value-type="string">
            <text:p>2015-09-04 06:29:47.658166-04</text:p>
          </table:table-cell>
          <table:table-cell/>
          <table:table-cell office:value-type="string" calcext:value-type="string">
            <text:p>http://tishreen.news.sy/tishreen/public/rss-syria-millenniu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d704ba65bc3466619aa67cbd6c62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2:21:57.825523-04</text:p>
          </table:table-cell>
          <table:table-cell office:value-type="float" office:value="116123" calcext:value-type="float">
            <text:p>116123</text:p>
          </table:table-cell>
          <table:table-cell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office:value-type="string" calcext:value-type="string">
            <text:p>1000-01-01</text:p>
          </table:table-cell>
          <table:table-cell office:value-type="string" calcext:value-type="string">
            <text:p>2016-04-04 22:24:18-04</text:p>
          </table:table-cell>
          <table:table-cell office:value-type="string" calcext:value-type="string">
            <text:p>2014-07-30 08:48:17.608355-04</text:p>
          </table:table-cell>
          <table:table-cell/>
          <table:table-cell office:value-type="string" calcext:value-type="string">
            <text:p>http://www.cooperativa.cl/noticias/site/tax/port/all/rss_1_23_82_1.xml</text:p>
          </table:table-cell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tal:</text:p>
          </table:table-cell>
          <table:table-cell table:formula="of:=SUM([.E2:.E501])" office:value-type="float" office:value="549748" calcext:value-type="float">
            <text:p>549748</text:p>
          </table:table-cell>
          <table:table-cell table:formula="of:=SUM([.F2:.F501])" office:value-type="float" office:value="4821" calcext:value-type="float">
            <text:p>482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edian:</text:p>
          </table:table-cell>
          <table:table-cell table:formula="of:=MEDIAN([.E2:.E501])" office:value-type="float" office:value="2" calcext:value-type="float">
            <text:p>2</text:p>
          </table:table-cell>
          <table:table-cell table:formula="of:=MEDIAN([.F2:.F501])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verage:</text:p>
          </table:table-cell>
          <table:table-cell table:formula="of:=AVERAGE([.E2:.E501])" office:value-type="float" office:value="1099.496" calcext:value-type="float">
            <text:p>1099.496</text:p>
          </table:table-cell>
          <table:table-cell table:formula="of:=AVERAGE([.F2:.F501])" office:value-type="float" office:value="9.642" calcext:value-type="float">
            <text:p>9.64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</table:table>
      <table:named-expressions/>
      <table:database-ranges>
        <table:database-range table:name="__Anonymous_Sheet_DB__0" table:target-range-address="feedly_feeds.A1:feedly_feeds.AMJ501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7T14:38:46.321240000</dc:date>
    <dc:creator>Hal Roberts</dc:creator>
    <meta:editing-duration>PT12M38S</meta:editing-duration>
    <meta:editing-cycles>1</meta:editing-cycles>
    <meta:document-statistic meta:table-count="1" meta:cell-count="6997" meta:object-count="0"/>
    <meta:generator>LibreOffice/5.1.0.3$MacOSX_X86_64 LibreOffice_project/5e3e00a007d9b3b6efb6797a8b8e57b51ab1f737</meta:generator>
  </office:meta>
</office:document-meta>
</file>